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2" style:family="paragraph" style:parent-style-name="Text_20_body">
      <style:text-properties officeooo:rsid="00251c18" officeooo:paragraph-rsid="00251c18"/>
    </style:style>
    <style:style style:name="P13" style:family="paragraph" style:parent-style-name="Text_20_body">
      <style:text-properties officeooo:rsid="002663ee" officeooo:paragraph-rsid="002663ee"/>
    </style:style>
    <style:style style:name="P14" style:family="paragraph" style:parent-style-name="Text_20_body">
      <style:text-properties officeooo:rsid="0028b9b6" officeooo:paragraph-rsid="0028b9b6"/>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51c18" style:font-weight-asian="bold" style:font-weight-complex="bold"/>
    </style:style>
    <style:style style:name="P17" style:family="paragraph" style:parent-style-name="Text_20_body">
      <style:text-properties fo:font-weight="bold" officeooo:paragraph-rsid="002d1a6d" style:font-weight-asian="bold" style:font-weight-complex="bold"/>
    </style:style>
    <style:style style:name="P18" style:family="paragraph" style:parent-style-name="Text_20_body">
      <style:text-properties fo:font-weight="bold" officeooo:paragraph-rsid="00344d0b" style:font-weight-asian="bold" style:font-weight-complex="bold"/>
    </style:style>
    <style:style style:name="P19" style:family="paragraph" style:parent-style-name="Text_20_body">
      <style:text-properties fo:font-weight="bold" officeooo:paragraph-rsid="003d445e" style:font-weight-asian="bold" style:font-weight-complex="bold"/>
    </style:style>
    <style:style style:name="P20" style:family="paragraph" style:parent-style-name="Text_20_body">
      <style:text-properties fo:font-weight="bold" officeooo:rsid="0042aa03" officeooo:paragraph-rsid="0042aa03" style:font-weight-asian="bold" style:font-weight-complex="bold"/>
    </style:style>
    <style:style style:name="P21" style:family="paragraph" style:parent-style-name="Text_20_body">
      <style:text-properties fo:font-weight="bold" officeooo:paragraph-rsid="00501f70" style:font-weight-asian="bold" style:font-weight-complex="bold"/>
    </style:style>
    <style:style style:name="P22" style:family="paragraph" style:parent-style-name="Text_20_body">
      <style:text-properties fo:font-weight="bold" officeooo:paragraph-rsid="00658e4a" style:font-weight-asian="bold" style:font-weight-complex="bold"/>
    </style:style>
    <style:style style:name="P23" style:family="paragraph" style:parent-style-name="Text_20_body">
      <style:text-properties fo:font-weight="bold" officeooo:paragraph-rsid="00727222" style:font-weight-asian="bold" style:font-weight-complex="bold"/>
    </style:style>
    <style:style style:name="P24" style:family="paragraph" style:parent-style-name="Text_20_body">
      <style:text-properties fo:font-weight="bold" officeooo:paragraph-rsid="007f7388" style:font-weight-asian="bold" style:font-weight-complex="bold"/>
    </style:style>
    <style:style style:name="P25" style:family="paragraph" style:parent-style-name="Text_20_body">
      <style:text-properties officeooo:rsid="002d1a6d" officeooo:paragraph-rsid="002d1a6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fo:font-weight="normal" officeooo:paragraph-rsid="002d1a6d" style:font-weight-asian="normal" style:font-weight-complex="normal"/>
    </style:style>
    <style:style style:name="P28" style:family="paragraph" style:parent-style-name="Text_20_body">
      <style:text-properties fo:font-weight="normal" officeooo:rsid="002d1a6d" officeooo:paragraph-rsid="002d995b" style:font-weight-asian="normal" style:font-weight-complex="normal"/>
    </style:style>
    <style:style style:name="P29" style:family="paragraph" style:parent-style-name="Text_20_body">
      <style:text-properties fo:font-weight="normal" officeooo:rsid="002d995b" officeooo:paragraph-rsid="002d995b" style:font-weight-asian="normal" style:font-weight-complex="normal"/>
    </style:style>
    <style:style style:name="P30" style:family="paragraph" style:parent-style-name="Text_20_body">
      <style:text-properties fo:font-weight="normal" officeooo:paragraph-rsid="00359dff" style:font-weight-asian="normal" style:font-weight-complex="normal"/>
    </style:style>
    <style:style style:name="P31" style:family="paragraph" style:parent-style-name="Text_20_body">
      <style:text-properties fo:font-weight="normal" officeooo:rsid="0036be99" officeooo:paragraph-rsid="0036be99" style:font-weight-asian="normal" style:font-weight-complex="normal"/>
    </style:style>
    <style:style style:name="P32" style:family="paragraph" style:parent-style-name="Text_20_body">
      <style:text-properties fo:font-weight="normal" officeooo:rsid="003d445e" officeooo:paragraph-rsid="003d445e" style:font-weight-asian="normal" style:font-weight-complex="normal"/>
    </style:style>
    <style:style style:name="P33" style:family="paragraph" style:parent-style-name="Text_20_body">
      <style:text-properties fo:font-weight="normal" officeooo:rsid="0040091b" officeooo:paragraph-rsid="0040091b" style:font-weight-asian="normal" style:font-weight-complex="normal"/>
    </style:style>
    <style:style style:name="P34" style:family="paragraph" style:parent-style-name="Text_20_body">
      <style:text-properties fo:font-weight="normal" officeooo:rsid="0046961c" officeooo:paragraph-rsid="0046961c" style:font-weight-asian="normal" style:font-weight-complex="normal"/>
    </style:style>
    <style:style style:name="P35" style:family="paragraph" style:parent-style-name="Text_20_body">
      <style:text-properties fo:font-weight="normal" officeooo:rsid="004f1857" officeooo:paragraph-rsid="004f1857" style:font-weight-asian="normal" style:font-weight-complex="normal"/>
    </style:style>
    <style:style style:name="P36" style:family="paragraph" style:parent-style-name="Text_20_body">
      <style:text-properties fo:font-weight="normal" officeooo:rsid="00501f70" officeooo:paragraph-rsid="00501f70" style:font-weight-asian="normal" style:font-weight-complex="normal"/>
    </style:style>
    <style:style style:name="P37" style:family="paragraph" style:parent-style-name="Text_20_body">
      <style:text-properties fo:font-weight="normal" officeooo:rsid="005bfa94" officeooo:paragraph-rsid="005bfa94" style:font-weight-asian="normal" style:font-weight-complex="normal"/>
    </style:style>
    <style:style style:name="P38" style:family="paragraph" style:parent-style-name="Text_20_body">
      <style:text-properties fo:font-weight="normal" officeooo:rsid="007ad23a" officeooo:paragraph-rsid="007ad23a" style:font-weight-asian="normal" style:font-weight-complex="normal"/>
    </style:style>
    <style:style style:name="P39" style:family="paragraph" style:parent-style-name="Text_20_body">
      <style:text-properties officeooo:rsid="002d995b" officeooo:paragraph-rsid="002d995b"/>
    </style:style>
    <style:style style:name="P40" style:family="paragraph" style:parent-style-name="Text_20_body">
      <style:paragraph-properties fo:text-align="start" style:justify-single-word="false"/>
      <style:text-properties officeooo:rsid="002d995b" officeooo:paragraph-rsid="002d995b"/>
    </style:style>
    <style:style style:name="P41" style:family="paragraph" style:parent-style-name="Text_20_body">
      <style:text-properties officeooo:rsid="002f3517" officeooo:paragraph-rsid="002f3517"/>
    </style:style>
    <style:style style:name="P42" style:family="paragraph" style:parent-style-name="Text_20_body">
      <style:text-properties officeooo:rsid="002bfe51" officeooo:paragraph-rsid="002d1a6d"/>
    </style:style>
    <style:style style:name="P43" style:family="paragraph" style:parent-style-name="Text_20_body">
      <style:text-properties officeooo:rsid="002f88f6"/>
    </style:style>
    <style:style style:name="P44" style:family="paragraph" style:parent-style-name="Text_20_body">
      <style:text-properties officeooo:rsid="002f88f6" officeooo:paragraph-rsid="002f88f6"/>
    </style:style>
    <style:style style:name="P45" style:family="paragraph" style:parent-style-name="Text_20_body">
      <style:text-properties officeooo:rsid="00300d6a" officeooo:paragraph-rsid="00300d6a"/>
    </style:style>
    <style:style style:name="P46" style:family="paragraph" style:parent-style-name="Text_20_body">
      <style:text-properties officeooo:rsid="00311dff" officeooo:paragraph-rsid="00311dff"/>
    </style:style>
    <style:style style:name="P47" style:family="paragraph" style:parent-style-name="Text_20_body">
      <style:text-properties officeooo:rsid="00320e2c" officeooo:paragraph-rsid="00320e2c"/>
    </style:style>
    <style:style style:name="P48" style:family="paragraph" style:parent-style-name="Text_20_body">
      <style:text-properties officeooo:rsid="0032140e" officeooo:paragraph-rsid="0032140e"/>
    </style:style>
    <style:style style:name="P49" style:family="paragraph" style:parent-style-name="Text_20_body">
      <style:text-properties officeooo:rsid="0032e23b" officeooo:paragraph-rsid="0032e23b"/>
    </style:style>
    <style:style style:name="P50" style:family="paragraph" style:parent-style-name="Text_20_body">
      <style:text-properties officeooo:rsid="0033031e" officeooo:paragraph-rsid="0033031e"/>
    </style:style>
    <style:style style:name="P51" style:family="paragraph" style:parent-style-name="Text_20_body">
      <style:text-properties officeooo:rsid="00344d0b" officeooo:paragraph-rsid="00344d0b"/>
    </style:style>
    <style:style style:name="P52" style:family="paragraph" style:parent-style-name="Text_20_body">
      <style:text-properties officeooo:paragraph-rsid="00344d0b"/>
    </style:style>
    <style:style style:name="P53" style:family="paragraph" style:parent-style-name="Text_20_body">
      <style:text-properties officeooo:rsid="00359dff" officeooo:paragraph-rsid="00359dff"/>
    </style:style>
    <style:style style:name="P54" style:family="paragraph" style:parent-style-name="Text_20_body">
      <style:text-properties officeooo:paragraph-rsid="003797eb"/>
    </style:style>
    <style:style style:name="P55" style:family="paragraph" style:parent-style-name="Text_20_body">
      <style:text-properties officeooo:rsid="003cffc2" officeooo:paragraph-rsid="003cffc2"/>
    </style:style>
    <style:style style:name="P56" style:family="paragraph" style:parent-style-name="Text_20_body">
      <style:text-properties officeooo:rsid="003797eb" officeooo:paragraph-rsid="003797eb"/>
    </style:style>
    <style:style style:name="P57" style:family="paragraph" style:parent-style-name="Text_20_body">
      <style:text-properties officeooo:rsid="003cb76b" officeooo:paragraph-rsid="003cb76b"/>
    </style:style>
    <style:style style:name="P58" style:family="paragraph" style:parent-style-name="Text_20_body">
      <style:text-properties officeooo:paragraph-rsid="003d445e"/>
    </style:style>
    <style:style style:name="P59" style:family="paragraph" style:parent-style-name="Text_20_body">
      <style:text-properties officeooo:rsid="003d445e" officeooo:paragraph-rsid="003d445e"/>
    </style:style>
    <style:style style:name="P60" style:family="paragraph" style:parent-style-name="Text_20_body">
      <style:text-properties officeooo:paragraph-rsid="0040091b"/>
    </style:style>
    <style:style style:name="P61" style:family="paragraph" style:parent-style-name="Text_20_body">
      <style:text-properties officeooo:paragraph-rsid="0042aa03"/>
    </style:style>
    <style:style style:name="P62" style:family="paragraph" style:parent-style-name="Text_20_body">
      <style:text-properties officeooo:paragraph-rsid="004633df"/>
    </style:style>
    <style:style style:name="P63" style:family="paragraph" style:parent-style-name="Text_20_body">
      <style:text-properties officeooo:paragraph-rsid="00488ba6"/>
    </style:style>
    <style:style style:name="P64" style:family="paragraph" style:parent-style-name="Text_20_body">
      <style:text-properties officeooo:rsid="003f3d03" officeooo:paragraph-rsid="003f3d03"/>
    </style:style>
    <style:style style:name="P65" style:family="paragraph" style:parent-style-name="Text_20_body">
      <style:text-properties officeooo:rsid="0040091b" officeooo:paragraph-rsid="0040091b"/>
    </style:style>
    <style:style style:name="P66" style:family="paragraph" style:parent-style-name="Text_20_body">
      <style:text-properties officeooo:rsid="0041d29c" officeooo:paragraph-rsid="0041d29c"/>
    </style:style>
    <style:style style:name="P67" style:family="paragraph" style:parent-style-name="Text_20_body">
      <style:text-properties officeooo:rsid="0042aa03" officeooo:paragraph-rsid="0042aa03"/>
    </style:style>
    <style:style style:name="P68" style:family="paragraph" style:parent-style-name="Text_20_body">
      <style:text-properties officeooo:rsid="004633df"/>
    </style:style>
    <style:style style:name="P69" style:family="paragraph" style:parent-style-name="Text_20_body">
      <style:text-properties officeooo:rsid="004633df" officeooo:paragraph-rsid="004633df"/>
    </style:style>
    <style:style style:name="P70" style:family="paragraph" style:parent-style-name="Text_20_body">
      <style:text-properties officeooo:rsid="0046961c" officeooo:paragraph-rsid="0046961c"/>
    </style:style>
    <style:style style:name="P71" style:family="paragraph" style:parent-style-name="Text_20_body">
      <style:text-properties officeooo:rsid="004b186c" officeooo:paragraph-rsid="004b186c"/>
    </style:style>
    <style:style style:name="P72" style:family="paragraph" style:parent-style-name="Text_20_body">
      <style:text-properties officeooo:rsid="004c5e2c" officeooo:paragraph-rsid="004c5e2c"/>
    </style:style>
    <style:style style:name="P73" style:family="paragraph" style:parent-style-name="Text_20_body">
      <style:text-properties officeooo:rsid="004f1857" officeooo:paragraph-rsid="004f1857"/>
    </style:style>
    <style:style style:name="P74" style:family="paragraph" style:parent-style-name="Text_20_body">
      <style:text-properties officeooo:paragraph-rsid="00516726"/>
    </style:style>
    <style:style style:name="P75" style:family="paragraph" style:parent-style-name="Text_20_body">
      <style:text-properties officeooo:paragraph-rsid="00522144"/>
    </style:style>
    <style:style style:name="P76" style:family="paragraph" style:parent-style-name="Text_20_body">
      <style:text-properties officeooo:paragraph-rsid="005536a2"/>
    </style:style>
    <style:style style:name="P77" style:family="paragraph" style:parent-style-name="Text_20_body">
      <style:text-properties officeooo:rsid="00522144" officeooo:paragraph-rsid="00522144"/>
    </style:style>
    <style:style style:name="P78" style:family="paragraph" style:parent-style-name="Text_20_body">
      <style:text-properties officeooo:rsid="0053221f" officeooo:paragraph-rsid="0053221f"/>
    </style:style>
    <style:style style:name="P79" style:family="paragraph" style:parent-style-name="Text_20_body">
      <style:text-properties officeooo:rsid="0053fba9" officeooo:paragraph-rsid="0053fba9"/>
    </style:style>
    <style:style style:name="P80" style:family="paragraph" style:parent-style-name="Text_20_body">
      <style:text-properties officeooo:rsid="005409cb"/>
    </style:style>
    <style:style style:name="P81" style:family="paragraph" style:parent-style-name="Text_20_body">
      <style:text-properties officeooo:rsid="005409cb" officeooo:paragraph-rsid="005409cb"/>
    </style:style>
    <style:style style:name="P82" style:family="paragraph" style:parent-style-name="Text_20_body">
      <style:text-properties officeooo:rsid="005536a2" officeooo:paragraph-rsid="005536a2"/>
    </style:style>
    <style:style style:name="P83" style:family="paragraph" style:parent-style-name="Text_20_body">
      <style:text-properties officeooo:paragraph-rsid="0055e172"/>
    </style:style>
    <style:style style:name="P84" style:family="paragraph" style:parent-style-name="Text_20_body">
      <style:text-properties officeooo:rsid="0055e172" officeooo:paragraph-rsid="0055e172"/>
    </style:style>
    <style:style style:name="P85" style:family="paragraph" style:parent-style-name="Text_20_body">
      <style:text-properties officeooo:rsid="00568fed" officeooo:paragraph-rsid="00568fed"/>
    </style:style>
    <style:style style:name="P86" style:family="paragraph" style:parent-style-name="Text_20_body">
      <style:text-properties officeooo:rsid="005843e2" officeooo:paragraph-rsid="005843e2"/>
    </style:style>
    <style:style style:name="P87" style:family="paragraph" style:parent-style-name="Text_20_body">
      <style:text-properties officeooo:rsid="0059f3a5" officeooo:paragraph-rsid="0059f3a5"/>
    </style:style>
    <style:style style:name="P88" style:family="paragraph" style:parent-style-name="Text_20_body">
      <style:text-properties officeooo:paragraph-rsid="0059f3a5"/>
    </style:style>
    <style:style style:name="P89" style:family="paragraph" style:parent-style-name="Text_20_body">
      <style:text-properties officeooo:rsid="005ad32d" officeooo:paragraph-rsid="005ad32d"/>
    </style:style>
    <style:style style:name="P90" style:family="paragraph" style:parent-style-name="Text_20_body">
      <style:text-properties officeooo:paragraph-rsid="005bfa94"/>
    </style:style>
    <style:style style:name="P91" style:family="paragraph" style:parent-style-name="Text_20_body">
      <style:text-properties officeooo:rsid="005d384b"/>
    </style:style>
    <style:style style:name="P92" style:family="paragraph" style:parent-style-name="Text_20_body">
      <style:text-properties officeooo:rsid="005d384b" officeooo:paragraph-rsid="005d384b"/>
    </style:style>
    <style:style style:name="P93" style:family="paragraph" style:parent-style-name="Text_20_body">
      <style:text-properties officeooo:paragraph-rsid="005d384b"/>
    </style:style>
    <style:style style:name="P94" style:family="paragraph" style:parent-style-name="Text_20_body">
      <style:text-properties officeooo:rsid="005bfa94"/>
    </style:style>
    <style:style style:name="P95" style:family="paragraph" style:parent-style-name="Text_20_body">
      <style:text-properties officeooo:rsid="005bfa94" officeooo:paragraph-rsid="005bfa94"/>
    </style:style>
    <style:style style:name="P96" style:family="paragraph" style:parent-style-name="Text_20_body">
      <style:text-properties officeooo:paragraph-rsid="006150f7"/>
    </style:style>
    <style:style style:name="P97" style:family="paragraph" style:parent-style-name="Text_20_body">
      <style:text-properties officeooo:paragraph-rsid="0062d236"/>
    </style:style>
    <style:style style:name="P98" style:family="paragraph" style:parent-style-name="Text_20_body">
      <style:text-properties officeooo:paragraph-rsid="00635007"/>
    </style:style>
    <style:style style:name="P99" style:family="paragraph" style:parent-style-name="Text_20_body">
      <style:text-properties officeooo:rsid="006150f7" officeooo:paragraph-rsid="006150f7"/>
    </style:style>
    <style:style style:name="P100" style:family="paragraph" style:parent-style-name="Text_20_body">
      <style:text-properties officeooo:rsid="00635007" officeooo:paragraph-rsid="00635007"/>
    </style:style>
    <style:style style:name="P101" style:family="paragraph" style:parent-style-name="Text_20_body">
      <style:text-properties officeooo:paragraph-rsid="00655580"/>
    </style:style>
    <style:style style:name="P102" style:family="paragraph" style:parent-style-name="Text_20_body">
      <style:text-properties officeooo:rsid="00655580" officeooo:paragraph-rsid="00655580"/>
    </style:style>
    <style:style style:name="P103" style:family="paragraph" style:parent-style-name="Text_20_body">
      <style:text-properties officeooo:rsid="00658e4a" officeooo:paragraph-rsid="00658e4a"/>
    </style:style>
    <style:style style:name="P104" style:family="paragraph" style:parent-style-name="Text_20_body">
      <style:text-properties officeooo:paragraph-rsid="00658e4a"/>
    </style:style>
    <style:style style:name="P105" style:family="paragraph" style:parent-style-name="Text_20_body">
      <style:text-properties officeooo:paragraph-rsid="0068e22d"/>
    </style:style>
    <style:style style:name="P106" style:family="paragraph" style:parent-style-name="Text_20_body">
      <style:text-properties officeooo:paragraph-rsid="00691d98"/>
    </style:style>
    <style:style style:name="P107" style:family="paragraph" style:parent-style-name="Text_20_body">
      <style:text-properties officeooo:paragraph-rsid="006ab227"/>
    </style:style>
    <style:style style:name="P108" style:family="paragraph" style:parent-style-name="Text_20_body">
      <style:text-properties officeooo:rsid="0068e22d" officeooo:paragraph-rsid="0068e22d"/>
    </style:style>
    <style:style style:name="P109" style:family="paragraph" style:parent-style-name="Text_20_body">
      <style:text-properties officeooo:rsid="00691d98" officeooo:paragraph-rsid="00691d98"/>
    </style:style>
    <style:style style:name="P110" style:family="paragraph" style:parent-style-name="Text_20_body">
      <style:text-properties officeooo:rsid="006ab227" officeooo:paragraph-rsid="006ab227"/>
    </style:style>
    <style:style style:name="P111" style:family="paragraph" style:parent-style-name="Text_20_body">
      <style:text-properties officeooo:rsid="006b5033" officeooo:paragraph-rsid="006b5033"/>
    </style:style>
    <style:style style:name="P112" style:family="paragraph" style:parent-style-name="Text_20_body">
      <style:text-properties officeooo:rsid="006d9459" officeooo:paragraph-rsid="006d9459"/>
    </style:style>
    <style:style style:name="P113" style:family="paragraph" style:parent-style-name="Text_20_body">
      <style:text-properties officeooo:paragraph-rsid="0070c1b7"/>
    </style:style>
    <style:style style:name="P114" style:family="paragraph" style:parent-style-name="Text_20_body">
      <style:text-properties officeooo:paragraph-rsid="00711c74"/>
    </style:style>
    <style:style style:name="P115" style:family="paragraph" style:parent-style-name="Text_20_body">
      <style:text-properties officeooo:rsid="006efb5a"/>
    </style:style>
    <style:style style:name="P116" style:family="paragraph" style:parent-style-name="Text_20_body">
      <style:text-properties officeooo:rsid="006efb5a" officeooo:paragraph-rsid="006efb5a"/>
    </style:style>
    <style:style style:name="P117" style:family="paragraph" style:parent-style-name="Text_20_body">
      <style:text-properties officeooo:rsid="0070c1b7" officeooo:paragraph-rsid="0070c1b7"/>
    </style:style>
    <style:style style:name="P118" style:family="paragraph" style:parent-style-name="Text_20_body">
      <style:text-properties officeooo:rsid="00711c74" officeooo:paragraph-rsid="00711c74"/>
    </style:style>
    <style:style style:name="P119" style:family="paragraph" style:parent-style-name="Text_20_body">
      <style:text-properties officeooo:paragraph-rsid="00727222"/>
    </style:style>
    <style:style style:name="P120" style:family="paragraph" style:parent-style-name="Text_20_body">
      <style:text-properties officeooo:rsid="00727222" officeooo:paragraph-rsid="00727222"/>
    </style:style>
    <style:style style:name="P121" style:family="paragraph" style:parent-style-name="Text_20_body">
      <style:text-properties officeooo:paragraph-rsid="0073ecf5"/>
    </style:style>
    <style:style style:name="P122" style:family="paragraph" style:parent-style-name="Text_20_body">
      <style:text-properties officeooo:rsid="0073ecf5"/>
    </style:style>
    <style:style style:name="P123" style:family="paragraph" style:parent-style-name="Text_20_body">
      <style:text-properties officeooo:rsid="0075770d" officeooo:paragraph-rsid="0075770d"/>
    </style:style>
    <style:style style:name="P124" style:family="paragraph" style:parent-style-name="Text_20_body">
      <style:text-properties officeooo:rsid="0075e2f0" officeooo:paragraph-rsid="0075e2f0"/>
    </style:style>
    <style:style style:name="P125" style:family="paragraph" style:parent-style-name="Text_20_body">
      <style:text-properties officeooo:rsid="0076e028" officeooo:paragraph-rsid="0076e028"/>
    </style:style>
    <style:style style:name="P126" style:family="paragraph" style:parent-style-name="Text_20_body">
      <style:text-properties officeooo:rsid="00788038" officeooo:paragraph-rsid="00788038"/>
    </style:style>
    <style:style style:name="P127" style:family="paragraph" style:parent-style-name="Text_20_body">
      <style:text-properties officeooo:rsid="007920e0" officeooo:paragraph-rsid="007920e0"/>
    </style:style>
    <style:style style:name="P128" style:family="paragraph" style:parent-style-name="Text_20_body">
      <style:text-properties officeooo:rsid="007ad23a" officeooo:paragraph-rsid="007ad23a"/>
    </style:style>
    <style:style style:name="P129" style:family="paragraph" style:parent-style-name="Text_20_body">
      <style:text-properties officeooo:paragraph-rsid="007c75cb"/>
    </style:style>
    <style:style style:name="P130" style:family="paragraph" style:parent-style-name="Text_20_body">
      <style:text-properties officeooo:rsid="007ba084"/>
    </style:style>
    <style:style style:name="P131" style:family="paragraph" style:parent-style-name="Text_20_body">
      <style:text-properties officeooo:rsid="007ba084" officeooo:paragraph-rsid="007ba084"/>
    </style:style>
    <style:style style:name="P132" style:family="paragraph" style:parent-style-name="Text_20_body">
      <style:text-properties officeooo:rsid="007c75cb" officeooo:paragraph-rsid="007c75cb"/>
    </style:style>
    <style:style style:name="P133" style:family="paragraph" style:parent-style-name="Text_20_body">
      <style:text-properties officeooo:paragraph-rsid="007f7388"/>
    </style:style>
    <style:style style:name="P134" style:family="paragraph" style:parent-style-name="Text_20_body">
      <style:text-properties officeooo:rsid="007f7388" officeooo:paragraph-rsid="007f7388"/>
    </style:style>
    <style:style style:name="P135"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36"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37"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38"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39"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40"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41"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42"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43"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44"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45" style:family="paragraph" style:parent-style-name="Text_20_body">
      <style:text-properties officeooo:rsid="0080ec3f" officeooo:paragraph-rsid="0080ec3f"/>
    </style:style>
    <style:style style:name="P146" style:family="paragraph" style:parent-style-name="Text_20_body">
      <style:text-properties fo:font-weight="bold" style:font-weight-asian="bold" style:font-weight-complex="bold"/>
    </style:style>
    <style:style style:name="P147" style:family="paragraph" style:parent-style-name="Text_20_body">
      <style:text-properties officeooo:rsid="0081ff61" officeooo:paragraph-rsid="0081ff61"/>
    </style:style>
    <style:style style:name="P148" style:family="paragraph" style:parent-style-name="Text_20_body">
      <style:text-properties officeooo:paragraph-rsid="0081ff61"/>
    </style:style>
    <style:style style:name="P149" style:family="paragraph" style:parent-style-name="Text_20_body">
      <style:text-properties officeooo:paragraph-rsid="00830824"/>
    </style:style>
    <style:style style:name="P150" style:family="paragraph" style:parent-style-name="Text_20_body">
      <style:text-properties officeooo:paragraph-rsid="00837ce4"/>
    </style:style>
    <style:style style:name="P151" style:family="paragraph" style:parent-style-name="Text_20_body">
      <style:text-properties officeooo:paragraph-rsid="0084b3a1"/>
    </style:style>
    <style:style style:name="P152" style:family="paragraph" style:parent-style-name="Text_20_body">
      <style:text-properties officeooo:paragraph-rsid="00869558"/>
    </style:style>
    <style:style style:name="P153" style:family="paragraph" style:parent-style-name="Text_20_body">
      <style:text-properties officeooo:rsid="008881b2" officeooo:paragraph-rsid="008881b2"/>
    </style:style>
    <style:style style:name="P154" style:family="paragraph" style:parent-style-name="Text_20_body">
      <style:text-properties officeooo:paragraph-rsid="008881b2"/>
    </style:style>
    <style:style style:name="P155" style:family="paragraph" style:parent-style-name="Text_20_body">
      <style:text-properties officeooo:paragraph-rsid="0088df8a"/>
    </style:style>
    <style:style style:name="P156" style:family="paragraph" style:parent-style-name="Text_20_body">
      <style:text-properties officeooo:paragraph-rsid="008a5a2d"/>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fo:font-weight="normal" officeooo:rsid="0022e65d" style:font-size-asian="10.5pt" style:font-weight-asian="normal" style:font-size-complex="12pt" style:font-weight-complex="normal"/>
    </style:style>
    <style:style style:name="T67" style:family="text">
      <style:text-properties fo:color="#000000" loext:opacity="100%" fo:font-size="12pt" fo:font-weight="normal" officeooo:rsid="0045e2bc" style:font-size-asian="10.5pt" style:font-weight-asian="normal" style:font-size-complex="12pt" style:font-weight-complex="normal"/>
    </style:style>
    <style:style style:name="T68" style:family="text">
      <style:text-properties fo:color="#000000" loext:opacity="100%" fo:font-size="12pt" fo:font-weight="normal" officeooo:rsid="0088df8a" style:font-size-asian="10.5pt" style:font-weight-asian="normal" style:font-size-complex="12pt" style:font-weight-complex="normal"/>
    </style:style>
    <style:style style:name="T69" style:family="text">
      <style:text-properties fo:color="#000000" loext:opacity="100%" fo:font-size="12pt" fo:font-weight="normal" officeooo:rsid="0016e280" style:font-size-asian="10.5pt" style:font-weight-asian="normal" style:font-size-complex="12pt" style:font-weight-complex="normal"/>
    </style:style>
    <style:style style:name="T70" style:family="text">
      <style:text-properties fo:color="#000000" loext:opacity="100%" fo:font-size="12pt" fo:font-weight="normal" officeooo:rsid="0087e73d" style:font-size-asian="10.5pt" style:font-weight-asian="normal" style:font-size-complex="12pt" style:font-weight-complex="normal"/>
    </style:style>
    <style:style style:name="T71"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72" style:family="text">
      <style:text-properties officeooo:rsid="00197e48"/>
    </style:style>
    <style:style style:name="T73" style:family="text">
      <style:text-properties officeooo:rsid="001b3c61"/>
    </style:style>
    <style:style style:name="T74" style:family="text">
      <style:text-properties officeooo:rsid="001de50c"/>
    </style:style>
    <style:style style:name="T75" style:family="text">
      <style:text-properties officeooo:rsid="0020db95"/>
    </style:style>
    <style:style style:name="T76" style:family="text">
      <style:text-properties officeooo:rsid="00242bf7"/>
    </style:style>
    <style:style style:name="T77" style:family="text">
      <style:text-properties officeooo:rsid="0028b9b6"/>
    </style:style>
    <style:style style:name="T78" style:family="text">
      <style:text-properties officeooo:rsid="002bfe51"/>
    </style:style>
    <style:style style:name="T79" style:family="text">
      <style:text-properties officeooo:rsid="002d1a6d"/>
    </style:style>
    <style:style style:name="T80" style:family="text">
      <style:text-properties officeooo:rsid="002d995b"/>
    </style:style>
    <style:style style:name="T81" style:family="text">
      <style:text-properties officeooo:rsid="002f3517"/>
    </style:style>
    <style:style style:name="T82" style:family="text">
      <style:text-properties officeooo:rsid="00311dff"/>
    </style:style>
    <style:style style:name="T83" style:family="text">
      <style:text-properties officeooo:rsid="0032140e"/>
    </style:style>
    <style:style style:name="T84" style:family="text">
      <style:text-properties officeooo:rsid="0033031e"/>
    </style:style>
    <style:style style:name="T85" style:family="text">
      <style:text-properties officeooo:rsid="00344d0b"/>
    </style:style>
    <style:style style:name="T86" style:family="text">
      <style:text-properties officeooo:rsid="00359dff"/>
    </style:style>
    <style:style style:name="T87" style:family="text">
      <style:text-properties fo:font-weight="bold" style:font-weight-asian="bold" style:font-weight-complex="bold"/>
    </style:style>
    <style:style style:name="T88" style:family="text">
      <style:text-properties fo:font-weight="bold" officeooo:rsid="0049c890" style:font-weight-asian="bold" style:font-weight-complex="bold"/>
    </style:style>
    <style:style style:name="T89" style:family="text">
      <style:text-properties fo:font-weight="bold" officeooo:rsid="004c5e2c" style:font-weight-asian="bold" style:font-weight-complex="bold"/>
    </style:style>
    <style:style style:name="T90" style:family="text">
      <style:text-properties officeooo:rsid="0036be99"/>
    </style:style>
    <style:style style:name="T91" style:family="text">
      <style:text-properties officeooo:rsid="003797eb"/>
    </style:style>
    <style:style style:name="T92" style:family="text">
      <style:text-properties officeooo:rsid="003b0bfd"/>
    </style:style>
    <style:style style:name="T93" style:family="text">
      <style:text-properties officeooo:rsid="003cb76b"/>
    </style:style>
    <style:style style:name="T94" style:family="text">
      <style:text-properties officeooo:rsid="003cffc2"/>
    </style:style>
    <style:style style:name="T95" style:family="text">
      <style:text-properties officeooo:rsid="003d445e"/>
    </style:style>
    <style:style style:name="T96" style:family="text">
      <style:text-properties fo:font-weight="normal" style:font-weight-asian="normal" style:font-weight-complex="normal"/>
    </style:style>
    <style:style style:name="T97" style:family="text">
      <style:text-properties fo:font-weight="normal" officeooo:rsid="003d445e" style:font-weight-asian="normal" style:font-weight-complex="normal"/>
    </style:style>
    <style:style style:name="T98" style:family="text">
      <style:text-properties officeooo:rsid="003f3d03"/>
    </style:style>
    <style:style style:name="T99" style:family="text">
      <style:text-properties officeooo:rsid="0040091b"/>
    </style:style>
    <style:style style:name="T100" style:family="text">
      <style:text-properties officeooo:rsid="0041d29c"/>
    </style:style>
    <style:style style:name="T101" style:family="text">
      <style:text-properties fo:font-variant="normal" fo:text-transform="none" fo:color="#000000" loext:opacity="100%" style:font-name="Times New Roman" fo:font-size="12pt" fo:letter-spacing="normal" fo:font-style="normal" fo:font-weight="normal"/>
    </style:style>
    <style:style style:name="T102" style:family="text">
      <style:text-properties officeooo:rsid="0042aa03"/>
    </style:style>
    <style:style style:name="T103" style:family="text">
      <style:text-properties officeooo:rsid="004633df"/>
    </style:style>
    <style:style style:name="T104" style:family="text">
      <style:text-properties officeooo:rsid="0046961c"/>
    </style:style>
    <style:style style:name="T105" style:family="text">
      <style:text-properties officeooo:rsid="00488ba6"/>
    </style:style>
    <style:style style:name="T106" style:family="text">
      <style:text-properties officeooo:rsid="004a4783"/>
    </style:style>
    <style:style style:name="T107" style:family="text">
      <style:text-properties officeooo:rsid="004b186c"/>
    </style:style>
    <style:style style:name="T108" style:family="text">
      <style:text-properties officeooo:rsid="004c5e2c"/>
    </style:style>
    <style:style style:name="T109" style:family="text">
      <style:text-properties officeooo:rsid="004f1857"/>
    </style:style>
    <style:style style:name="T110" style:family="text">
      <style:text-properties officeooo:rsid="00501f70"/>
    </style:style>
    <style:style style:name="T111" style:family="text">
      <style:text-properties officeooo:rsid="00516726"/>
    </style:style>
    <style:style style:name="T112" style:family="text">
      <style:text-properties officeooo:rsid="00522144"/>
    </style:style>
    <style:style style:name="T113" style:family="text">
      <style:text-properties officeooo:rsid="0053221f"/>
    </style:style>
    <style:style style:name="T114" style:family="text">
      <style:text-properties officeooo:rsid="0053fba9"/>
    </style:style>
    <style:style style:name="T115" style:family="text">
      <style:text-properties officeooo:rsid="005409cb"/>
    </style:style>
    <style:style style:name="T116" style:family="text">
      <style:text-properties officeooo:rsid="005536a2"/>
    </style:style>
    <style:style style:name="T117" style:family="text">
      <style:text-properties officeooo:rsid="0055e172"/>
    </style:style>
    <style:style style:name="T118" style:family="text">
      <style:text-properties officeooo:rsid="00568fed"/>
    </style:style>
    <style:style style:name="T119" style:family="text">
      <style:text-properties officeooo:rsid="005843e2"/>
    </style:style>
    <style:style style:name="T120" style:family="text">
      <style:text-properties officeooo:rsid="0059f3a5"/>
    </style:style>
    <style:style style:name="T121" style:family="text">
      <style:text-properties officeooo:rsid="005ad32d"/>
    </style:style>
    <style:style style:name="T122" style:family="text">
      <style:text-properties officeooo:rsid="005bfa94"/>
    </style:style>
    <style:style style:name="T123" style:family="text">
      <style:text-properties officeooo:rsid="005c94b8"/>
    </style:style>
    <style:style style:name="T124" style:family="text">
      <style:text-properties officeooo:rsid="005d384b"/>
    </style:style>
    <style:style style:name="T125" style:family="text">
      <style:text-properties officeooo:rsid="006150f7"/>
    </style:style>
    <style:style style:name="T126" style:family="text">
      <style:text-properties officeooo:rsid="0062d236"/>
    </style:style>
    <style:style style:name="T127" style:family="text">
      <style:text-properties officeooo:rsid="00635007"/>
    </style:style>
    <style:style style:name="T128" style:family="text">
      <style:text-properties officeooo:rsid="0063d265"/>
    </style:style>
    <style:style style:name="T129" style:family="text">
      <style:text-properties officeooo:rsid="00655580"/>
    </style:style>
    <style:style style:name="T130" style:family="text">
      <style:text-properties officeooo:rsid="00658e4a"/>
    </style:style>
    <style:style style:name="T131" style:family="text">
      <style:text-properties officeooo:rsid="006777e1"/>
    </style:style>
    <style:style style:name="T132" style:family="text">
      <style:text-properties officeooo:rsid="0068e22d"/>
    </style:style>
    <style:style style:name="T133" style:family="text">
      <style:text-properties officeooo:rsid="00691d98"/>
    </style:style>
    <style:style style:name="T134" style:family="text">
      <style:text-properties officeooo:rsid="006942a1"/>
    </style:style>
    <style:style style:name="T135" style:family="text">
      <style:text-properties officeooo:rsid="006ab227"/>
    </style:style>
    <style:style style:name="T136" style:family="text">
      <style:text-properties officeooo:rsid="006b5033"/>
    </style:style>
    <style:style style:name="T137" style:family="text">
      <style:text-properties officeooo:rsid="006c31a4"/>
    </style:style>
    <style:style style:name="T138" style:family="text">
      <style:text-properties officeooo:rsid="006d9459"/>
    </style:style>
    <style:style style:name="T139" style:family="text">
      <style:text-properties officeooo:rsid="006efb5a"/>
    </style:style>
    <style:style style:name="T140" style:family="text">
      <style:text-properties officeooo:rsid="0070c1b7"/>
    </style:style>
    <style:style style:name="T141" style:family="text">
      <style:text-properties officeooo:rsid="00711c74"/>
    </style:style>
    <style:style style:name="T142" style:family="text">
      <style:text-properties officeooo:rsid="00727222"/>
    </style:style>
    <style:style style:name="T143" style:family="text">
      <style:text-properties officeooo:rsid="0073ecf5"/>
    </style:style>
    <style:style style:name="T144" style:family="text">
      <style:text-properties officeooo:rsid="0075e2f0"/>
    </style:style>
    <style:style style:name="T145" style:family="text">
      <style:text-properties officeooo:rsid="0076e028"/>
    </style:style>
    <style:style style:name="T146" style:family="text">
      <style:text-properties officeooo:rsid="00788038"/>
    </style:style>
    <style:style style:name="T147" style:family="text">
      <style:text-properties officeooo:rsid="007920e0"/>
    </style:style>
    <style:style style:name="T148" style:family="text">
      <style:text-properties officeooo:rsid="007ad23a"/>
    </style:style>
    <style:style style:name="T149" style:family="text">
      <style:text-properties officeooo:rsid="007ba084"/>
    </style:style>
    <style:style style:name="T150" style:family="text">
      <style:text-properties officeooo:rsid="007c75cb"/>
    </style:style>
    <style:style style:name="T151" style:family="text">
      <style:text-properties officeooo:rsid="007d9888"/>
    </style:style>
    <style:style style:name="T152" style:family="text">
      <style:text-properties officeooo:rsid="007f7388"/>
    </style:style>
    <style:style style:name="T153" style:family="text">
      <style:text-properties officeooo:rsid="0080ec3f"/>
    </style:style>
    <style:style style:name="T154" style:family="text">
      <style:text-properties officeooo:rsid="0081ff61"/>
    </style:style>
    <style:style style:name="T155" style:family="text">
      <style:text-properties officeooo:rsid="00830824"/>
    </style:style>
    <style:style style:name="T156" style:family="text">
      <style:text-properties officeooo:rsid="00837ce4"/>
    </style:style>
    <style:style style:name="T157" style:family="text">
      <style:text-properties officeooo:rsid="0084b3a1"/>
    </style:style>
    <style:style style:name="T158" style:family="text">
      <style:text-properties officeooo:rsid="00869558"/>
    </style:style>
    <style:style style:name="T159" style:family="text">
      <style:text-properties officeooo:rsid="008881b2"/>
    </style:style>
    <style:style style:name="T160" style:family="text">
      <style:text-properties officeooo:rsid="0088df8a"/>
    </style:style>
    <style:style style:name="T161" style:family="text">
      <style:text-properties officeooo:rsid="008a5a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7">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7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1747017681" text:style-name="L1">
        <text:list-item>
          <text:p text:style-name="P135">Wybierz innego BG. Z nieznanych Tobie powodów, ta postać jest kompletnie odporna na Twoje zdolności specjalizacji, niezależnie od tego, czy pragniesz mu nimi pomóc, czy zagrozić.</text:p>
        </text:list-item>
        <text:list-item>
          <text:p text:style-name="P135">Wybierz innego BG. Wiedziałeś o jego istnieniu przez lata, ale nie sądziłeś, że on Ciebie znał.</text:p>
        </text:list-item>
        <text:list-item>
          <text:p text:style-name="P135">Wybierz innego BG. Zawsze chcesz mu zaimponować, ale sam nie wiesz czemu.</text:p>
        </text:list-item>
        <text:list-item>
          <text:p text:style-name="P135">Wybierz innego BG. Ta postać ma nawyk, który Cię wkurza, ale poza tym jesteś pod wrażeniem jej zdolności.</text:p>
        </text:list-item>
        <text:list-item>
          <text:p text:style-name="P135">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35">Wybierz innego BG. Jeśli znajduje się on w <text:span text:style-name="T73">bliski zasięgu kiedy walczysz, czasami zapewnia on atut, a czasami utrudnia Twój test na atak (szansa 50% na jedno lub drugie, rzucane raz na walkę).</text:span></text:p>
        </text:list-item>
        <text:list-item>
          <text:p text:style-name="P136">Wybierz innego BG. <text:span text:style-name="T73">Kiedyś ocaliłeś mu życie i teraz ma dług wdzięczności. Nie jesteś z tego jakoś bardzo zachwycony – zrobiłeś, co należało zrobić i tyle.</text:span></text:p>
        </text:list-item>
        <text:list-item>
          <text:p text:style-name="P137">Wybierz innego BG. Ta postać ostatnio Cię wyśmiała, co naprawdę Cię zraniło. Jak zamierzasz sobie z tym poradzić (jeśli w ogóle) zależy od Ciebie.</text:p>
        </text:list-item>
        <text:list-item>
          <text:p text:style-name="P138">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38">Wybierz innego BG. Ta postać pochodzi z tego samego miejsca co ty i znaliście się jako dzieci. </text:p>
        </text:list-item>
        <text:list-item>
          <text:p text:style-name="P138">Wybierz innego BG. W przeszłości, nauczył on Cię paru trików dy wykorzystania w walce.</text:p>
        </text:list-item>
        <text:list-item>
          <text:p text:style-name="P138">Wybierz innego BG. Ta postać nie pochwala Twoich metod.</text:p>
        </text:list-item>
        <text:list-item>
          <text:p text:style-name="P138">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38">Wybierz innego BG. <text:span text:style-name="T74">Zawsze próbujesz zachwycić tą postać swoimi umiejętnociami, sprytem, wyglądem lub odwagą. Może jest ona Twoim rywalem, może pragniesz jej szacunku, a może jest ona Twoim obiektem westchnień.</text:span></text:p>
        </text:list-item>
        <text:list-item>
          <text:p text:style-name="P139"><text:soft-page-break/>Wybierz innego BG. Boisz się, że jest on zazdrosny o Twoje zdolności i martwisz się, że może to doprowadzić do problemów. </text:p>
        </text:list-item>
        <text:list-item>
          <text:p text:style-name="P139">Wybierz innego BG. Przypadkowo został złapany w pułapkę, którą założyłeś i musiał się wydostać z niej o własnych siłach.</text:p>
        </text:list-item>
        <text:list-item>
          <text:p text:style-name="P139">Wybierz innego BG. Kiedyś zostałeś zatrudniony, by wyśledzić kogoś, kto był blisko tej postaci.</text:p>
        </text:list-item>
        <text:list-item>
          <text:p text:style-name="P139">Wybierz dwóch BG (najlepiej takich, którzy mogą znaleźć się na trajektorii Twoich ataków). Kiedy nie trafiasz atakiem i MG decyduje, że atak uderzył w kogoś innego niż w Twój cel, trafia on w jedną tych dwóch postaci.</text:p>
        </text:list-item>
        <text:list-item>
          <text:p text:style-name="P139">Wybierz jednego BG. Nie jesteś pewien jak ani skąd, ale ta postać posiada butelki rzadkiego alkoholu i może go dla Ciebie sprowadzić za pół ceny.</text:p>
        </text:list-item>
        <text:list-item>
          <text:p text:style-name="P139">Wybierz jednego BG. Ostatnio straciłeś posiadany przedmiot i przekonałeś samego siebie, że to ten BG go skradł. Czy tak jest w istocie zależy od niego.</text:p>
        </text:list-item>
        <text:list-item>
          <text:p text:style-name="P140">Wybierz jednego BG. On zawsze zdaje się wiedzieć, gdzie jesteś, lub przynajmniej w którym kierunku się znajdujesz w relacji do niego.</text:p>
        </text:list-item>
        <text:list-item>
          <text:p text:style-name="P140">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40">Wybierz jednego BG. Coś sprawia, że jego obecność przeszkadza w Twoich zdolnościach. Kiedy stoi on obok Ciebie, Twoje zdolności specjalizacyjne kosztują 1 dodatkowy punkt więcej.</text:p>
        </text:list-item>
        <text:list-item>
          <text:p text:style-name="P140">Wybierz jednego BG. Coś sprawia, że uzupełnia on Twoje zdolności. Kiedy stoi on obok Ciebie, pierwsza zdolność specjalizacji, z której korzystasz w ciągu danej doby, kosztuje 2 punkty mniej.</text:p>
        </text:list-item>
        <text:list-item>
          <text:p text:style-name="P140">Wybierz jednego BG. Znasz tą postać już jakiś czas, i pomogła ona C<text:span text:style-name="T75">i</text:span> zyskać kontrolę nad Twoimi zdolnościami specjalizacyjnymi.</text:p>
        </text:list-item>
        <text:list-item>
          <text:p text:style-name="P140"><text:s/><text:span text:style-name="T7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41">Wybierz jednego BG. Jego okazjonalna niezdarność i głośne zachowania irytują Cię.</text:p>
        </text:list-item>
        <text:list-item>
          <text:p text:style-name="P141">Wybierz jednego BG. W niedalekiej przeszłości, gdy trenowaliście, przypadkowo trafiłeś go swoim atakiem, poważnie go raniąc. To od niego zależy, czy żywi urazę, czy też może wybaczył tobie.</text:p>
        </text:list-item>
        <text:list-item>
          <text:p text:style-name="P141">Wybierz jednego BG. Wisi Ci on dużą sumę pieniędzy.</text:p>
        </text:list-item>
        <text:list-item>
          <text:p text:style-name="P141">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41"><text:soft-page-break/>Wybierz jednego BG. Niedawno, przypadkowo (lub celowo) sprawił on, że znalazłeś się w niebezpieczeństwie. Wszystko z Tobą teraz w porządku, ale masz się na baczności w jego obecności.</text:p>
        </text:list-item>
        <text:list-item>
          <text:p text:style-name="P142">Wybierz jednego BG. Z Twojego punktu widzenia, wydaje się on nerwowy w związku z pewną ideą, osobą lub sytuacją. Chciałbyś nauczyć go jak być bardziej wyluzowanym (jeśli tylko Ci na to pozwoli).</text:p>
        </text:list-item>
        <text:list-item>
          <text:p text:style-name="P142">Wybierz jednego BG. Kiedyś nazwał Cię on tchórzem.</text:p>
        </text:list-item>
        <text:list-item>
          <text:p text:style-name="P142">Wybierz jednego BG. Ta postać zawsze rozpoznaje Cię i Twoje ślady, nawet kiedy jesteś w przebraniu lub uciekłeś z danego miejsca dawno temu.</text:p>
        </text:list-item>
        <text:list-item>
          <text:p text:style-name="P142">Wybierz jednego BG. Niechcący spowodowałeś wypadek, który sprawił, że zapadł on w sen tak głęboki, że nie obudził się przez trzy dni. To, czy Ci wybaczył, czy też nie, zależy od niego.</text:p>
        </text:list-item>
        <text:list-item>
          <text:p text:style-name="P142">Wybierz jednego BG. Jesteś przekonany, że jesteście w jakiś sposób spokrewnieni.</text:p>
        </text:list-item>
        <text:list-item>
          <text:p text:style-name="P142">Wybierz jednego BG. Przypadkowo dowiedziałeś się czegoś, co on próbuje utrzymać w tajemnicy. </text:p>
        </text:list-item>
        <text:list-item>
          <text:p text:style-name="P142">Wybierz jednego BG. Jest on szczególnie wrażliwy na co bardziej widocznie zdolności Twojej specjalizacji, i czasami doznaje szoku trwającego parę rund, co utrudnia jego akcje. </text:p>
        </text:list-item>
        <text:list-item>
          <text:p text:style-name="P142">Wybierz jednego BG. Najwyraźniej posiada on cenny przedmiot, który kiedyś był Twój, a który przegrałeś w grach hazardowych lata temu.</text:p>
        </text:list-item>
        <text:list-item>
          <text:p text:style-name="P142">Wybierz jednego BG. Gdyby nie Ty, ta postać oblałaby w przeszłości test zdolności umysłowych.</text:p>
        </text:list-item>
        <text:list-item>
          <text:p text:style-name="P142">Wybierz jednego BG. Bazując na paru komentarzach, które podsłuchałeś, podejrzewasz, że nie darzy on Twojej strefy kompetencji lub ulubionego hobby wielką estymą. </text:p>
        </text:list-item>
        <text:list-item>
          <text:p text:style-name="P143">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43">Wybierz jednego BG. Panicznie boi się on wysokości. Chciałbyś nauczyć go, jak być bardziej wyluzowanym na wysokościach. To od niego zależy decyzja, czy się zgodzi zaakceptować Twoją pomoc.</text:p>
        </text:list-item>
        <text:list-item>
          <text:p text:style-name="P143">Wybierz jednego BG. <text:span text:style-name="T76">Jest on skeptyczny odnośnie Twoich twierdzeń o czymś ważnym, co się przytrafiło Tobie w przeszłości. Może on nawet chcieć cię zdyskredytować lub odkryć “tajemnicę” Twojej historii, choć to zależy od niego.</text:span></text:p>
        </text:list-item>
        <text:list-item>
          <text:p text:style-name="P144">Wybierz jednego BG. Ma on talent do dostrzegania, gdzie Twoje plany mają słabe punkty.</text:p>
        </text:list-item>
        <text:list-item>
          <text:p text:style-name="P144">Wybierz jednego BG. Twarz tej postaci jest tak intrygująca z powodów, których nie rozumiesz, że czasami ją szkicujesz w piasku lub innym medium, do którego masz dostęp.</text:p>
        </text:list-item>
        <text:list-item>
          <text:p text:style-name="P144">Wybierz jednego BG. Ta postać ma dodatkowy zwykły przedmiot od Ciebie – może to być coś, co zrobiłeś lub po prostu coś, co jej ofiarowałeś. (Dany gracz wybiera przedmiot.)</text:p>
        </text:list-item>
        <text:list-item>
          <text:p text:style-name="P144"><text:soft-page-break/>Wybierz jednego BG. Wynajął on Cię, byś wykonał dla niego pewną robotę. Otrzymałeś zapłatę, ale jeszcze nie wykonałeś tej pracy.</text:p>
        </text:list-item>
        <text:list-item>
          <text:p text:style-name="P144">Wybierz jednego BG. Pracowaliście razem kiedyś, i skończyło się to źle.</text:p>
        </text:list-item>
        <text:list-item>
          <text:p text:style-name="P144">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text:span text:style-name="T142">łc</text:span>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2"><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3"><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7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6">Absorbuje Energię</text:p>
      <text:p text:style-name="P14">Władasz energią i zamieniasz jąna inne jej rodzaje.</text:p>
      <text:p text:style-name="P14">Poziom 1: Absorpcja Energii Kinetycznej</text:p>
      <text:p text:style-name="P14">Poziom 1: Wyzwolenie Energii</text:p>
      <text:p text:style-name="P14">Poziom 2: Zasilenie Przedmiotu</text:p>
      <text:p text:style-name="P14">Poziom 3: <text:span text:style-name="T130">A</text:span>bsorpcja Czystej Energii lub Ulepszona Absorpcja Energii Kinetycznej</text:p>
      <text:p text:style-name="P14">Poziom 4: Przeładowanie Energii</text:p>
      <text:p text:style-name="P14">Poziom 5: Zasilenie Istoty</text:p>
      <text:p text:style-name="P14">Poziom 6: Zasilenie Tłumu lub Przeładowanie Urządzenia</text:p>
      <text:p text:style-name="P14">Wtrącenia MG: Energia wyładowuje się w destruktywny sposób. Pewni drapieżcy żywią się czystą energią. Przypadkowy przedmiot zostaje wyssany z energii.</text:p>
      <text:p text:style-name="P15">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8">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7">Buduje Roboty</text:p>
      <text:p text:style-name="P42">Twoje robotyczne twory robią to, czego od nich zażądasz. </text:p>
      <text:p text:style-name="P25"><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5">Poziom 1: Robot-Asystent</text:p>
      <text:p text:style-name="P25">Poziom 1: Twórco Robotów</text:p>
      <text:p text:style-name="P25">Poziom 2: Kontrola Robotów</text:p>
      <text:p text:style-name="P25">Poziom 3: Kompan-Ekspert lub Umiejętna Obrona</text:p>
      <text:p text:style-name="P25">Poziom 4: Unowocześnienie Robota</text:p>
      <text:p text:style-name="P25">Poziom 5: Armia Robotów</text:p>
      <text:p text:style-name="P25">Poziom 6: Robotyczna Ewolucja lub Unowocześnienie Robota</text:p>
      <text:p text:style-name="P25">Wtrącenia MG: Robot zostaje zhackowany, działa randomowo lub niespodziewanie wybucha.</text:p>
      <text:p text:style-name="P15">Chroni Słabszych</text:p>
      <text:p text:style-name="P28">Pomagasz słabszym, pragnącym pomocy i bezsilnym.</text:p>
      <text:p text:style-name="P26"><text:span text:style-name="T79">Poziom</text:span> 1: <text:span text:style-name="T79">Odwaga</text:span></text:p>
      <text:p text:style-name="P27"><text:span text:style-name="T79">Poziom</text:span> 1: <text:span text:style-name="T79">Tarcza Obronna</text:span></text:p>
      <text:p text:style-name="P27"><text:span text:style-name="T79">Poziom</text:span> 2: <text:span text:style-name="T80">Wierny Obrońca</text:span></text:p>
      <text:p text:style-name="P27"><text:span text:style-name="T79">Poziom</text:span> 2: <text:span text:style-name="T80">Empatia</text:span></text:p>
      <text:p text:style-name="P27"><text:span text:style-name="T79">Poziom</text:span> 3: <text:span text:style-name="T80">Podwójni Bronieni lub Prawdziwy Strażnik</text:span></text:p>
      <text:p text:style-name="P27"><text:span text:style-name="T79">Poziom</text:span> 4: <text:span text:style-name="T80">Wyzwanie Bojowe</text:span></text:p>
      <text:p text:style-name="P27"><text:span text:style-name="T79">Poziom</text:span> 5: <text:span text:style-name="T80">Chętna Ofiara</text:span></text:p>
      <text:p text:style-name="P27"><text:span text:style-name="T79">Poziom</text:span> 6: Res<text:span text:style-name="T80">uscytacja lub Prawdziwy Obrońca</text:span></text:p>
      <text:p text:style-name="P29">Wtrącenia MG: Postać skupiona na ochronie innych może czasami wystawić samą siebie do ataku.</text:p>
      <text:p text:style-name="P15">Chroni Wrota</text:p>
      <text:p text:style-name="P39">Każdy chce mieć Ciebie po swojej stronie w walce, ponieważ nic Cię nie omija.</text:p>
      <text:p text:style-name="P39">Poziom 1: Ufortyfikowana Pozycja</text:p>
      <text:p text:style-name="P39">Poziom 1: Do Mnie!</text:p>
      <text:p text:style-name="P39">Poziom 2: Moc i Umysł</text:p>
      <text:p text:style-name="P39">Poziom 3: Budujący Umocnienia lub Odbicie Ataków</text:p>
      <text:p text:style-name="P39">Poziom 4: Większa Ulepszona Moc</text:p>
      <text:p text:style-name="P39">Poziom 5: Pole Wzmacniające</text:p>
      <text:p text:style-name="P39">Poziom 6: Generacja Pola Siłowego lub Atak Oszałamiający</text:p>
      <text:p text:style-name="P40">Wtrącenia MG: Strategicznie ważna struktura się zapada. Wróg atakuje z niespodziewanej strony.</text:p>
      <text:p text:style-name="P15"><text:soft-page-break/>Dotyka Nieba</text:p>
      <text:p text:style-name="P39">Kontrolujesz pogodę.</text:p>
      <text:p text:style-name="P39">Poziom 1: Unoszenie się</text:p>
      <text:p text:style-name="P39">Poziom 2: <text:span text:style-name="T81">Zbroja Wiatru</text:span></text:p>
      <text:p text:style-name="P39">Poziom 3: <text:span text:style-name="T81">Promienie Mocy lub</text:span> <text:span text:style-name="T81">Przywołanie Burzy</text:span></text:p>
      <text:p text:style-name="P39">Poziom 4: <text:span text:style-name="T81">Jeździec Wiatru</text:span></text:p>
      <text:p text:style-name="P39">Poziom 5: <text:span text:style-name="T81">Emisja Zimna</text:span></text:p>
      <text:p text:style-name="P39">Poziom 6: <text:span text:style-name="T81">Kontrola Pogody lub</text:span> <text:span text:style-name="T81">Rydwan Wiatru</text:span></text:p>
      <text:p text:style-name="P41">Wtrącenia MG: Sojusznik jest przypadkowo trafiony przez błyskawicę. Niespodziewane uziemienie zadaje obrażenia. Pogoda jest zmieniona w niewłaściwy sposób i burza wyrywa się spod kontroli. </text:p>
      <text:p text:style-name="P15">Działa pod Przykrywką</text:p>
      <text:p text:style-name="P43">Pod przebraniem kogoś innego, szukasz odpowiedzi, które potężni tego świata pragną zachować dla siebie. </text:p>
      <text:p text:style-name="P44">(Ktoś kto Działa pod Przykrywką może mieć zestaw do przebierania się jako dodatkowy ekwipunek).</text:p>
      <text:p text:style-name="P44">Poziom 1: Śledztwo</text:p>
      <text:p text:style-name="P44">Poziom 2: Przebranie</text:p>
      <text:p text:style-name="P44">Poziom 3: Agent-Prowokator lub Bieg i Walka</text:p>
      <text:p text:style-name="P44">Poziom 4: Niezłe Oszustwo</text:p>
      <text:p text:style-name="P44">Poziom 5: Korzystanie z Dostępnych Opcji</text:p>
      <text:p text:style-name="P44">Poziom 6: Zaufaj Swemu Szcześciu lub Śmiertelny Cios</text:p>
      <text:p text:style-name="P44">Wtrącenia MG: Pech może zepsuć najlepszy plan. Przebrenie zawodzi. Sprzymierzeńcy okazują się również być agentami.</text:p>
      <text:p text:style-name="P15">Dzierży Dwie Bronie Naraz</text:p>
      <text:p text:style-name="P44">Dzierżysz stal w obydwu rękach, gotowy stanąć naprzeciwko każdego wroga. </text:p>
      <text:p text:style-name="P44">Poziom 1: Podwójne Władanie Lekkimi Broniami </text:p>
      <text:p text:style-name="P44">Poziom 2: Podwójny Cios</text:p>
      <text:p text:style-name="P44">Poziom 2: Infiltrator</text:p>
      <text:p text:style-name="P44">Poziom 3: Podwójne Władanie Średnią Bronią lub Precyzyjne Cięcie</text:p>
      <text:p text:style-name="P44">Poziom 4: Podwójna Obrona</text:p>
      <text:p text:style-name="P44">Poziom 5: Podwójne Rozproszenie Uwagi</text:p>
      <text:p text:style-name="P44">Poziom 6: Rozbrojenie lub Wielokrotny Atak</text:p>
      <text:p text:style-name="P44">Wtrącenia MG: Ostrze łamie się w połowie lub broń wypada z dłoni swego nosiciela. </text:p>
      <text:p text:style-name="P15"><text:soft-page-break/>Dzierży Magiczną Broń</text:p>
      <text:p text:style-name="P45">Posiadasz broń o dziwnych właściwościach i Twoja wiedza o jej mocy pozwoliła Ci stworzyć unikalny styl walki.</text:p>
      <text:p text:style-name="P45">Poziom 1: Zaczarowana Broń</text:p>
      <text:p text:style-name="P45">Poziom 1: Wrodzona Moc</text:p>
      <text:p text:style-name="P45">Poziom 1: Naładowanie Broni</text:p>
      <text:p text:style-name="P45">Poziom 2: Uderzenie Mocy</text:p>
      <text:p text:style-name="P45">Poziom 3: Szybki Atak lub Rzut Zaczarowaną Bronią</text:p>
      <text:p text:style-name="P45">Poziom 4: Broń Defensywna</text:p>
      <text:p text:style-name="P45">Poziom 5: Zaczarowany Ruch</text:p>
      <text:p text:style-name="P45">Poziom 6: Smiertelny Cios lub Wielokrotny Atak</text:p>
      <text:p text:style-name="P45">Wtrącenia MG: Broń się psuje lub zostaje upuszczona. Postać traci połąćzenie ze swoją bronią aż do czasu, gdy wykorzysta swoj akcję, by odnowić połączenie. Energia broni rozładowuje się w niespodziewany sposób. </text:p>
      <text:p text:style-name="P15">Fruwa Szybciej Niż Pocisk</text:p>
      <text:p text:style-name="P45">Możesz latać i jesteś supersilny, ciężki w uszkodzeniu, a także szybki. Czy jest coś, czego nie możesz zrobić?</text:p>
      <text:p text:style-name="P45">Poziom 1: Unoszenie się</text:p>
      <text:p text:style-name="P45">Poziom 2: Większy Ulepszony Potencjał</text:p>
      <text:p text:style-name="P45">Poziom 3: Ukryta Siła lub Rentgen w Oczach</text:p>
      <text:p text:style-name="P45">Poziom 4: W Mgnieniu Oka</text:p>
      <text:p text:style-name="P45">Poziom 4: Rozpęd</text:p>
      <text:p text:style-name="P45">Poziom 5: Jeszcze Żywy</text:p>
      <text:p text:style-name="P45">Poziom 6: palące światło lub Zignorowanie Przeszkody</text:p>
      <text:p text:style-name="P45">Wtrącenia MG: Nemezis Cię odnajduje. Odnaleziono dziwny materiał, któy niweluje moce postacu. </text:p>
      <text:p text:style-name="P15">Gra w Zbyt Wiele Gier</text:p>
      <text:p text:style-name="P45">Lekcje, refleks i strategie, których się nauczyłeś, grając w zbyt wiele gier, mają zastosowanie w prawdziwym życiu, gdzie ludzie, którzy nie grają dostatecznie dużo muszą się szczególnie męczyć. </text:p>
      <text:p text:style-name="P45">Poziom 1: <text:span text:style-name="T82">Lekcje z Gier</text:span></text:p>
      <text:p text:style-name="P45">Poziom 1: Gamer</text:p>
      <text:p text:style-name="P45">Poziom 2: <text:span text:style-name="T82">Oczy Przyzwyczajone do Ciemności</text:span></text:p>
      <text:p text:style-name="P45">Poziom 2: <text:span text:style-name="T82">Odporność na Sztuczki</text:span></text:p>
      <text:p text:style-name="P45">Poziom 3: <text:span text:style-name="T82">Cel Snipera lub</text:span> <text:span text:style-name="T82">Ulepszone Skupienie w Szybkości</text:span></text:p>
      <text:p text:style-name="P45"><text:soft-page-break/>Poziom 4: <text:span text:style-name="T82">Gierki Umysłowe</text:span></text:p>
      <text:p text:style-name="P45">Poziom 4: <text:span text:style-name="T82">Ulepszony Intelekt</text:span></text:p>
      <text:p text:style-name="P45">Poziom 5: <text:span text:style-name="T82">Wytrzymałość Gracza</text:span></text:p>
      <text:p text:style-name="P45">Poziom 6: <text:span text:style-name="T82">Regeneracja Umysłu</text:span> <text:span text:style-name="T82">lub Bóg Gier</text:span></text:p>
      <text:p text:style-name="P46">Wtrącenia MG: Chybiony atak trafie nie ten cel. Ekwipunek siępsuje. Czasami ludzie reaguję nagatywnie na kogoś, kto przeżył większość swego życia w wyimaginowanych światach gier.</text:p>
      <text:p text:style-name="P15">Grzmi</text:p>
      <text:p text:style-name="P47">Emitujesz destruktywne dźwięki i manipulujesz nimi.</text:p>
      <text:p text:style-name="P47">Poziom 1: Promień Grzmotu</text:p>
      <text:p text:style-name="P47">Poziom 2: Bariera Konwersji Dźwięku</text:p>
      <text:p text:style-name="P47">Poziom 3: Tłumienie Dźwięków lub Echolokacja</text:p>
      <text:p text:style-name="P47">Poziom 4: Okrzyk Roztrzaskania</text:p>
      <text:p text:style-name="P47">Poziom 5: Subsoniczny Hałas</text:p>
      <text:p text:style-name="P47">Poziom 5: Wzmocnienie Dźwięku</text:p>
      <text:p text:style-name="P47">Poziom 6: Trzęsienie Ziemi lub Śmiertelna Wibracja</text:p>
      <text:p text:style-name="P47">Wtrącenia MG: Głośne hałasy przyciągają uwagę.</text:p>
      <text:p text:style-name="P15">Ignoruje Fizyczny Dystans</text:p>
      <text:p text:style-name="P47">Możesz się teleportować w jedno miejsce z drugiego poprzez krótki pobyt w równoległym wymiarze.</text:p>
      <text:p text:style-name="P47">Poziom 1: <text:span text:style-name="T83">Wymiarowy Ścisk</text:span></text:p>
      <text:p text:style-name="P47">Poziom 2: <text:span text:style-name="T83">Oportunista</text:span></text:p>
      <text:p text:style-name="P47">Poziom 3: <text:span text:style-name="T83">Obronna Teleportacja lub</text:span> <text:span text:style-name="T83">Skoki Teleportacyjne</text:span></text:p>
      <text:p text:style-name="P47">Poziom 4: <text:span text:style-name="T83">Krótka Teleportacja</text:span></text:p>
      <text:p text:style-name="P47">Poziom 5: <text:span text:style-name="T83">Średnia Teleportacja</text:span></text:p>
      <text:p text:style-name="P47">Poziom 6: Teleporta<text:span text:style-name="T83">cja lub</text:span> <text:span text:style-name="T83">Rana Teleportacyjna</text:span></text:p>
      <text:p text:style-name="P48">Wtrącenia MG: Teleportacja kończy się źle, umieszczając postać w niebezpiecznym miejscu. Bezwładność (np.: wskutek spadania) trwa podczas teleportacji, raniąc postać. </text:p>
      <text:p text:style-name="P15">Infiltruje</text:p>
      <text:p text:style-name="P49">Subtelność, chytrość i ukradkowość pozwalają Ci na dostęp tam, gdzie inni nie mogą.</text:p>
      <text:p text:style-name="P49">Poziom 1: Umiejętności Złodzieja</text:p>
      <text:p text:style-name="P49">Poziom 1: Wyczucie Pobudek</text:p>
      <text:p text:style-name="P49">Poziom 2: Impersonacja</text:p>
      <text:p text:style-name="P49">Poziom 2: Ucieczka, nie Walka</text:p>
      <text:p text:style-name="P49"><text:soft-page-break/>Poziom 3: Świadomość lub Umiejętny Atak</text:p>
      <text:p text:style-name="P49">Poziom 4: Niewidzialność</text:p>
      <text:p text:style-name="P49">Poziom 5: Unik</text:p>
      <text:p text:style-name="P49">Poziom 6: Pranie Mózgu lub Odsunięcie się</text:p>
      <text:p text:style-name="P49">Wtrącenia MG: Szpiegów traktuje się okrutnie, gdy się ich złapie. Ich sprzymierzeńcy się ich wypierają. Pewnych sekretów lepiej nigdy nie poznać.</text:p>
      <text:p text:style-name="P15">Interpretuje Prawo</text:p>
      <text:p text:style-name="P49">Jest twoją rzeczą naginanie innych do swoich poglądów.</text:p>
      <text:p text:style-name="P49">Poziom 1: <text:span text:style-name="T84">Dyplomata</text:span></text:p>
      <text:p text:style-name="P49">Poziom 1: <text:span text:style-name="T84">Wiedza Prawnicza</text:span></text:p>
      <text:p text:style-name="P49">Poziom 2: Deb<text:span text:style-name="T84">ata</text:span></text:p>
      <text:p text:style-name="P49">Poziom 3: <text:span text:style-name="T84">Przydatna Pomoc lub Ulepszone Skupienie w Inteligencji</text:span></text:p>
      <text:p text:style-name="P49">Poziom 4: <text:span text:style-name="T84">Przerażenie</text:span></text:p>
      <text:p text:style-name="P49">Poziom 5: <text:span text:style-name="T84">Nikt nie Wie Lepiej</text:span></text:p>
      <text:p text:style-name="P49">Poziom 6: <text:span text:style-name="T84">Większy Ulepszony Potencjał lub</text:span> <text:span text:style-name="T84">Prawnik-Stażysta</text:span></text:p>
      <text:p text:style-name="P50">Wtrącenia MG: Ludzie nie lubią wszystkowiedzących. Rozproszenie lub przeszkodzenie przeszkadza w argumencie prawniczym.</text:p>
      <text:p text:style-name="P15">Istnieje Częściowo Poza Fazą</text:p>
      <text:p text:style-name="P51">Częściowo przezroczysty, jesteś w części poza fazą i możesz się przemieszczać przez ciała stałe. </text:p>
      <text:p text:style-name="P51">Poziom 1: Przechodzenie Przez Ściany</text:p>
      <text:p text:style-name="P51">Poziom 2: Defensywne Znikanie</text:p>
      <text:p text:style-name="P51">Poziom 3: Atak Fazowy lub Drzwi Fazowe</text:p>
      <text:p text:style-name="P51">Poziom 4: Duch</text:p>
      <text:p text:style-name="P51">Poziom 5: Nietykalny</text:p>
      <text:p text:style-name="P51">Poziom 6: Ulepszony Atak Fazowy lub Wyfazowanie Wroga</text:p>
      <text:p text:style-name="P51">Wtrącenia MG: Postać wyfazowuje się w nieznany wymiar. Postać gubi się w dużym ciele stałym. </text:p>
      <text:p text:style-name="P18">Istnieje w Dwóch Miejscach Naraz</text:p>
      <text:p text:style-name="P51">Istniejesz w dwóch miejscach w tym samym czasie.</text:p>
      <text:p text:style-name="P52">Poziom 1: <text:span text:style-name="T85">Kopia</text:span></text:p>
      <text:p text:style-name="P52">Poziom 2: <text:span text:style-name="T85">Dzielone Zmysły</text:span></text:p>
      <text:p text:style-name="P52">Poziom 3: <text:span text:style-name="T85">Ulepszona Kopia lub</text:span> <text:span text:style-name="T85">Odporna Kopia</text:span></text:p>
      <text:p text:style-name="P52">Poziom 4: <text:span text:style-name="T85">Przekaz Obrażeń</text:span></text:p>
      <text:p text:style-name="P52"><text:soft-page-break/>Poziom 5: <text:span text:style-name="T85">Skoordynowany Wysiłek</text:span></text:p>
      <text:p text:style-name="P52">Poziom 6: <text:span text:style-name="T85">Wielość lub</text:span> <text:span text:style-name="T85">Odporna Kopia</text:span></text:p>
      <text:p text:style-name="P52"><text:span text:style-name="T85">Wtrącenia MG</text:span>: <text:span text:style-name="T85">Obserwacja świata z dwóch odmiennych perspektyw dezorientuje postać, powodując zawroty głowy, wymioty lub konfuzję.</text:span></text:p>
      <text:p text:style-name="P15">Izoluje Umysł od Ciała</text:p>
      <text:p text:style-name="P53">Twój umysł opuszcza Twoje ciało, by widzieć odległe miejsca i poznawać sekrety, których nie da się poznać inaczej.</text:p>
      <text:p text:style-name="Text_20_body">Poziom 1: <text:span text:style-name="T86">Trzecie Oko</text:span></text:p>
      <text:p text:style-name="Text_20_body">Poziom 2: <text:span text:style-name="T86">Otwarty Umysł</text:span></text:p>
      <text:p text:style-name="Text_20_body">Poziom 2: <text:span text:style-name="T86">Wyostrzone Zmysły</text:span></text:p>
      <text:p text:style-name="Text_20_body">Poziom 3: <text:span text:style-name="T86">Zdalne Trzecie Oko lub</text:span> <text:span text:style-name="T86">Odnalezienie Ukrytych</text:span></text:p>
      <text:p text:style-name="Text_20_body">Poziom 4: Sensor</text:p>
      <text:p text:style-name="Text_20_body">Poziom 5: Ps<text:span text:style-name="T86">ioniczny Pasażer</text:span></text:p>
      <text:p text:style-name="Text_20_body">Poziom 6: <text:span text:style-name="T86">Projekcja Mentalna lub</text:span> <text:span text:style-name="T86">Ulepszony Sensor</text:span></text:p>
      <text:p text:style-name="P53">Wtrącenia MG: Ponowne połączenie ciała i umysłu może czasami być dezorientujące i wymagać od postaci spędzenia paru minut na dostrajaniu się. </text:p>
      <text:p text:style-name="P15">Jaśnieje Światłością</text:p>
      <text:p text:style-name="P30"><text:span text:style-name="T86">Możesz tworzyć ś</text:span><text:span text:style-name="T90">w</text:span><text:span text:style-name="T86">iatło, kształtować je, naginać lub gromadzić jako broń. </text:span></text:p>
      <text:p text:style-name="P26">Poziom 1: <text:span text:style-name="T90">Oświecony</text:span></text:p>
      <text:p text:style-name="P26">Poziom 1: <text:span text:style-name="T90">Dotyk Oświecenia</text:span></text:p>
      <text:p text:style-name="P26">Poziom 2: <text:span text:style-name="T90">Oszałamiające Światło</text:span></text:p>
      <text:p text:style-name="P26">Poziom 3: <text:span text:style-name="T90">Palące Światło lub Umiejętna Obrona</text:span></text:p>
      <text:p text:style-name="P26">Poziom 4: <text:span text:style-name="T90">Światło Słońca </text:span></text:p>
      <text:p text:style-name="P26">Poziom 5: <text:span text:style-name="T90">Niewidzialność</text:span></text:p>
      <text:p text:style-name="P26">Poziom 6: <text:span text:style-name="T90">Żywe Światło lub Pole Obronne</text:span></text:p>
      <text:p text:style-name="P31">Wtrącenia MG: Sprzymierzeńcy są przypadkowo oszołomieni lub oślepieni. Jasne błyski przywołują strażników. </text:p>
      <text:p text:style-name="P15">Jest Bardzo Silny</text:p>
      <text:p text:style-name="P56">Jesteś umięśniony, możesz podnosić wielkie ciężary i przebijać się przez drzwi.</text:p>
      <text:p text:style-name="Text_20_body">Poziom 1: At<text:span text:style-name="T91">leta</text:span></text:p>
      <text:p text:style-name="Text_20_body">Poziom 1: <text:span text:style-name="T91">Ulepszone Skupieni</text:span>e <text:span text:style-name="T91">w Mocy</text:span></text:p>
      <text:p text:style-name="Text_20_body">Poziom 2: <text:span text:style-name="T91">Pokaz Siły</text:span></text:p>
      <text:p text:style-name="Text_20_body">Poziom 3: <text:span text:style-name="T91">Żelazne Pięści lub Rzut</text:span></text:p>
      <text:p text:style-name="Text_20_body"><text:soft-page-break/>Poziom 4: <text:span text:style-name="T91">Większa Ulepszona Moc</text:span></text:p>
      <text:p text:style-name="Text_20_body">Poziom 5: <text:span text:style-name="T91">Brutalne Uderzenie</text:span></text:p>
      <text:p text:style-name="Text_20_body">Poziom 6: <text:span text:style-name="T91">Większa Ulepszona Moc lub</text:span> <text:span text:style-name="T91">Atak z Wyskoku</text:span></text:p>
      <text:p text:style-name="P56">Wtrącenia MG: Łatwo jest zniszczyć delikatne przedmioty lub kogoś przypadkowo zranić</text:p>
      <text:p text:style-name="P15">Jest Idolem Milionów</text:p>
      <text:p text:style-name="P56">Jesteś celebrytą i większość ludzi Cię uwielbia.</text:p>
      <text:p text:style-name="Text_20_body">Poziom 1: <text:span text:style-name="T91">Świta</text:span></text:p>
      <text:p text:style-name="Text_20_body">Poziom 1: <text:span text:style-name="T91">Talent Celebryty</text:span></text:p>
      <text:p text:style-name="Text_20_body">Poziom 2: <text:span text:style-name="T91">Zalety Sławy</text:span></text:p>
      <text:p text:style-name="Text_20_body">Poziom 3: <text:span text:style-name="T91">Ulepszone Zdrowie lub Umiejętny Atak</text:span></text:p>
      <text:p text:style-name="Text_20_body">Poziom 4: <text:span text:style-name="T91">Zachwyt Światła Gwiazd</text:span></text:p>
      <text:p text:style-name="Text_20_body">Poziom 4: <text:span text:style-name="T91">Kompan-Ekspert</text:span></text:p>
      <text:p text:style-name="P54">Poziom 5: <text:span text:style-name="T9">Czy </text:span><text:span text:style-name="T10">T</text:span><text:span text:style-name="T11">y</text:span><text:span text:style-name="T10"> </text:span><text:span text:style-name="T9">Wiesz W Ogóle Kim Jestem?</text:span></text:p>
      <text:p text:style-name="Text_20_body">Poziom 6: <text:span text:style-name="T91">Oratorska Inspiracja lub</text:span> <text:span text:style-name="T91">Ulepszony Kompan</text:span></text:p>
      <text:p text:style-name="P54"><text:span text:style-name="T91">Wtrąceni</text:span><text:span text:style-name="T92">e</text:span><text:span text:style-name="T91"> GM: Fani są w niebezpieczeństwie lub odnieśli obrażenia ze względu na Ciebie. Ktośw Twojej świcie Cię zdradza. Twój show, tour, kontakt lub inne wydarzenie jest odwołane. Media publikują zdjęcia z Tobą we wstydliwych sytuacjach. </text:span></text:p>
      <text:p text:style-name="P15">Jest Jasnowidzem</text:p>
      <text:p text:style-name="P57">Posiadasz psioniczny dar, który <text:s/>pozwala Ci widzieć to, czego inni nie mogą.</text:p>
      <text:p text:style-name="Text_20_body">Poziom 1: <text:span text:style-name="T93">Postrzeganie Niewidocznego</text:span></text:p>
      <text:p text:style-name="Text_20_body">Poziom 2: <text:span text:style-name="T93">Rentgen w Oczach</text:span></text:p>
      <text:p text:style-name="Text_20_body">Poziom 3: <text:span text:style-name="T93">Odnalezienie Ukrytych lub </text:span>Sensor</text:p>
      <text:p text:style-name="Text_20_body">Poziom 4: <text:span text:style-name="T93">Widzenie na Odległość</text:span></text:p>
      <text:p text:style-name="Text_20_body">Poziom 5: <text:span text:style-name="T93">Postrzeganie Czasu</text:span></text:p>
      <text:p text:style-name="Text_20_body">Poziom 6: <text:span text:style-name="T93">Projekcja Mentalna lub</text:span> <text:span text:style-name="T93">Całkowita Świadomość</text:span></text:p>
      <text:p text:style-name="P57">Wtrącenia MG: Pewne sekrety są zbyt okropne, by je poznać.</text:p>
      <text:p text:style-name="P15"><text:span text:style-name="T4">J</text:span>est Jednoosobowym Bastionem</text:p>
      <text:p text:style-name="P55">Twoja zbroja, wraz z Twoim rozmiarem, siłą, treningiem lub wszczepami bionicznymi, czyni Ciętrudnym do przemieszczenia lub zaatakowania.</text:p>
      <text:p text:style-name="P55">(Pewne postaci, które Są Jednoosobowym Bastionem, mogą już być ekspertami w pancerzach. Mogą one wybrać inną zdolność1-szego poziomu niż Wyszkolony w Zbroi)</text:p>
      <text:p text:style-name="Text_20_body">Poziom 1: <text:span text:style-name="T94">Wyszkolony w Zbroi</text:span></text:p>
      <text:p text:style-name="Text_20_body">Poziom 1: <text:span text:style-name="T94">Doświadczony Obrońca</text:span></text:p>
      <text:p text:style-name="Text_20_body"><text:soft-page-break/>Poziom 2: <text:span text:style-name="T94">Odporność na Żywioły</text:span></text:p>
      <text:p text:style-name="Text_20_body">Poziom 3: <text:span text:style-name="T94">Nieporuszalny</text:span></text:p>
      <text:p text:style-name="Text_20_body">Poziom 3: <text:span text:style-name="T94">Większa Ulepszona Moc lub Wyszkolony we Wszystkich Broniach</text:span></text:p>
      <text:p text:style-name="Text_20_body">Poziom 4: <text:span text:style-name="T94">Żywa Ściana</text:span></text:p>
      <text:p text:style-name="Text_20_body">Poziom 5: <text:span text:style-name="T94">Wytrzymały</text:span></text:p>
      <text:p text:style-name="Text_20_body">Poziom 5: <text:span text:style-name="T94">Mistrzowska Biegłość w Pancerzach</text:span></text:p>
      <text:p text:style-name="Text_20_body">Poziom 6: <text:span text:style-name="T94">Śmiertelne Obrażenia lub</text:span> <text:span text:style-name="T94">Wyszkolony w Tarczach</text:span></text:p>
      <text:p text:style-name="P55">Wtrącenia MG: Zbroja się uszkadza. Mali wrogowie atakują Cię w sprytny sposób. </text:p>
      <text:p text:style-name="P15">Jest Mistrzem Obrony</text:p>
      <text:p text:style-name="P32">Korzystasz z odpowiedniego ekwipunku i wyszkolenia, by uniknąć zranienia w walce.</text:p>
      <text:p text:style-name="Text_20_body">Poziom 1: <text:span text:style-name="T95">Mistrz Tarcz</text:span></text:p>
      <text:p text:style-name="Text_20_body">Poziom 2: <text:span text:style-name="T95">Twardy</text:span></text:p>
      <text:p text:style-name="Text_20_body">Poziom 2: <text:span text:style-name="T95">Wyszkolony w Zbroi</text:span></text:p>
      <text:p text:style-name="Text_20_body">Poziom 3: <text:span text:style-name="T95">Unik i Odporność lub Unik i Rewanż</text:span></text:p>
      <text:p text:style-name="Text_20_body">Poziom 4: <text:span text:style-name="T95">Wieża Siły Woli</text:span></text:p>
      <text:p text:style-name="Text_20_body">Poziom 4: <text:span text:style-name="T95">Przywykły do Noszeni Zbroi</text:span></text:p>
      <text:p text:style-name="Text_20_body">Poziom 5: N<text:span text:style-name="T95">ic Tylko Obrona</text:span></text:p>
      <text:p text:style-name="Text_20_body">Poziom 6: <text:span text:style-name="T95">Mistrz Obrony lub</text:span> <text:span text:style-name="T95">Jak Druga Skóra</text:span></text:p>
      <text:p text:style-name="P59">Wtrącenia MG: Tarcza pęka przy trafieniu, jak i bronie, którymi się blokuje. Paski od pancerza pękają.</text:p>
      <text:p text:style-name="P19">Jest Poszukiwany Przez Prawo</text:p>
      <text:p text:style-name="P58"><text:span text:style-name="T97">Plakaty </text:span><text:span text:style-name="T96">"</text:span><text:span text:style-name="T97">POSZUKIWANY, ŻYWY LUB MARTWY" posiadają Twoje podobieństwo. To od Ciebie zależy, czy to koszmarna pomyłka, która się wymknęła spod kontroli, czy może potrafisz kogoś zabić, bo na Ciebie krzywo spojrzał. </text:span></text:p>
      <text:p text:style-name="Text_20_body">Poziom 1: <text:span text:style-name="T95">Ulepszona Szybkość</text:span></text:p>
      <text:p text:style-name="Text_20_body">Poziom 1: <text:span text:style-name="T95">Zmysł Niebezpieczeństwa</text:span></text:p>
      <text:p text:style-name="Text_20_body">Poziom 2: <text:span text:style-name="T95">Atak z Zaskoczenia</text:span></text:p>
      <text:p text:style-name="Text_20_body">Poziom 3: <text:span text:style-name="T95">Reputacja Spoza Prawa</text:span> <text:span text:style-name="T95">lub</text:span> <text:span text:style-name="T95">Następny Atak</text:span></text:p>
      <text:p text:style-name="Text_20_body">Poziom 4: <text:span text:style-name="T95">Szybkie Zabójstwo</text:span></text:p>
      <text:p text:style-name="Text_20_body">Poziom 5: <text:span text:style-name="T95">Drużyna Desperados</text:span></text:p>
      <text:p text:style-name="Text_20_body">Poziom 6: <text:span text:style-name="T95">Jeszcze Żywy</text:span> <text:span text:style-name="T95">lub Śmiertelne Obrażenia</text:span></text:p>
      <text:p text:style-name="P59">Wtrącenia MG: Większość ludzi nie reaguje dobrze na poszukiwanego listem gończym w swoich szeregach.</text:p>
      <text:p text:style-name="P15"><text:soft-page-break/>Jest Stworzony z Kamienia</text:p>
      <text:p text:style-name="P64">Twoje ciało jest stworzone z twardego minerału, czyniąc się twardym, ciężkim do zranienia humanoidem.</text:p>
      <text:p text:style-name="Text_20_body">Poziom 1: <text:span text:style-name="T98">Ciało Golema</text:span></text:p>
      <text:p text:style-name="Text_20_body">Poziom 1: <text:span text:style-name="T98">Uzdrawianie Golema</text:span></text:p>
      <text:p text:style-name="Text_20_body">Poziom 2: <text:span text:style-name="T98">Chwyt Golema</text:span></text:p>
      <text:p text:style-name="P60">Poziom 3: <text:span text:style-name="T98">Wyszkolony Miażdżyciel</text:span></text:p>
      <text:p text:style-name="Text_20_body">Poziom 3: <text:span text:style-name="T98">Tupnięcie Golema lub</text:span> <text:span text:style-name="T98">Uzbrojenie</text:span></text:p>
      <text:p text:style-name="Text_20_body">Poziom 4: <text:span text:style-name="T98">Głębokie Rezerwy</text:span></text:p>
      <text:p text:style-name="Text_20_body">Poziom 5: <text:span text:style-name="T98">Wyspecjalizowany Pięściarz</text:span></text:p>
      <text:p text:style-name="Text_20_body">Poziom 5: <text:span text:style-name="T98">Jak Posąg</text:span></text:p>
      <text:p text:style-name="Text_20_body">Poziom 6: Ultra <text:span text:style-name="T98">Wzmocnienie lub Regeneracja Umysłu</text:span></text:p>
      <text:p text:style-name="P64">Wtrącenia MG: Istoty z kamienia czasami zapominają o własnej sile lub wadze. Chodzący posąg może przerazić zwykłych ludzi.</text:p>
      <text:p text:style-name="P15">Jeździ Jak Maniak</text:p>
      <text:p text:style-name="P33">Niezależnie od tego, czy balansujesz na dwóch kołach, przeskakujesz między pojazdami lub ruszasz na przód ku niebezpiezeństwu, nie myślisz zbyt dużo o własnym bezpieczeństwie, gdy jesteś za kierownicą. <text:s/></text:p>
      <text:p text:style-name="P65">(Ktoś to Jeździ Jak Maniak potrzebuje dostępu do pojazdu.)</text:p>
      <text:p text:style-name="Text_20_body">Poziom 1: <text:span text:style-name="T99">Kierowca</text:span></text:p>
      <text:p text:style-name="Text_20_body">Poziom 1: <text:span text:style-name="T99">Atak Podczas Kierowania</text:span></text:p>
      <text:p text:style-name="Text_20_body">Poziom 2: <text:span text:style-name="T99">Surfer Aut</text:span></text:p>
      <text:p text:style-name="Text_20_body">Poziom 2: <text:span text:style-name="T99">Pojedynek Spojrzeń</text:span></text:p>
      <text:p text:style-name="Text_20_body">Poziom 3: <text:span text:style-name="T99">Doświadczony Kierowca lub</text:span> <text:span text:style-name="T99">Ulepszone Skupienie w Szybkości</text:span></text:p>
      <text:p text:style-name="Text_20_body">Poziom 4: <text:span text:style-name="T99">Bystrooki</text:span></text:p>
      <text:p text:style-name="Text_20_body">Poziom 4: <text:span text:style-name="T99">Ulepszona Szybkość</text:span></text:p>
      <text:p text:style-name="Text_20_body">Poziom 5: <text:span text:style-name="T99">Coś na Drodze</text:span></text:p>
      <text:p text:style-name="Text_20_body">Poziom 6: <text:span text:style-name="T99">Uzdolniony Kierowca lub</text:span> <text:span text:style-name="T100">Ś</text:span><text:span text:style-name="T99">miertelne Obrażenia</text:span></text:p>
      <text:p text:style-name="P60"><text:span text:style-name="T99">Wtrącenia MG: Silnik odmawia posłuszeństwa. Most na końcu drogi jest wyłączony z ruchu. Przednia szyba się roztr</text:span><text:span text:style-name="T100">z</text:span><text:span text:style-name="T99">askuje. Ktoś nagle wyskakuje na przód pojazdu.</text:span></text:p>
      <text:p text:style-name="P15">Kocha Pustkę</text:p>
      <text:p text:style-name="P66">Kiedy jesteś tylko Ty, Twój skafander kosmiczny i panorama niekończących się gwiazd, osiągasz stan spokoju.</text:p>
      <text:p text:style-name="Text_20_body"><text:span text:style-name="T100">Opcja do podmiany</text:span>: <text:span text:style-name="T101">Mam Kombinezon Kosmiczny, Będę Podróżnikiem</text:span> </text:p>
      <text:p text:style-name="Text_20_body"><text:soft-page-break/>Poziom 1: <text:span text:style-name="T100">Umiejętności Kosmiczne</text:span></text:p>
      <text:p text:style-name="Text_20_body">Poziom 1: <text:span text:style-name="T100">Przyzwyczajony do Mikrograwitacji</text:span></text:p>
      <text:p text:style-name="Text_20_body">Poziom 2: <text:span text:style-name="T100">Ulepszone Skupienie w Szybkości</text:span></text:p>
      <text:p text:style-name="Text_20_body">Poziom 2: <text:span text:style-name="T100">Ulepszona Muskulatura</text:span></text:p>
      <text:p text:style-name="Text_20_body">Poziom 3: <text:span text:style-name="T100">Walka w Kosmosie lub</text:span> <text:span text:style-name="T100">Zbroja Fuzyjna</text:span></text:p>
      <text:p text:style-name="Text_20_body">Poziom 4: <text:span text:style-name="T100">Cichy jak Kosmos</text:span></text:p>
      <text:p text:style-name="Text_20_body">Poziom 4: <text:span text:style-name="T100">Odepchnięcie i Rzut</text:span></text:p>
      <text:p text:style-name="Text_20_body">Poziom 5: <text:span text:style-name="T100">Uniki w Mikrograwitacji</text:span></text:p>
      <text:p text:style-name="Text_20_body">Poziom 6: <text:span text:style-name="T100">Wystrzał Mikrograwitacyjny lub</text:span> <text:span text:style-name="T100">Pole Reakcyjne</text:span></text:p>
      <text:p text:style-name="P66">Wtrącenia MG: Kombinezony kosmiczne mogą się zepsuć. Wskaźniki poziomu tlenu czasami mogą być mylące. Mikrometeoryty są powszechne w kosmosie.</text:p>
      <text:p text:style-name="P15">Kontroluje Bestie</text:p>
      <text:p text:style-name="P67">Masz rzadką zdolność komunikowania się i przewodzenia bestiom.</text:p>
      <text:p text:style-name="Text_20_body">Poziom 1: <text:span text:style-name="T102">Zwierzęcy Kompan</text:span></text:p>
      <text:p text:style-name="Text_20_body">Poziom 2: <text:span text:style-name="T102">Ukojenie Dzikiego</text:span></text:p>
      <text:p text:style-name="Text_20_body">Poziom 2: <text:span text:style-name="T102">Komunikacja</text:span></text:p>
      <text:p text:style-name="Text_20_body">Poziom 3: <text:span text:style-name="T102">Rumak</text:span> <text:span text:style-name="T102">lub</text:span> <text:span text:style-name="T102">Silniejsi Razem</text:span></text:p>
      <text:p text:style-name="Text_20_body">Poziom 4: <text:span text:style-name="T102">Oczy Bestii</text:span></text:p>
      <text:p text:style-name="Text_20_body">Poziom 4: <text:span text:style-name="T102">Ulepszony Kompan</text:span></text:p>
      <text:p text:style-name="Text_20_body">Poziom 5: <text:span text:style-name="T102">Zew Dziczy</text:span></text:p>
      <text:p text:style-name="Text_20_body">Poziom 6: <text:span text:style-name="T102">Jak Jedna Istota</text:span> <text:span text:style-name="T102">lub</text:span> <text:span text:style-name="T102">Kontrola Dzikiej Bestii</text:span></text:p>
      <text:p text:style-name="P67">Wtrącenia MG: Społeczność jest niechętna dzikim zwierzęciom. Bestia wyrwane spod kontroli stają się prawdziwym niebezpieczeństwem. </text:p>
      <text:p text:style-name="P20">Kontroluje Grawitację</text:p>
      <text:p text:style-name="P67">Manipulujesz siłami grawitacyjnymi.</text:p>
      <text:p text:style-name="P61"><text:span text:style-name="T100">Opcja do podmiany</text:span>: <text:span text:style-name="T102">Ciężki</text:span></text:p>
      <text:p text:style-name="P61">Poziom 1: <text:span text:style-name="T102">Unoszenie się</text:span></text:p>
      <text:p text:style-name="P61">Poziom 2: <text:span text:style-name="T102">Ulepszone Skupienie w Szybkości</text:span></text:p>
      <text:p text:style-name="P61">Poziom 3: Defin<text:span text:style-name="T102">iowanie Dołu</text:span> <text:span text:style-name="T102">lub</text:span> <text:span text:style-name="T102">Szarpnięcie Grawitacyjne</text:span></text:p>
      <text:p text:style-name="P61">Poziom 4: <text:span text:style-name="T102">Pole Grawitacyjne</text:span></text:p>
      <text:p text:style-name="P61">Poziom 5: <text:span text:style-name="T102">Lot</text:span></text:p>
      <text:p text:style-name="P61">Poziom 6: <text:span text:style-name="T102">Ulepszone Szarpnięcie Grawitacyjne lub</text:span> <text:span text:style-name="T102">Ciężar Świata</text:span></text:p>
      <text:p text:style-name="P67"><text:soft-page-break/>Wtrącenia MG: Świadkowie reagują nierozsądnym strachem. Dziwna interakcja posyła obiekt lub sprzymierzeńca ku przestworzom.</text:p>
      <text:p text:style-name="P15">Kopiuje Supermoce</text:p>
      <text:p text:style-name="P68">Możesz kopiować umiejętności, zdolności i supermoce innych. </text:p>
      <text:p text:style-name="Text_20_body">Poziom 1: <text:span text:style-name="T103">Skupienie na Umiejętności</text:span></text:p>
      <text:p text:style-name="P62">Poziom 1: <text:span text:style-name="T103">Skupienie na Umiejętności</text:span></text:p>
      <text:p text:style-name="Text_20_body">Poziom 2: <text:span text:style-name="T103">Skopiuj Moc</text:span></text:p>
      <text:p text:style-name="Text_20_body">Poziom 3: <text:span text:style-name="T103">Kradzież Mocy lub</text:span> <text:span text:style-name="T103">Dzikie Zdolności</text:span></text:p>
      <text:p text:style-name="Text_20_body">Poziom 4: <text:span text:style-name="T103">Ulepszone Skopiowanie Mocy</text:span></text:p>
      <text:p text:style-name="Text_20_body">Poziom 5: P<text:span text:style-name="T103">amięć Mocy</text:span></text:p>
      <text:p text:style-name="Text_20_body">Poziom 6: <text:span text:style-name="T103">Cudowne Kopiowanie</text:span> <text:span text:style-name="T103">lub</text:span> <text:span text:style-name="T103">Wielość Kopii</text:span></text:p>
      <text:p text:style-name="P69">Wtrącenia MG: Skopiowana moc przestaje nagle działać lub wymyka się z kontroli. Skopiowana moc nie posiada drugorzędnych mocy (np.: superszybkość bez odporności na pęd powietrza lub bycie odpornym na żar własnych ognistych pocisków). </text:p>
      <text:p text:style-name="P15">Leci na Wspaniałych Skrzydłach</text:p>
      <text:p text:style-name="P34">Wielu superbohaterów może latać, niektórzy z nich nawet mają skrzydła. Możesz korzystać ze swoich skrzydeł do poruszania się, atakowania i obrony.</text:p>
      <text:p text:style-name="P26">Poziom 1: <text:span text:style-name="T104">Unoszenie się</text:span></text:p>
      <text:p text:style-name="P26">Poziom 1: <text:span text:style-name="T104">Krótki Lot</text:span></text:p>
      <text:p text:style-name="P26">Poziom 2: <text:span text:style-name="T104">Skrzydła-Bronie</text:span></text:p>
      <text:p text:style-name="P26">Poziom 3: <text:span text:style-name="T104">Akrobatyczny Atak lub</text:span> or <text:span text:style-name="T104">Latający Kompan</text:span></text:p>
      <text:p text:style-name="P26">Poziom 4: <text:span text:style-name="T104">Trudny do Trafienia</text:span></text:p>
      <text:p text:style-name="P26">Poziom 5: <text:span text:style-name="T104">Rozpęd</text:span></text:p>
      <text:p text:style-name="P26">Poziom 6: <text:span text:style-name="T104">Trudny Cel</text:span> <text:span text:style-name="T104">lub</text:span> <text:span text:style-name="T104">Mistrz Obrony</text:span></text:p>
      <text:p text:style-name="P34">Wtrącenia MG: Skrzydło może być zranione lub nie mieć dość miejsca, przez co bohater upada. Latanie wysoko czyni postać wyraźnym celem dla niespodziewanego wroga. </text:p>
      <text:p text:style-name="P15">Łamie Systemy</text:p>
      <text:p text:style-name="P70">Wykorzystujesz słabości sztucznych systemów, wliczając (ale nie ograniczając się) do programów komputerowych.</text:p>
      <text:p text:style-name="Text_20_body">Poziom 1: <text:span text:style-name="T104">Hakowanie Niemożliwości</text:span></text:p>
      <text:p text:style-name="Text_20_body">Poziom 1: <text:span text:style-name="T104">Programowanie</text:span></text:p>
      <text:p text:style-name="Text_20_body">Poziom 2: <text:span text:style-name="T104">Połączenia</text:span></text:p>
      <text:p text:style-name="Text_20_body">Poziom 3: <text:span text:style-name="T104">Sprawny Oszust</text:span> <text:span text:style-name="T104">lub</text:span> <text:span text:style-name="T104">Umiejętny Atak</text:span></text:p>
      <text:p text:style-name="Text_20_body">Poziom 4: <text:span text:style-name="T104">Skonfunduj Wroga</text:span></text:p>
      <text:p text:style-name="Text_20_body"><text:soft-page-break/>Poziom 5: <text:span text:style-name="T104">Wsparcie Przyjaciela</text:span></text:p>
      <text:p text:style-name="Text_20_body">Poziom 6: <text:span text:style-name="T104">Przysługa lub </text:span><text:span text:style-name="T105">Większy Ulepszony Potencjał</text:span></text:p>
      <text:p text:style-name="P63"><text:span text:style-name="T105">Wtrącenia MG: Twoje kontakty czasami mają swoje własne motywacje. Niekiedy urzą</text:span><text:span text:style-name="T106">d</text:span><text:span text:style-name="T105">zenia mają zabezpieczenia lub nawet pułapki.</text:span></text:p>
      <text:p text:style-name="P15">Łączy Ciało i Stal</text:p>
      <text:p text:style-name="P71">Twoje ciało jest częściowo maszyną.</text:p>
      <text:p text:style-name="Text_20_body">Poziom 1: <text:span text:style-name="T107">Ulepszone Ciało</text:span></text:p>
      <text:p text:style-name="Text_20_body">Poziom 2: Interf<text:span text:style-name="T107">ejs</text:span></text:p>
      <text:p text:style-name="Text_20_body">Poziom 3: <text:span text:style-name="T107">Pakiet Sensoryczny lub</text:span> <text:span text:style-name="T107">Uzbrojenie</text:span></text:p>
      <text:p text:style-name="Text_20_body">Poziom 4: Fu<text:span text:style-name="T107">zja</text:span></text:p>
      <text:p text:style-name="Text_20_body">Poziom 5: <text:span text:style-name="T107">Głębokie Reserwy</text:span></text:p>
      <text:p text:style-name="Text_20_body">Poziom 6: <text:span text:style-name="T107">Regeneracja Umysłu lub</text:span> Ultra <text:span text:style-name="T107">Wzmocnienie</text:span></text:p>
      <text:p text:style-name="P71">Wtrącenia MG: Ludzie w większości społeczności boją się kogoś, kto ma w sobie mechaniczne części.</text:p>
      <text:p text:style-name="P15">Łączy Umysł i Maszynę</text:p>
      <text:p text:style-name="P71">Elektroniczne implanty w Twoim mózgu czynią Cię supermyślicielem.</text:p>
      <text:p text:style-name="Text_20_body">Poziom 1: <text:span text:style-name="T107">Ulepszony Intelekt</text:span></text:p>
      <text:p text:style-name="Text_20_body">Poziom 1: <text:span text:style-name="T107">Umiejętności Wiedzy</text:span></text:p>
      <text:p text:style-name="Text_20_body">Poziom 2: <text:span text:style-name="T107">Kwerenda</text:span></text:p>
      <text:p text:style-name="Text_20_body">Poziom 3: <text:span text:style-name="T107">Procesor Akcji lub</text:span> <text:span text:style-name="T107">Telepatia Maszyn</text:span></text:p>
      <text:p text:style-name="Text_20_body">Poziom 4: <text:span text:style-name="T107">Większy Ulepszony Intelekt</text:span></text:p>
      <text:p text:style-name="Text_20_body">Poziom 4: <text:span text:style-name="T107">Umiejętności Wiedzy</text:span></text:p>
      <text:p text:style-name="Text_20_body">Poziom 5: <text:span text:style-name="T107">Wizja Przyszłości</text:span></text:p>
      <text:p text:style-name="Text_20_body">Poziom 6: <text:span text:style-name="T107">Ulepszenie Maszyny lub</text:span> <text:span text:style-name="T107">Regeneracja Umysłu</text:span></text:p>
      <text:p text:style-name="P71">Wtrącenia MG: Maszyny się psują. Potężne maszyny myślące mogą przejąć kontrolę nad mniejszymi maszynami. Pewni ludzie nie ufają komuś, kto nie jest w pełni organiczny. </text:p>
      <text:p text:style-name="P15">Ma Szlachetną Krew</text:p>
      <text:p text:style-name="P71">Dziedzic bogactwa i mocy, masz tytuł szlachecki i zdolności przyznae przez uprzywilejowane wychowanie. </text:p>
      <text:p text:style-name="Text_20_body"><text:span text:style-name="T107">Opcja Zamiany Typu</text:span>: <text:span text:style-name="T107">Służba</text:span></text:p>
      <text:p text:style-name="Text_20_body">Poziom 1: P<text:span text:style-name="T107">rzywileje Szlachty</text:span></text:p>
      <text:p text:style-name="Text_20_body">Poziom 2: <text:span text:style-name="T107">Wyszkolony Dyskutant</text:span></text:p>
      <text:p text:style-name="Text_20_body">Poziom 3: <text:span text:style-name="T107">Zaawansowany Rozkaz</text:span> <text:span text:style-name="T107">lub</text:span> <text:span text:style-name="T107">Odwaga Szlachcica</text:span></text:p>
      <text:p text:style-name="Text_20_body"><text:soft-page-break/>Poziom 4: <text:span text:style-name="T108">Kompan-Ekspert</text:span></text:p>
      <text:p text:style-name="Text_20_body">Poziom 5: <text:span text:style-name="T108">Potwierdzenie Własnego Przywileju</text:span></text:p>
      <text:p text:style-name="Text_20_body">Poziom 6: <text:span text:style-name="T108">Przydatna Pomoc</text:span> <text:span text:style-name="T108">lub</text:span> <text:span text:style-name="T108">Umysł Lidera</text:span></text:p>
      <text:p text:style-name="P72">Wtrącenia MG: Długi rodziny szlacheckiej są problemem bohatera. Dawno zagubione rodzeństwo chce się pozbyć swego rywala. Zabójca odnajduje postać. </text:p>
      <text:p text:style-name="Text_20_body"><text:span text:style-name="T87">Ma Tysi</text:span><text:span text:style-name="T88">ą</text:span><text:span text:style-name="T87">c Twarzy</text:span></text:p>
      <text:p text:style-name="P72">Możesz zmienić swój wygląd, by wyglądać jak zupełnie inna osoba. </text:p>
      <text:p text:style-name="Text_20_body">Poziom 1: <text:span text:style-name="T108">Morficzna Twarz</text:span></text:p>
      <text:p text:style-name="Text_20_body">Poziom 1: <text:span text:style-name="T108">Umiejętności Międzyludzkie</text:span></text:p>
      <text:p text:style-name="Text_20_body">Poziom 2: <text:span text:style-name="T108">Zmiana Ciała</text:span></text:p>
      <text:p text:style-name="Text_20_body">Poziom 2: <text:span text:style-name="T108">Ciało Bitewne</text:span></text:p>
      <text:p text:style-name="Text_20_body">Poziom 3: <text:span text:style-name="T108">Przebranie Innej Osoby lub</text:span> <text:span text:style-name="T108">Odporność</text:span></text:p>
      <text:p text:style-name="Text_20_body">Poziom 4: <text:span text:style-name="T108">Nieśmiertelny</text:span></text:p>
      <text:p text:style-name="Text_20_body">Poziom 4: <text:span text:style-name="T108">Przemyślenie Problemów</text:span></text:p>
      <text:p text:style-name="Text_20_body">Poziom 5: <text:span text:style-name="T108">Pamięć w Czyn</text:span></text:p>
      <text:p text:style-name="Text_20_body">Poziom 6: <text:span text:style-name="T108">Rozdzielenie Jaźni lub</text:span> <text:span text:style-name="T108">Odczytanie Myśli</text:span></text:p>
      <text:p text:style-name="P72">Wtrącenia MG: Część przebrania zawodzi. BN myśli, że przebrana postać to ktoś, kogo zna bardzo dobrze.</text:p>
      <text:p text:style-name="Text_20_body"><text:span text:style-name="T87">Mistrzowsko Posługuje się Broni</text:span><text:span text:style-name="T89">ą</text:span></text:p>
      <text:p text:style-name="P73">Jesteś mistrzem w używaniu pewnego rodzaju broni, czy to mieczy, biczy, noży, pistoletów, czy czegoś innego.</text:p>
      <text:p text:style-name="P73">(Ktoś, kto Mistrzowsko Posługuje się Bronią, może mieć dodatkowy ekwipunek, wliczając broń wysokiej jakości.)</text:p>
      <text:p text:style-name="Text_20_body">Poziom 1: <text:span text:style-name="T109">Mistrz Broni</text:span></text:p>
      <text:p text:style-name="Text_20_body">Poziom 1: <text:span text:style-name="T109">Twórca Broni</text:span></text:p>
      <text:p text:style-name="Text_20_body">Poziom 2: <text:span text:style-name="T109">Obrona Bronią</text:span></text:p>
      <text:p text:style-name="Text_20_body">Poziom 3: <text:span text:style-name="T109">Szybki Atak</text:span> <text:span text:style-name="T109">lub</text:span> <text:span text:style-name="T109">Cios Rozbrajający</text:span></text:p>
      <text:p text:style-name="Text_20_body">Poziom 4: <text:span text:style-name="T109">Bez Wpadek</text:span></text:p>
      <text:p text:style-name="Text_20_body">Poziom 5: <text:span text:style-name="T109">Wyjątkowe Mistrzostwo</text:span></text:p>
      <text:p text:style-name="Text_20_body">Poziom 6: M<text:span text:style-name="T109">orderca</text:span> <text:span text:style-name="T109">lub</text:span> <text:span text:style-name="T109">Śmiertelny Cios</text:span></text:p>
      <text:p text:style-name="P73">Wtrącenia MG: Bronie siępsują. Broniem ogą zostać ukradzione. Bronie można upuścić lub zostać rozbrojonym. </text:p>
      <text:p text:style-name="P15">Morduje</text:p>
      <text:p text:style-name="P35"><text:soft-page-break/>Jesteś asasynem, z profesji, chęci lub ponieważ na tym świecie mordujesz lub zostajesz zamordowany.</text:p>
      <text:p text:style-name="P35">(Ktoś kto Morduje może mieć dodatkowy ekwipunek, wliczywszy 3 dawki trucizny 2 poziomu która zadaje 5 punktów obrażeń). </text:p>
      <text:p text:style-name="P26">Poziom 1: <text:span text:style-name="T109">Atak z Zaskoczenia</text:span></text:p>
      <text:p text:style-name="P26">Poziom 1: <text:span text:style-name="T109">Umiejętności Zabójcy</text:span></text:p>
      <text:p text:style-name="P26">Poziom 2: <text:span text:style-name="T109">Szybka Śmierć</text:span></text:p>
      <text:p text:style-name="P26">Poziom 2: Infiltrator</text:p>
      <text:p text:style-name="P26">Poziom 3: <text:span text:style-name="T109">Świadomość</text:span> <text:span text:style-name="T109">lub</text:span> <text:span text:style-name="T109">Warzenie Trucizn</text:span></text:p>
      <text:p text:style-name="P26">Poziom 4: <text:span text:style-name="T109">Lepszy Atak z Zaskoczenia</text:span></text:p>
      <text:p text:style-name="P26">Poziom 5: <text:span text:style-name="T109">Dodatkowe Obrażenia</text:span></text:p>
      <text:p text:style-name="P26">Poziom 6: <text:span text:style-name="T109">Plan Ucieczki</text:span> <text:span text:style-name="T109">lub</text:span> M<text:span text:style-name="T109">orderca</text:span></text:p>
      <text:p text:style-name="P35">Wtrącenia MG: Większość ludzi nie reaguje dobrze na profesjonalnego zabójcę.</text:p>
      <text:p text:style-name="P21">Mówi Głosem Ziemi</text:p>
      <text:p text:style-name="P36">Twoje duchowe połączenie z naturą i środowiskiem daje Ci mistyczne moce.</text:p>
      <text:p text:style-name="Text_20_body">Poziom 1: <text:span text:style-name="T110">Nasiona Furii</text:span></text:p>
      <text:p text:style-name="Text_20_body">Poziom 1: <text:span text:style-name="T110">Wiedza o Dziczy</text:span></text:p>
      <text:p text:style-name="Text_20_body">Poziom 2: <text:span text:style-name="T110">Chwytające Zielska</text:span></text:p>
      <text:p text:style-name="Text_20_body">Poziom 3: <text:span text:style-name="T110">Ukojenie Dzikiego lub</text:span> <text:span text:style-name="T110">Komunikacja</text:span></text:p>
      <text:p text:style-name="Text_20_body">Poziom 4: <text:span text:style-name="T110">Księżycowa Zmiana Kształtu</text:span></text:p>
      <text:p text:style-name="Text_20_body">Poziom 5: <text:span text:style-name="T110">Erupcja Insektów</text:span></text:p>
      <text:p text:style-name="Text_20_body">Poziom 6: <text:span text:style-name="T110">Wezwanie Burzy</text:span> <text:span text:style-name="T110">lub Trzęsienie Ziemi</text:span></text:p>
      <text:p text:style-name="P74"><text:span text:style-name="T111">Wtrącenia MG: Ranna naturalna (lecz niebezpieczna) istota jest odkryta. Ktoś poluje dla skór, zostawiając zwłoki, by </text:span><text:span text:style-name="T112">gniły. Drzewo uapda w lesie, jedno z ostatnich tak wielkich.</text:span></text:p>
      <text:p text:style-name="P15">Mówi do Duchów</text:p>
      <text:p text:style-name="P77">Niespokojne dusze, duchy natury i żywiołaki wspomagają Cię.</text:p>
      <text:p text:style-name="P77">(W pewnych settingach, Specjalizacja Mówi do Duchów dotyczy tylko jednego rodzaju duchów, takich jak duchy martwych, duchy natury itp.)</text:p>
      <text:p text:style-name="Text_20_body">Poziom 1: <text:span text:style-name="T112">Przepytanie Ducha</text:span></text:p>
      <text:p text:style-name="Text_20_body">Poziom 2: <text:span text:style-name="T112">Duch Kompan</text:span></text:p>
      <text:p text:style-name="Text_20_body">Poziom 3: <text:span text:style-name="T112">Rozkazywanie Duchom lub</text:span> <text:span text:style-name="T112">Wyczulone Zmysły</text:span></text:p>
      <text:p text:style-name="Text_20_body">Poziom 4: <text:span text:style-name="T112">Płaszcz Gniewu</text:span></text:p>
      <text:p text:style-name="Text_20_body">Poziom 5: <text:span text:style-name="T112">Wezwanie Ducha</text:span></text:p>
      <text:p text:style-name="P75"><text:soft-page-break/>Poziom 6: <text:span text:style-name="T12">Wezwanie Międzywymiarowego Ducha</text:span> <text:span text:style-name="T112">lub</text:span> <text:span text:style-name="T112">Absorpcja Ducha</text:span></text:p>
      <text:p text:style-name="P77">Wtrącenia MG: Niektórzy nie ufają tym, którzy sięzadają z duchami. Martwi czasami wcale nie chcą rozmawiać. </text:p>
      <text:p text:style-name="P15">Mówi z Maszynami</text:p>
      <text:p text:style-name="P77">Używasz swojego organicznego mózgu jak komputera, bezprzewodowo łącząć się z dowolnym urządzeniem elektronicznym. Możesz je kontrolować i wpływać na nie w sposób, w jaki inni nie mogą. </text:p>
      <text:p text:style-name="Text_20_body">Poziom 1: <text:span text:style-name="T112">Umiłowanie do Maszyn</text:span></text:p>
      <text:p text:style-name="Text_20_body">Poziom 1: <text:span text:style-name="T112">Interfejs Zasięgowy</text:span></text:p>
      <text:p text:style-name="Text_20_body">Poziom 2: <text:span text:style-name="T112">Ulepszenie Maszyny</text:span></text:p>
      <text:p text:style-name="Text_20_body">Poziom 2: <text:span text:style-name="T112">Zauroczenie Maszyny</text:span></text:p>
      <text:p text:style-name="Text_20_body">Poziom 3: I<text:span text:style-name="T112">nteligentny Interfejs</text:span> <text:span text:style-name="T112">lub</text:span> <text:span text:style-name="T112">Rozkazywanie Maszynom</text:span></text:p>
      <text:p text:style-name="Text_20_body">Poziom 4: <text:span text:style-name="T113">Kompan-Maszyna</text:span></text:p>
      <text:p text:style-name="Text_20_body">Poziom 4: <text:span text:style-name="T113">Walczący z Robotami</text:span></text:p>
      <text:p text:style-name="Text_20_body">Poziom 5: <text:span text:style-name="T113">Zbieranie Informacji</text:span></text:p>
      <text:p text:style-name="Text_20_body">Poziom 6: <text:span text:style-name="T113">Kontrola Maszyny</text:span> <text:span text:style-name="T113">lub Ulepszony Kompan-Maszyna</text:span></text:p>
      <text:p text:style-name="P78">Wtrącenia MG: Maszyna się psuje lub działa w nieprzewidziany sposób.</text:p>
      <text:p text:style-name="P15">Nie Potrzebuje Broni</text:p>
      <text:p text:style-name="P79">Potężne ciosy, kopnięcia, zamachy łokciami i kolanami oraz ruchy całego ciała są wszystkimi broniami, których potrzebujesz. </text:p>
      <text:p text:style-name="Text_20_body">Poziom 1: <text:span text:style-name="T114">Pięści Furii</text:span></text:p>
      <text:p text:style-name="Text_20_body">Poziom 1: <text:span text:style-name="T114">Ciało z Kamienia</text:span></text:p>
      <text:p text:style-name="Text_20_body">Poziom 2: <text:span text:style-name="T114">Atak z Rozbrojeniem</text:span></text:p>
      <text:p text:style-name="Text_20_body">Poziom 2: <text:span text:style-name="T115">Sztuki Walki</text:span></text:p>
      <text:p text:style-name="Text_20_body">Poziom 3: <text:span text:style-name="T115">Gibkość Niczym Woda</text:span> <text:span text:style-name="T115">lub Większy Ulepszony Potencjał</text:span></text:p>
      <text:p text:style-name="Text_20_body">Poziom 4: <text:span text:style-name="T115">Odbicie Ataków</text:span></text:p>
      <text:p text:style-name="Text_20_body">Poziom 5: <text:span text:style-name="T115">Atak Oszałamiający</text:span></text:p>
      <text:p text:style-name="Text_20_body">Poziom 6: <text:span text:style-name="T115">Mistrz Sztuk Walki lub</text:span> <text:span text:style-name="T115">Śmiertelne Obrażenia</text:span></text:p>
      <text:p text:style-name="P81">\Wtrącenia MG: Uderzanie pewnych wrogów boli Cię tak mocno, jak ich ranisz. Wrogowie z broniami mają większy zasięg. Skomplikowane ruchy sztuk walki mogą Cię wytrącić z równowagi.</text:p>
      <text:p text:style-name="P15">Nie Robi Zbyt Dużo</text:p>
      <text:p text:style-name="P80">Jesteś obibokiem, ale wiesz coś o wielu rzeczach. </text:p>
      <text:p text:style-name="Text_20_body">Poziom 1: <text:span text:style-name="T115">Lekcje Życiowe</text:span></text:p>
      <text:p text:style-name="Text_20_body"><text:soft-page-break/>Poziom 2: <text:span text:style-name="T115">Wyluzowanie</text:span></text:p>
      <text:p text:style-name="Text_20_body">Poziom 3: <text:span text:style-name="T115">Umiejętny Atak lub</text:span> <text:span text:style-name="T115">Improwizacja</text:span></text:p>
      <text:p text:style-name="Text_20_body">Poziom 4: <text:span text:style-name="T115">Lekcje Życiowe</text:span></text:p>
      <text:p text:style-name="Text_20_body">Poziom 4: <text:span text:style-name="T116">Większa Umiejętność Obrony</text:span></text:p>
      <text:p text:style-name="Text_20_body">Poziom 5: <text:span text:style-name="T116">Większy Ulepszony Potencjał</text:span></text:p>
      <text:p text:style-name="P76">Poziom 6: <text:span text:style-name="T116">Korzystając z Doświadczenia Życiowego</text:span> <text:span text:style-name="T116">lub Szybki Umysł</text:span></text:p>
      <text:p text:style-name="P82">Wtrącenia MG: Nowe sytuacje są konfundujące i stresujące. Przeszłe akcja (lub ich brak) wracają, by gnębić postać. </text:p>
      <text:p text:style-name="P15">Nigdy się nie Poddaje</text:p>
      <text:p text:style-name="P84">Nigdy się nie poddajesz, radzisz sobie z każdą raną, i zawsze jesteś gotowy na więcej.</text:p>
      <text:p text:style-name="Text_20_body">Poziom 1: <text:span text:style-name="T117">Ulepszone Odzyskanie Zdrowia</text:span></text:p>
      <text:p text:style-name="Text_20_body">Poziom 1: P<text:span text:style-name="T117">arcie Dalej</text:span></text:p>
      <text:p text:style-name="Text_20_body">Poziom 2: <text:span text:style-name="T117">Zignorowanie Bólu</text:span></text:p>
      <text:p text:style-name="Text_20_body">Poziom 3: <text:span text:style-name="T117">Gorączka Krwi lub</text:span> <text:span text:style-name="T117">Ukryta Siła</text:span></text:p>
      <text:p text:style-name="Text_20_body">Poziom 4: <text:span text:style-name="T117">Determinacja</text:span> <text:span text:style-name="T117">lub</text:span> <text:span text:style-name="T117">Wytrzymalszy Niż Wróg</text:span></text:p>
      <text:p text:style-name="Text_20_body">Poziom 5: <text:span text:style-name="T117">Jeszcze Żywy</text:span></text:p>
      <text:p text:style-name="Text_20_body">Poziom 6: <text:span text:style-name="T117">Ostateczne Zaprzeczenie lub</text:span> <text:span text:style-name="T117">Zignorowanie Przeszkody</text:span></text:p>
      <text:p text:style-name="P84">Wtrącenia MG: Czasami, to ekwipunek i broń się poddają. </text:p>
      <text:p text:style-name="P15">Nosi Egzotyczną Tarczę</text:p>
      <text:p text:style-name="P84">Posiadasz wspaniałą tarczę czystej mocy, która zapewnia obronę i pewne zdolności ataku.</text:p>
      <text:p text:style-name="Text_20_body">Poziom 1: <text:span text:style-name="T117">Tarcza Pola Siłowego</text:span></text:p>
      <text:p text:style-name="Text_20_body">Poziom 1: <text:span text:style-name="T117">Uderzenie Mocy</text:span></text:p>
      <text:p text:style-name="Text_20_body">Poziom 2: <text:span text:style-name="T117">Ulepszona Tarcza</text:span></text:p>
      <text:p text:style-name="Text_20_body">Poziom 3: <text:span text:style-name="T117">Leczący Puls lub</text:span> <text:span text:style-name="T117">Rzut Tarczą Siłową</text:span></text:p>
      <text:p text:style-name="Text_20_body">Poziom 4: <text:span text:style-name="T117">Zasilona Tarcza</text:span></text:p>
      <text:p text:style-name="Text_20_body">Poziom 5: <text:span text:style-name="T117">Ściana Mocy</text:span></text:p>
      <text:p text:style-name="Text_20_body">Poziom 6: <text:span text:style-name="T117">Skacząca Tarcza lub</text:span> <text:span text:style-name="T117">Wybuch Tarczy</text:span></text:p>
      <text:p text:style-name="P84">Wtrącenia MG: Tarcza jest chwilowo nieaktywna. Wróg chwilowo przejmuje kontrolę nad tarczą.</text:p>
      <text:p text:style-name="P15">Nosi Halo Ognia</text:p>
      <text:p text:style-name="P84">Możesz pokryć swe ciało płomieniami, co chroni Ciebie i rani Twoich wrogów. </text:p>
      <text:p text:style-name="Text_20_body">Poziom 1: <text:span text:style-name="T117">Płaszcz Ognia</text:span></text:p>
      <text:p text:style-name="Text_20_body">Poziom 2: <text:span text:style-name="T117">Macki Płomieni</text:span></text:p>
      <text:p text:style-name="Text_20_body"><text:soft-page-break/>Poziom 3: <text:span text:style-name="T117">Skrzydła Ognia lub</text:span> <text:span text:style-name="T117">Ognista Ręka Zguby</text:span></text:p>
      <text:p text:style-name="Text_20_body">Poziom 4: <text:span text:style-name="T117">Ostrze Ognia</text:span></text:p>
      <text:p text:style-name="Text_20_body">Poziom 5: <text:span text:style-name="T117">Ogniste Macki</text:span></text:p>
      <text:p text:style-name="Text_20_body">Poziom 6: <text:span text:style-name="T117">Ognisty Sługa lub</text:span> <text:span text:style-name="T117">Piekielny Szlak</text:span></text:p>
      <text:p text:style-name="P83"><text:span text:style-name="T117">Wtrącenia MG</text:span>: <text:span text:style-name="T117">Ogień pali łatwopalne materiały. Płomienie wyzwalają się spod kontroli. Prymitywne istoty boją się ognia i często atakują źródło swoich lęków. </text:span></text:p>
      <text:p text:style-name="P15">Nosi Zasilany Pancerz</text:p>
      <text:p text:style-name="Text_20_body">Poziom 1: <text:span text:style-name="T118">Zasilany Pancerz</text:span></text:p>
      <text:p text:style-name="Text_20_body">Poziom 1: <text:span text:style-name="T118">Ulepszona Moc</text:span></text:p>
      <text:p text:style-name="Text_20_body">Poziom 2: <text:span text:style-name="T118">Wyświetlacz w Hełmie</text:span></text:p>
      <text:p text:style-name="Text_20_body">Poziom 3: <text:span text:style-name="T118">Zbroja Fuzyjna lub</text:span> <text:span text:style-name="T118">Ulepszone Zdrowie</text:span></text:p>
      <text:p text:style-name="Text_20_body">Poziom 4: <text:span text:style-name="T118">Wystrzał Mocy</text:span></text:p>
      <text:p text:style-name="Text_20_body">Poziom 5: <text:span text:style-name="T118">Pole Mocy Zasilanego Pancerza</text:span></text:p>
      <text:p text:style-name="Text_20_body">Poziom 6: <text:span text:style-name="T118">Mistrzowska Modyfikacja Pancerza </text:span>(<text:span text:style-name="T118">Krótki Lot)</text:span> <text:span text:style-name="T118">lub Mistrzowska Modyfikacja Pancerza</text:span> (<text:span text:style-name="T118">Pojemnik na Cypher</text:span>)</text:p>
      <text:p text:style-name="P85">Wtrącenia MG: Nie możesz zdjąć pancerza. Pancerz działa samodzielnie. Pancerz chwilowo się wyłącza. BN-i boją się pancerza. </text:p>
      <text:p text:style-name="P15">Oblicza Nieobliczalne</text:p>
      <text:p text:style-name="P86">Nadludzkie zdolności matematyczne pozwalająci Ci na modelowanie świata na bieżąco, dając Ci przewagę nad innymi. </text:p>
      <text:p text:style-name="Text_20_body">Poziom 1: P<text:span text:style-name="T119">rorocze Równanie</text:span></text:p>
      <text:p text:style-name="Text_20_body">Poziom 1: <text:span text:style-name="T119">Wyższa Matematyka</text:span></text:p>
      <text:p text:style-name="Text_20_body">Poziom 2: <text:span text:style-name="T119">Proroczy Model</text:span></text:p>
      <text:p text:style-name="Text_20_body">Poziom 3: <text:span text:style-name="T119">Podświadoma Obrona</text:span> <text:span text:style-name="T119">lub Ulepszony Intelekt</text:span></text:p>
      <text:p text:style-name="Text_20_body">Poziom 4: <text:span text:style-name="T119">Obliczenia Bitewne</text:span></text:p>
      <text:p text:style-name="Text_20_body">Poziom 5: <text:span text:style-name="T119">Większy Ulepszony Intelekt</text:span></text:p>
      <text:p text:style-name="Text_20_body">Poziom 5: <text:span text:style-name="T119">Najwyższa Matematyka</text:span></text:p>
      <text:p text:style-name="Text_20_body">Poziom 6: <text:span text:style-name="T119">Wiedza o Nieznanym</text:span> <text:span text:style-name="T119">lub</text:span> <text:span text:style-name="T119">Większy Ulepszony Intelekt </text:span></text:p>
      <text:p text:style-name="P86">Wtrącenia MG: Zbyt wiele przewidzianych wyników przeraża lub przeciąża i oszałamia postać. Wynik wskazuje na nadchodzącą klęskę. </text:p>
      <text:p text:style-name="P15">Otrzymuje Boskie Błogosławieństwa</text:p>
      <text:p text:style-name="P87">Jako oddany wyznawca boskiej istoty, posiadasz pewne moce swego bóstwa, by czynić cuda. </text:p>
      <text:p text:style-name="Text_20_body">Poziom 1: <text:span text:style-name="T120">Błogosławieństwo Bóstw</text:span></text:p>
      <text:p text:style-name="Text_20_body"><text:soft-page-break/>Poziom 2: <text:span text:style-name="T120">Ulepszony Intelekt</text:span></text:p>
      <text:p text:style-name="Text_20_body">Poziom 3: <text:span text:style-name="T120">Boski Blask lub</text:span> <text:span text:style-name="T120">Kwiat Ognia</text:span></text:p>
      <text:p text:style-name="Text_20_body">Poziom 4: <text:span text:style-name="T120">Niebiańska Gloria</text:span></text:p>
      <text:p text:style-name="Text_20_body">Poziom 5: <text:span text:style-name="T120">Boska Interwencja</text:span></text:p>
      <text:p text:style-name="Text_20_body">Poziom 6: <text:span text:style-name="T120">Boski Symbo</text:span>l <text:span text:style-name="T120">lub</text:span> <text:span text:style-name="T120">Przywołanie Demona</text:span></text:p>
      <text:p text:style-name="P87">Wtrącenia MG: Demon bada użytkowników boskiej magii. Rywalizujący kult ma problemy z naukami postaci.</text:p>
      <text:p text:style-name="Text_20_body">Pilotuje Statki Kosmiczne</text:p>
      <text:p text:style-name="P87">Jesteś pilotem statku kosmicznego</text:p>
      <text:p text:style-name="Text_20_body">Poziom 1: Pilot<text:span text:style-name="T120">aż</text:span></text:p>
      <text:p text:style-name="Text_20_body">Poziom 1: <text:span text:style-name="T120">Planetarna Wiedza</text:span></text:p>
      <text:p text:style-name="Text_20_body">Poziom 2: <text:span text:style-name="T120">Kryjówka w Kosmosie</text:span></text:p>
      <text:p text:style-name="Text_20_body">Poziom 2: <text:span text:style-name="T120">Umysłowa Odporność</text:span></text:p>
      <text:p text:style-name="Text_20_body">Poziom 3: Expert-Pilot</text:p>
      <text:p text:style-name="P88">Poziom 3: <text:span text:style-name="T13">Obeznanie ze Statkiem Kosmicznym</text:span> <text:span text:style-name="T120">lub</text:span> <text:span text:style-name="T120">Kompan-Maszyna</text:span></text:p>
      <text:p text:style-name="P88">Poziom 4: <text:span text:style-name="T13">Sensory Statku Kosmicznego</text:span></text:p>
      <text:p text:style-name="Text_20_body">Poziom 4: <text:span text:style-name="T120">Ulepszona Szybkość</text:span></text:p>
      <text:p text:style-name="P88">Poziom 5: <text:span text:style-name="T14">Znam Ten Statek Jak Własną Dłoń)</text:span></text:p>
      <text:p text:style-name="Text_20_body">Poziom 6: <text:span text:style-name="T120">Wspaniały Pilot</text:span></text:p>
      <text:p text:style-name="Text_20_body">Poziom 6: <text:span text:style-name="T120">Kontrola Zdalna lub</text:span> <text:span text:style-name="T120">Umiejętny Atak</text:span></text:p>
      <text:p text:style-name="P87">Wtrącenia MG: Statek się gubi, psuje, lub zostaje zaatakowany w kosmosie. Dokonujesz odkrycia obcego pasażera na gapę. </text:p>
      <text:p text:style-name="P15">Podróżuje przez Czas</text:p>
      <text:p text:style-name="P87">Widzisz poprzez strumienie czasu, próbujesz w nie sięgnąć i w końcu nawet przez nie podróżować. </text:p>
      <text:p text:style-name="P87">(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Poziom 1: <text:span text:style-name="T121">Przebłysk</text:span></text:p>
      <text:p text:style-name="Text_20_body">Poziom 2: <text:span text:style-name="T121">Historia Przedmiotu</text:span></text:p>
      <text:p text:style-name="Text_20_body">Poziom 3: <text:span text:style-name="T121">Przyspieszenie Czasoprzestrzenne lub</text:span> <text:span text:style-name="T121">Pętla Czasu</text:span></text:p>
      <text:p text:style-name="Text_20_body">Poziom 4: <text:span text:style-name="T121">Czasoprzestrzenne Przesunięcie</text:span></text:p>
      <text:p text:style-name="Text_20_body">Poziom 5: <text:span text:style-name="T121">Sobowtór Czasoprzestrzenny</text:span></text:p>
      <text:p text:style-name="Text_20_body"><text:soft-page-break/>Poziom 6: <text:span text:style-name="T121">Wezwanie przez Czas lub Podróż w Czasie</text:span></text:p>
      <text:p text:style-name="P89">Wtrącenia MG: Powstają paradoksy. Inni pamiętają przeszłe wydarzenia inaczej.</text:p>
      <text:p text:style-name="P15">Poluje</text:p>
      <text:p text:style-name="P37">Jesteś wytrwałym łowcą, który potrafi upolować to, co zechce.</text:p>
      <text:p text:style-name="Text_20_body">Poziom 1: <text:span text:style-name="T122">Estetyczny Atak</text:span></text:p>
      <text:p text:style-name="Text_20_body">Poziom 1: <text:span text:style-name="T122">Łowczy</text:span></text:p>
      <text:p text:style-name="Text_20_body">Poziom 2: <text:span text:style-name="T122">Cel</text:span></text:p>
      <text:p text:style-name="Text_20_body">Poziom 2: <text:span text:style-name="T122">Skradanie się</text:span></text:p>
      <text:p text:style-name="Text_20_body">Poziom 3: <text:span text:style-name="T122">Walczący z Hordą lub</text:span> <text:span text:style-name="T122">Bieg i Chwyt</text:span></text:p>
      <text:p text:style-name="Text_20_body">Poziom 4: <text:span text:style-name="T122">Atak z Zaskoczena</text:span></text:p>
      <text:p text:style-name="Text_20_body">Poziom 5: <text:span text:style-name="T122">Dążenie Łowcy</text:span></text:p>
      <text:p text:style-name="Text_20_body">Poziom 6: <text:span text:style-name="T122">Większa Umiejętność Ataku lub</text:span> <text:span text:style-name="T122">Wiele Celów</text:span></text:p>
      <text:p text:style-name="Text_20_body"><text:span text:style-name="T122">Wtrącenia MG</text:span>: <text:span text:style-name="T122">Ofiara dostrzega postać. Cel nie jest taki słaby, jak się wydawał.</text:span></text:p>
      <text:p text:style-name="P15">Pomaga Swoim Przyjaciołom</text:p>
      <text:p text:style-name="P37">Kochasz swoich przyjaciół i pomagasz im w każdej trudności, niezależnie od wszystkiego.</text:p>
      <text:p text:style-name="Text_20_body"><text:span text:style-name="T122">Opcja do podmiany</text:span>: <text:span text:style-name="T122">Porada od Przyjaciela</text:span></text:p>
      <text:p text:style-name="Text_20_body">Poziom 1: <text:span text:style-name="T122">Pomoc Przyjaciela</text:span></text:p>
      <text:p text:style-name="Text_20_body">Poziom 1: <text:span text:style-name="T122">Odwaga</text:span></text:p>
      <text:p text:style-name="P90">Poziom 2: <text:s/><text:span text:style-name="T15">Ochrona Przed Zmiennym Losem</text:span></text:p>
      <text:p text:style-name="Text_20_body">Poziom 3: <text:span text:style-name="T122">Koka lub</text:span> <text:span text:style-name="T122">Umiejętny Atak</text:span></text:p>
      <text:p text:style-name="Text_20_body">Poziom 4: <text:span text:style-name="T122">Obrońca Przyjaciół</text:span></text:p>
      <text:p text:style-name="Text_20_body">Poziom 4: <text:span text:style-name="T122">Ulepszona Muskulatura</text:span></text:p>
      <text:p text:style-name="Text_20_body">Poziom 5: <text:span text:style-name="T122">Zainspirowanie Akcji</text:span></text:p>
      <text:p text:style-name="Text_20_body">Poziom 6: <text:span text:style-name="T122">Głębokie Przemyślenia lub</text:span> <text:span text:style-name="T122">Umiejętna Obrona</text:span></text:p>
      <text:p text:style-name="Text_20_body"><text:span text:style-name="T122">Wtrącenia MG</text:span>: <text:span text:style-name="T122">Inni czasami mają niecne motywacje. Służby porządkowe się Tobą interesują. Nawet, gdy wszystko idzie dobrze, będzie to miało swoje konsekwencje. </text:span></text:p>
      <text:p text:style-name="P15">Porusza się jak Kot</text:p>
      <text:p text:style-name="P95">Lekki, zwinny i pełen gracji, poruszasz się szybko i łatwo, co pozwala Ci unikać niebezpieczeństw.</text:p>
      <text:p text:style-name="P90">Poziom 1: <text:span text:style-name="T16">Większa Ulepszona Szybkość</text:span></text:p>
      <text:p text:style-name="Text_20_body">Poziom 1: B<text:span text:style-name="T122">alansowanie</text:span></text:p>
      <text:p text:style-name="Text_20_body">Poziom 2: <text:span text:style-name="T122">Umiejętności Ruchu</text:span></text:p>
      <text:p text:style-name="Text_20_body">Poziom 2: <text:span text:style-name="T122">Bezpieczny Upadek</text:span></text:p>
      <text:p text:style-name="Text_20_body"><text:soft-page-break/>Poziom 3: <text:span text:style-name="T122">Trudny to Trafienia</text:span></text:p>
      <text:p text:style-name="P90">Poziom 3: <text:span text:style-name="T17">Ulepszone Skupienie w Szybkości</text:span> <text:span text:style-name="T122">lub</text:span> <text:s/><text:span text:style-name="T16">Większa Ulepszona Szybkość</text:span></text:p>
      <text:p text:style-name="Text_20_body">Poziom 4: <text:span text:style-name="T122">Szybki Cios</text:span></text:p>
      <text:p text:style-name="Text_20_body">Poziom 5: <text:span text:style-name="T122">Śliski</text:span></text:p>
      <text:p text:style-name="P90">Poziom 6: <text:span text:style-name="T18">Perfekcyjna Szybkość</text:span> or <text:s/><text:span text:style-name="T16">Większa Ulepszona Szybkość</text:span></text:p>
      <text:p text:style-name="Text_20_body"><text:span text:style-name="T122">Wtrącenia MG</text:span>: <text:span text:style-name="T122">Nawet kot może być niezdarny. Skok nie jest tak łatwy jak wygląda. Ucieczka jest na tyle przesadzona, że umieszcza postać w bardzo niebezpiecznym położeniu.</text:span></text:p>
      <text:p text:style-name="Text_20_body">Porusza się jak Wiatr</text:p>
      <text:p text:style-name="P94">Możesz się poruszać tak szybko, że rozmywasz się w oczach.</text:p>
      <text:p text:style-name="P90">Poziom 1: <text:span text:style-name="T16">Większa Ulepszona Szybkość</text:span></text:p>
      <text:p text:style-name="P90">Poziom 1: <text:span text:style-name="T19">Szybkostopy</text:span></text:p>
      <text:p text:style-name="P90">Poziom 2: <text:span text:style-name="T6">Trudny do Trafienia</text:span></text:p>
      <text:p text:style-name="P90">Poziom 3: <text:span text:style-name="T18">Perfekcyjna Szybkość</text:span> <text:span text:style-name="T122">lub</text:span> <text:s/><text:span text:style-name="T16">Większa Ulepszona Szybkość</text:span></text:p>
      <text:p text:style-name="P90">Poziom 4: <text:span text:style-name="T20">W Mgnieniu Oka</text:span></text:p>
      <text:p text:style-name="P90">Poziom 5: <text:span text:style-name="T6">Rozmazany</text:span></text:p>
      <text:p text:style-name="P90">Poziom 6: <text:span text:style-name="T18">Perfekcyjna Szybkość</text:span> or <text:span text:style-name="T21">Niemożliwa Szybkość</text:span></text:p>
      <text:p text:style-name="Text_20_body"><text:span text:style-name="T122">Wtrącenia MG</text:span>: <text:span text:style-name="T122">Powierzchnie mogą być </text:span><text:span text:style-name="T123">ś</text:span><text:span text:style-name="T122">liskie lub oferować ukryte przeszkody. Ruch innych istot może być trudny do przewidzenia, i postać może w nie wbiec.</text:span></text:p>
      <text:p text:style-name="P15">Posiada Licencję na Broń</text:p>
      <text:p text:style-name="P92">Posiadasz pistolet i wiesz, jak z niego skorzystać w walce. </text:p>
      <text:p text:style-name="P92">(Choć Posiada Licencjęna Broń zaprojektowaniu z myślą o współczesnej broni, może także dotyczyć futurystycznych blasterów lub innych broni dystansowych.)</text:p>
      <text:p text:style-name="P93">Poziom 1: <text:span text:style-name="T22">Rewolwerowiec</text:span></text:p>
      <text:p text:style-name="P93">Poziom 1: <text:span text:style-name="T23">Wyszkolony w Broni Palnej</text:span></text:p>
      <text:p text:style-name="P93">Poziom 2: <text:span text:style-name="T12">Ostrożny Strzał</text:span></text:p>
      <text:p text:style-name="P93">Poziom 3: <text:span text:style-name="T22">Wyszkolony Rewolwerowiec</text:span> <text:span text:style-name="T124">lub </text:span><text:span text:style-name="T24">Dodatkowe Obrażenia</text:span></text:p>
      <text:p text:style-name="P93">Poziom 4: <text:span text:style-name="T25">Podwójny Wystrzał</text:span></text:p>
      <text:p text:style-name="P93">Poziom 5: <text:span text:style-name="T26">Potrójny Wystrzał</text:span></text:p>
      <text:p text:style-name="P93">Poziom 6: <text:span text:style-name="T25">Specjalny Strzał</text:span> <text:span text:style-name="T124">lub </text:span><text:span text:style-name="T27">Śmiertelne Obrażenia</text:span></text:p>
      <text:p text:style-name="Text_20_body"><text:span text:style-name="T124">Wtrącenia MG:</text:span> <text:span text:style-name="T124">Chybiony strzał lub zacięcie się broni! Atak nie odnosi stutku i akcja jest stracona, plus potrzeba dodatkowej akcji, by zająć się problemem. </text:span></text:p>
      <text:p text:style-name="P15">Posiada Magicznego Sprzymierzeńca</text:p>
      <text:p text:style-name="P91"><text:soft-page-break/>Sprzymierzona magiczna istota, przywiązana do przedmiotu (np.: pomniejszy dżin w lampie lub duch w fajce) to Twój przyjaciel, obrońca i broń.</text:p>
      <text:p text:style-name="P93">Poziom 1: <text:span text:style-name="T28">Zwią</text:span><text:span text:style-name="T29">zana</text:span><text:span text:style-name="T28"> Magiczn</text:span><text:span text:style-name="T29">a</text:span><text:span text:style-name="T28"> Istot</text:span><text:span text:style-name="T29">a</text:span></text:p>
      <text:p text:style-name="P93">Poziom 2: <text:span text:style-name="T30">Więź z Obiektem</text:span></text:p>
      <text:p text:style-name="P93">Poziom 2: <text:span text:style-name="T6">Szuflad</text:span><text:span text:style-name="T31">a</text:span><text:span text:style-name="T6">-Skrytka</text:span></text:p>
      <text:p text:style-name="P93">Poziom 3: <text:span text:style-name="T32">Mniejsze Życzenie</text:span> <text:span text:style-name="T124">lub </text:span><text:span text:style-name="T32">Rumak</text:span></text:p>
      <text:p text:style-name="P93">Poziom 4: <text:span text:style-name="T21">Ulepszona Więź z Przedmiotem</text:span></text:p>
      <text:p text:style-name="P93">Poziom 5: <text:span text:style-name="T32">Średnie Życzenie</text:span></text:p>
      <text:p text:style-name="P93">Poziom 6: <text:span text:style-name="T33">Mistrzostwo Więzi </text:span><text:span text:style-name="T31">z</text:span><text:span text:style-name="T33"> Obiektem</text:span> <text:span text:style-name="T124">lub </text:span><text:span text:style-name="T34">Zaufaj Swemu Szczęściu</text:span></text:p>
      <text:p text:style-name="Text_20_body"><text:span text:style-name="T124">Wtrącenia MG</text:span>: <text:span text:style-name="T124">Istota nagle znika w swoim przedmiocie. Związany obiekt zostaje uszkodzony. Istota nie zgadza się i nie czyni tego, o co się nią prosi. Istota twierdzi, że odchodzi, jeśli nie wykona się dla niej pewnego zadania.</text:span></text:p>
      <text:p text:style-name="P15">Pracuje w Ciemnych Uliczkach</text:p>
      <text:p text:style-name="P99">Działasz niedostrzeżenie, kradnąc od bogatych, by osiągnąć swoje cele.</text:p>
      <text:p text:style-name="Text_20_body">Poziom 1: <text:span text:style-name="T125">Umiejętności Złodzieja</text:span></text:p>
      <text:p text:style-name="P96">Poziom 2: <text:span text:style-name="T35">Kontakty w Półświatku</text:span></text:p>
      <text:p text:style-name="P96">Poziom 3: <text:span text:style-name="T23">Niezłe Oszustwo</text:span> <text:span text:style-name="T125">lub </text:span><text:span text:style-name="T6">Trening Gildii</text:span></text:p>
      <text:p text:style-name="P96">Poziom 4: <text:span text:style-name="T36">Złodziejski Mistrz</text:span></text:p>
      <text:p text:style-name="P96">Poziom 5: <text:span text:style-name="T37">Nieczyste Zagrania</text:span></text:p>
      <text:p text:style-name="P96">Poziom 6: <text:span text:style-name="T38">Szczur Miejski</text:span> <text:span text:style-name="T125">lub </text:span><text:span text:style-name="T38">Wysokie Skupienie</text:span></text:p>
      <text:p text:style-name="Text_20_body"><text:span text:style-name="T125">Wtrącenia MG</text:span>: <text:span text:style-name="T125">Złodzieje lądują w więzieniu. Dorabiasz się potężnych wrogów.</text:span></text:p>
      <text:p text:style-name="P15">Pracuje, by Żyć</text:p>
      <text:p text:style-name="P99">Cieszysz się, gdy możesz dobrze wykonać swoją pracę, niezależnie, czy to programowanie, budowanie domów, czy górnictwo asteroidów.</text:p>
      <text:p text:style-name="P96">Poziom 1: <text:span text:style-name="T6">Zręczny Rzemieślnik</text:span></text:p>
      <text:p text:style-name="P96">Poziom 2: <text:span text:style-name="T39">Mięśnie z Żelaza</text:span></text:p>
      <text:p text:style-name="P96">Poziom 3: <text:span text:style-name="T40">Oko do Szczegółów</text:span> <text:span text:style-name="T125">lub</text:span> <text:span text:style-name="T21">Improwizacja</text:span></text:p>
      <text:p text:style-name="P96">Poziom 4: <text:span text:style-name="T17">Ulepszona </text:span><text:span text:style-name="T41">M</text:span><text:span text:style-name="T17">oc</text:span></text:p>
      <text:p text:style-name="P96">Poziom 4: <text:span text:style-name="T42">Stwardniały</text:span></text:p>
      <text:p text:style-name="P96">Poziom 5: <text:span text:style-name="T17">Umiejętność Eksperta</text:span></text:p>
      <text:p text:style-name="P96">Poziom 6: <text:span text:style-name="T16">Większy Ulepszony Potencjał</text:span> <text:span text:style-name="T125">lub <text:s/></text:span><text:span text:style-name="T6">Ciężko Zapracowana Odporność</text:span></text:p>
      <text:p text:style-name="Text_20_body"><text:span text:style-name="T125">Wtrącenia MG</text:span>: <text:span text:style-name="T125">Naprawy czasami zawodzą. Kable mogą być trudne do odkodowania i ciągle bbyć pod napięciem. Czasami ludzie są niegrzeczni dla tych, co pracują, by żyć. </text:span></text:p>
      <text:p text:style-name="P15"><text:soft-page-break/>Przebudza Sny</text:p>
      <text:p text:style-name="P99">Możesz wyciągnąć obrazy ze snów i umieścić je w świecie jawy.</text:p>
      <text:p text:style-name="P96">Poziom 1: <text:span text:style-name="T43">Iluzja Snów</text:span></text:p>
      <text:p text:style-name="P96">Poziom 1: <text:span text:style-name="T33">Oneiro-alchemia</text:span></text:p>
      <text:p text:style-name="P96">Poziom 2: <text:span text:style-name="T43">Złodziej Snów</text:span></text:p>
      <text:p text:style-name="P96">Poziom 3: <text:span text:style-name="T43">Sen Staje się Prawdą </text:span><text:span text:style-name="T41">lub</text:span> <text:span text:style-name="T17">Ulepszony Intelekt</text:span></text:p>
      <text:p text:style-name="P97">Poziom 4: <text:span text:style-name="T44">Sen na Jawie</text:span></text:p>
      <text:p text:style-name="P97">Poziom 5: <text:span text:style-name="T126">K</text:span><text:span text:style-name="T30">oszmar</text:span></text:p>
      <text:p text:style-name="P97">Poziom 6: <text:span text:style-name="T45">Komnata Snów</text:span> <text:span text:style-name="T126">lub</text:span> <text:span text:style-name="T46">Pole Reakcyjne</text:span></text:p>
      <text:p text:style-name="Text_20_body"><text:span text:style-name="T126">Wtrącenia MG</text:span>: <text:span text:style-name="T126">Niespodziewany epizod lunatykowania stawia postać w niebezpiecznej sytuacji. Koszmar wyzwala się ze snu.</text:span></text:p>
      <text:p text:style-name="P15">Przeszukuje Ruiny</text:p>
      <text:p text:style-name="P100">Kiedy nie biegniesz lub się chowasz, przeszukujesz ruiny cywilizacji w celu znalezienia użytecznych pozostałości, co pozwala Ci przetrwać. </text:p>
      <text:p text:style-name="P98">Poziom 1: <text:span text:style-name="T23">Ocalały z Apokalipsy</text:span></text:p>
      <text:p text:style-name="P98">Poziom 1: <text:span text:style-name="T47">Wiedza o Ruinach</text:span></text:p>
      <text:p text:style-name="P98">Poziom 2: <text:span text:style-name="T48">Rzemieślnik Rupieci</text:span></text:p>
      <text:p text:style-name="P98">Poziom 3: <text:span text:style-name="T42">Korzystanie z Okazji</text:span> <text:span text:style-name="T127">lub</text:span> <text:span text:style-name="T127">Ulepszone Zdrowie</text:span></text:p>
      <text:p text:style-name="P98">Poziom 4: <text:span text:style-name="T49">Wiesz, Gdzie Szukać</text:span></text:p>
      <text:p text:style-name="P98">Poziom 5: <text:span text:style-name="T50">Cyphery z Odzysku</text:span></text:p>
      <text:p text:style-name="P98">Poziom 6: <text:span text:style-name="T51">Artefakty z Odzysku</text:span> <text:span text:style-name="T127">lub Pole Reakcyjne</text:span></text:p>
      <text:p text:style-name="Text_20_body"><text:span text:style-name="T128">Wtrącenia MG: Przedmiot stworzony z zrecyklingowanych śmieci psuje się. Ktoś pojawia się i twierdzi, że użyteczne pozostałości nalezą do niego. Zrecyklingowany</text:span> <text:span text:style-name="T128">cypher eksploduje. </text:span></text:p>
      <text:p text:style-name="Text_20_body">Przewodzi</text:p>
      <text:p text:style-name="P102">Twoje naturalne zdolności przywódcze pozwalają Ci na wydawanie rozkazów, wliczając w to Twoich oddanych podległych.</text:p>
      <text:p text:style-name="P101">Poziom 1: <text:span text:style-name="T39">Naturalna Charyzma</text:span></text:p>
      <text:p text:style-name="P101">Poziom 1: <text:span text:style-name="T16">Dobra Porada</text:span></text:p>
      <text:p text:style-name="P101">Poziom 2: <text:span text:style-name="T17">Potencjał</text:span></text:p>
      <text:p text:style-name="P101">Poziom 2: <text:s/><text:span text:style-name="T52">Podstawowy </text:span><text:span text:style-name="T53">Kompan</text:span></text:p>
      <text:p text:style-name="P101">Poziom 3: <text:span text:style-name="T54">Zaawansowany Rozkaz</text:span> or <text:span text:style-name="T129">Kompan-Ekspert</text:span></text:p>
      <text:p text:style-name="P101">Poziom 4: <text:span text:style-name="T12">Zachwyt lub Inspiracja</text:span></text:p>
      <text:p text:style-name="P101">Poziom 5: <text:span text:style-name="T16">Większy Ulepszony Potencjał</text:span></text:p>
      <text:p text:style-name="P101"><text:soft-page-break/>Poziom 6: <text:span text:style-name="T71">Drużyna</text:span><text:span text:style-name="T52"> </text:span><text:span text:style-name="T53">Kompanów</text:span> <text:span text:style-name="T129">lub</text:span> <text:span text:style-name="T129">Umysł Lidera</text:span></text:p>
      <text:p text:style-name="Text_20_body"><text:span text:style-name="T129">Wtrącenia MG</text:span>: <text:span text:style-name="T129">Kompani odnoszą klęskę, zdradzają Cię, okłamują, przechodzą na złą stronę, dająsię porwać lub umierają.</text:span></text:p>
      <text:p text:style-name="P15">Przyjmuje Zwierzęcy Kształt</text:p>
      <text:p text:style-name="P102">Możesz się zmienić w zwierzę.</text:p>
      <text:p text:style-name="P101">Poziom 1: <text:span text:style-name="T55">Zwierzęcy Kształt</text:span></text:p>
      <text:p text:style-name="Text_20_body">Poziom 2: <text:span text:style-name="T129">Komunikacja</text:span></text:p>
      <text:p text:style-name="Text_20_body">Poziom 2: <text:span text:style-name="T129">Ukojenie Dzikiego</text:span></text:p>
      <text:p text:style-name="P101">Poziom 3: <text:span text:style-name="T56">Większy Zwierzęcy Kształt </text:span><text:span text:style-name="T57">lub</text:span> <text:span text:style-name="T129">Większa Likantropia</text:span></text:p>
      <text:p text:style-name="Text_20_body">Poziom 4: <text:span text:style-name="T129">Zwierzęce Szpiegowanie</text:span></text:p>
      <text:p text:style-name="Text_20_body">Poziom 5: <text:span text:style-name="T129">Trudny do Zamordowania</text:span></text:p>
      <text:p text:style-name="P101">Poziom 6: <text:span text:style-name="T129">Rozmazana Prędkość</text:span> <text:span text:style-name="T129">lub</text:span> <text:s/><text:span text:style-name="T58">Rozszerzony Zwierzęcy Kształt</text:span></text:p>
      <text:p text:style-name="Text_20_body"><text:span text:style-name="T129">Wtrącenia MG</text:span>: <text:span text:style-name="T129">Postać niespodziewanie zmienia kształt. BN jest przerażony lub agresywny w stosunku do zmiennokształtnego. Transformacja zajmuje dłużej, niż się spodziewano.</text:span></text:p>
      <text:p text:style-name="P102">Większa Likantropia stosuje się do używania Zwierzęcego Kształtu.</text:p>
      <text:p text:style-name="P15">Przywdziewa Połyskliwy Lód</text:p>
      <text:p text:style-name="P103">Rozkazujesz zimowej mocy zimna i lodu.</text:p>
      <text:p text:style-name="Text_20_body">Poziom 1: <text:span text:style-name="T130">Lodowa Zbroja</text:span></text:p>
      <text:p text:style-name="Text_20_body">Poziom 2: <text:span text:style-name="T130">Lodowy Dotyk</text:span></text:p>
      <text:p text:style-name="Text_20_body">Poziom 3: <text:span text:style-name="T130">Mrozący Dotyk lub</text:span> <text:span text:style-name="T130">Lodowa Kreacja</text:span></text:p>
      <text:p text:style-name="Text_20_body">Poziom 4: <text:span text:style-name="T130">Twarda Lodowa Zbroja</text:span></text:p>
      <text:p text:style-name="Text_20_body">Poziom 5: <text:span text:style-name="T130">Emisja Zimna</text:span></text:p>
      <text:p text:style-name="Text_20_body">Poziom 6: <text:span text:style-name="T130">Śniegowa Zamieć lub</text:span> <text:span text:style-name="T130">Lodowe Rękawice</text:span></text:p>
      <text:p text:style-name="P104"><text:span text:style-name="T130">Wtrącenia MG</text:span>: <text:span text:style-name="T130">Lód czyni powierzchnie śliskimi. Ektremalne zimno sprawia, że przedmioty pękają i się psują. </text:span></text:p>
      <text:p text:style-name="P22">Pływał z Piratami</text:p>
      <text:p text:style-name="P103">Pływałeś razem ze straszliwymi piratami, ale zdecydowałeś się zerwać z piractwem i poświęcićsię innemu celowi. Powstaje pytanie: czy twoja przeszłość pozwoli o sobie zapomnieć?</text:p>
      <text:p text:style-name="P104">Poziom 1: <text:span text:style-name="T130">Zignorowanie Bólu</text:span></text:p>
      <text:p text:style-name="P104">Poziom 1: <text:span text:style-name="T130">Marynarz</text:span></text:p>
      <text:p text:style-name="P104">Poziom 2: <text:span text:style-name="T130">Korzystanie z Okazji</text:span></text:p>
      <text:p text:style-name="P104">Poziom 2: <text:span text:style-name="T130">Przerażająca Reputacja</text:span></text:p>
      <text:p text:style-name="P104">Poziom 3: <text:span text:style-name="T130">Umiejętny Atak lub Umiejętna Obrona</text:span></text:p>
      <text:p text:style-name="P104"><text:soft-page-break/>Poziom 4: <text:span text:style-name="T130">Morskie Nogi</text:span></text:p>
      <text:p text:style-name="P104">Poziom 4: <text:span text:style-name="T130">Umiejętności Ruchu</text:span></text:p>
      <text:p text:style-name="P104">Poziom 5: <text:span text:style-name="T130">Zagubieni w Chaosie</text:span></text:p>
      <text:p text:style-name="P104">Poziom 6: <text:span text:style-name="T130">Pojedynek na Śmierć i Życie lub</text:span> <text:span text:style-name="T130">Następny Atak</text:span></text:p>
      <text:p text:style-name="P104"><text:span text:style-name="T130">Wtrącenia MG</text:span>: <text:span text:style-name="T130">Istnieje wiele niebezpieczeńst</text:span><text:span text:style-name="T131">w</text:span><text:span text:style-name="T130"> Siedmiu Mórz, wliczając sztormy i zarazy. Inni piraci czasem awansują poprzez zdradę. Pirat wyśledził dawnych kompanów, by odkryć ukryty skarb.</text:span></text:p>
      <text:p text:style-name="P15">Rozciąga się</text:p>
      <text:p text:style-name="P103">Twoje ciło jest gumowe i elastyczne, zdolne rozciągać się na wielkie długości i kompresować z powrotem.</text:p>
      <text:p text:style-name="Text_20_body">Poziom 1: <text:span text:style-name="T130">Człowiek-Guma</text:span></text:p>
      <text:p text:style-name="Text_20_body">Poziom 1: <text:span text:style-name="T130">Daleki Krok</text:span></text:p>
      <text:p text:style-name="Text_20_body">Poziom 2: <text:span text:style-name="T130">Elastyczny Chwyt</text:span></text:p>
      <text:p text:style-name="Text_20_body">Poziom 2: <text:span text:style-name="T130">Bezpieczny Upadek</text:span></text:p>
      <text:p text:style-name="P104">Poziom 3: <text:span text:style-name="T59">Przeniknięcie Przez Barierę</text:span> <text:span text:style-name="T130">lub</text:span> <text:s/><text:span text:style-name="T32">Przekierowanie Ataku</text:span></text:p>
      <text:p text:style-name="Text_20_body">Poziom 4: <text:span text:style-name="T130">Odporność</text:span></text:p>
      <text:p text:style-name="P104">Poziom 5: <text:span text:style-name="T16">Mistrz Ruchu</text:span></text:p>
      <text:p text:style-name="P104">Poziom 6: <text:span text:style-name="T28">Ruch i Multiatak </text:span><text:span text:style-name="T60">lub Jeszcze Żywy</text:span></text:p>
      <text:p text:style-name="P11">Wtrącenia MG: Atak lub efekt wchodzi w interakcję z elastycznością BG. Rozciągnięta kończyna staje się przeciążona i słaba. </text:p>
      <text:p text:style-name="P15">Rozdziera Ściany Świata</text:p>
      <text:p text:style-name="P108">Szybkość i fazowanie daje Ci unikalną zdolność unikania zagrożeń i zadawania obrażeń jednocześnie. </text:p>
      <text:p text:style-name="P105">Poziom 1: <text:span text:style-name="T18">Bieg Fazowy</text:span></text:p>
      <text:p text:style-name="P105">Poziom 1: <text:span text:style-name="T37">Przeszkadzający Dotyk</text:span></text:p>
      <text:p text:style-name="P105">Poziom 2: <text:span text:style-name="T61">Fazowe Zadrapanie</text:span></text:p>
      <text:p text:style-name="P105">Poziom 3: <text:span text:style-name="T48">Niewidzialne Fazowanie </text:span><text:span text:style-name="T62">lub </text:span><text:span text:style-name="T15">Przechodzenie Przez Ściany</text:span></text:p>
      <text:p text:style-name="P105">Poziom 4: <text:span text:style-name="T18">Detonacja Fazowa</text:span></text:p>
      <text:p text:style-name="P105">Poziom 5: <text:span text:style-name="T15">Bardzo Długi Bi</text:span><text:span text:style-name="T63">e</text:span><text:span text:style-name="T15">g Fazowy</text:span></text:p>
      <text:p text:style-name="P105">Poziom 6: <text:span text:style-name="T13">Potężniejsze Fazowanie</text:span> <text:span text:style-name="T132">lub</text:span> <text:span text:style-name="T15">Nietykalny</text:span><text:span text:style-name="T35"> Podczas Ruchu</text:span></text:p>
      <text:p text:style-name="Text_20_body"><text:span text:style-name="T132">Wtrącenia MG</text:span>: <text:span text:style-name="T132">Poruszanie się tak szybko czasami prowadzi wprost na niespodziewane, egzotyczne przeszkody.</text:span></text:p>
      <text:p text:style-name="P15">Rozwiązuje Tajemnice</text:p>
      <text:p text:style-name="P108">Jesteś mistrzem dedukcji, używającym dowodów, by odnaleźć odpowiedzi.</text:p>
      <text:p text:style-name="P105"><text:soft-page-break/>Poziom 1: <text:span text:style-name="T48">Śledczy</text:span></text:p>
      <text:p text:style-name="P105">Poziom 1: <text:span text:style-name="T13">Detektyw</text:span></text:p>
      <text:p text:style-name="P105">Poziom 2: <text:span text:style-name="T33">Z Dala od Niebezpieczeństwa</text:span></text:p>
      <text:p text:style-name="P105">Poziom 3: <text:span text:style-name="T64">Dobrze Wykształcony</text:span> <text:span text:style-name="T132">lub</text:span> <text:span text:style-name="T132">Umiejętny Atak</text:span></text:p>
      <text:p text:style-name="P105">Poziom 4: <text:span text:style-name="T9">Wyciągnięcie Wniosków</text:span></text:p>
      <text:p text:style-name="P105">Poziom 5: <text:span text:style-name="T44">Ogarnięcie Sytuacji</text:span></text:p>
      <text:p text:style-name="P105">Poziom 6: <text:span text:style-name="T61">Przejęcie Inicjatywy </text:span><text:span text:style-name="T62">lub </text:span><text:span text:style-name="T6">Większa Umiejętność Obrony</text:span></text:p>
      <text:p text:style-name="Text_20_body"><text:span text:style-name="T132">Wtrącenia MG</text:span>: <text:span text:style-name="T132">Dowody znikają, fałszywe tropy konfundują, a świadkowie kłamią. Początkowe wnioski mogą być błędne.</text:span></text:p>
      <text:p text:style-name="P15">Rośnie do Gigantycznych Rozmiarów</text:p>
      <text:p text:style-name="P109">Na krótkie okresy, rośniesz większy i, z odpowiednim dośiadczeniem, do prawdziwie gigantycznych rozmiarów.</text:p>
      <text:p text:style-name="P106">Poziom 1: <text:span text:style-name="T17">Wzrost</text:span></text:p>
      <text:p text:style-name="Text_20_body">Poziom 1: <text:span text:style-name="T133">Przeogromny</text:span></text:p>
      <text:p text:style-name="Text_20_body">Poziom 2: <text:span text:style-name="T133">Większy</text:span></text:p>
      <text:p text:style-name="P106">Poziom 2: <text:s/><text:span text:style-name="T54">Zalety Bycia Dużym</text:span></text:p>
      <text:p text:style-name="P106">Poziom 3: <text:span text:style-name="T6">Wielki </text:span><text:span text:style-name="T65">lub</text:span> <text:span text:style-name="T133">Rzut</text:span></text:p>
      <text:p text:style-name="Text_20_body">Poziom 4: <text:span text:style-name="T133">Chwyt</text:span></text:p>
      <text:p text:style-name="Text_20_body">Poziom 5: <text:span text:style-name="T133">Wielgachny</text:span></text:p>
      <text:p text:style-name="Text_20_body">Poziom 6: <text:span text:style-name="T133">Kolos lub</text:span> <text:span text:style-name="T133">Śmiertelne Obrażenia</text:span></text:p>
      <text:p text:style-name="Text_20_body"><text:span text:style-name="T134">Wtrącenia MG</text:span>: <text:span text:style-name="T134">Nagły wzrost przewraca meble lub sprawia, że przebijasz sufit. Powiększona postać przebija podłogę. </text:span></text:p>
      <text:p text:style-name="P15">Rzeźbi Twardym Światłe<text:span text:style-name="T135">m</text:span></text:p>
      <text:p text:style-name="P110">Tworzysz fizyczne przedmioty z twardego światła, które możesz wykorzystać do obrony lub ataku.</text:p>
      <text:p text:style-name="Text_20_body">Poziom 1: A<text:span text:style-name="T135">utomatyczny Blask</text:span></text:p>
      <text:p text:style-name="Text_20_body">Poziom 1: <text:span text:style-name="T135">Chwilowe Światło</text:span></text:p>
      <text:p text:style-name="Text_20_body">Poziom 2: <text:span text:style-name="T135">Macki Mocy</text:span></text:p>
      <text:p text:style-name="P107">Poziom 3: <text:span text:style-name="T135">Twardsze Światło lub </text:span><text:span text:style-name="T61">Rzeźbienie Światłem</text:span></text:p>
      <text:p text:style-name="P107">Poziom 4: <text:span text:style-name="T16">Większy Ulepszony Intelekt</text:span></text:p>
      <text:p text:style-name="P107">Poziom 5: <text:span text:style-name="T21">Ulepszone Rzeźbienie Światłem</text:span></text:p>
      <text:p text:style-name="Text_20_body">Poziom 6: <text:span text:style-name="T135">Pole Obronne</text:span> <text:span text:style-name="T135">lub</text:span> <text:span text:style-name="T135">Lot</text:span></text:p>
      <text:p text:style-name="Text_20_body"><text:span text:style-name="T135">Wtrącenia MG</text:span>: <text:span text:style-name="T135">Przedmiot z twardego światła przedwcześnie znika. Przedmiot z twardego światła nie może wpłynąć na daną istotę lub kolor.</text:span></text:p>
      <text:p text:style-name="P15"><text:soft-page-break/>Rzuca ze Śmiertelną Dokładnością</text:p>
      <text:p text:style-name="P111">Wszystko co opuszcza Twoją dłoń idzie dokładnie gdzie sobie tego życzysz, z prędkością i w miejsce, gdzie osiągnie najlepszy efekt.</text:p>
      <text:p text:style-name="Text_20_body">Poziom 1: Pre<text:span text:style-name="T137">c</text:span><text:span text:style-name="T136">y</text:span><text:span text:style-name="T137">z</text:span><text:span text:style-name="T136">ja</text:span></text:p>
      <text:p text:style-name="Text_20_body">Poziom 2: <text:span text:style-name="T136">Ostrożny Rzut</text:span></text:p>
      <text:p text:style-name="Text_20_body">Poziom 3: <text:span text:style-name="T136">Szybki Rzut</text:span> <text:span text:style-name="T136">lub</text:span> <text:span text:style-name="T136">Umiejętna Obrona</text:span></text:p>
      <text:p text:style-name="Text_20_body">Poziom 4: <text:span text:style-name="T136">Wszystko Jest Bronią</text:span></text:p>
      <text:p text:style-name="Text_20_body">Poziom 4: <text:span text:style-name="T136">Wyspecjalizowa</text:span><text:span text:style-name="T137">n</text:span><text:span text:style-name="T136">y w Rzucaniu</text:span></text:p>
      <text:p text:style-name="Text_20_body">Poziom 5: <text:span text:style-name="T136">Wir Rzutek</text:span></text:p>
      <text:p text:style-name="Text_20_body">Poziom 6: <text:span text:style-name="T136">Śmiertelne Obrażenia</text:span> <text:span text:style-name="T136">lub</text:span> <text:span text:style-name="T136">Mistrzostwo Obrony</text:span></text:p>
      <text:p text:style-name="Text_20_body"><text:span text:style-name="T136">Wtrącenia MG</text:span>: <text:span text:style-name="T136">Chybione ataki trafiają w zły cel. Rykoszety mogą być niebezpieczne. Improwizowane bronie się psują. </text:span></text:p>
      <text:p text:style-name="P15">Spaceruje w Dzikich Lasach</text:p>
      <text:p text:style-name="P111">Posługujesz się magią natury, która czerpie z potęgi drzew. </text:p>
      <text:p text:style-name="Text_20_body">Poziom 1: <text:span text:style-name="T136">Życie w Dziczy</text:span></text:p>
      <text:p text:style-name="Text_20_body">Poziom 1: <text:span text:style-name="T136">Dodatkowy Odpoczynek</text:span></text:p>
      <text:p text:style-name="Text_20_body">Poziom 2: <text:span text:style-name="T136">Ciało z Drewna</text:span></text:p>
      <text:p text:style-name="Text_20_body">Poziom 3: <text:span text:style-name="T136">Drzewny Kompan</text:span> <text:span text:style-name="T136">lub</text:span> <text:span text:style-name="T136">Dzika Świadomość</text:span></text:p>
      <text:p text:style-name="Text_20_body">Poziom 4: <text:span text:style-name="T136">Podróż Przez Drzewa</text:span></text:p>
      <text:p text:style-name="Text_20_body">Poziom 5: <text:span text:style-name="T136">Wielkie Drzewo</text:span></text:p>
      <text:p text:style-name="Text_20_body">Poziom 6: <text:span text:style-name="T136">Straszny Las</text:span> <text:span text:style-name="T136">lub</text:span> <text:span text:style-name="T136">Odżywc</text:span><text:span text:style-name="T137">z</text:span><text:span text:style-name="T136">y Wykwit</text:span></text:p>
      <text:p text:style-name="Text_20_body"><text:span text:style-name="T136">Wtrącenia MG</text:span>: <text:span text:style-name="T136">Drewniana postać zapala się. Dziki zamach konarem drzewa uderza w sprzymierzeńca. Pewne drzewa mają mroczne serca i nienawidzą wszystkich ludzi.</text:span></text:p>
      <text:p text:style-name="P15">Stawia Umysł Ponad Materią</text:p>
      <text:p text:style-name="P112">Możesz poruszać telekinetycznie przedmioty bez fizycznego dotykania ich.</text:p>
      <text:p text:style-name="Text_20_body">Poziom 1: <text:span text:style-name="T138">Odbicie Ataków</text:span></text:p>
      <text:p text:style-name="Text_20_body">Poziom 2: Tele<text:span text:style-name="T138">kineza</text:span></text:p>
      <text:p text:style-name="Text_20_body">Poziom 3: <text:span text:style-name="T138">Chmura Ochronna</text:span> <text:span text:style-name="T138">lub</text:span> <text:span text:style-name="T138">Ulepszenie Siły</text:span></text:p>
      <text:p text:style-name="Text_20_body">Poziom 4: Ap<text:span text:style-name="T138">ortacja</text:span></text:p>
      <text:p text:style-name="Text_20_body">Poziom 5: <text:span text:style-name="T138">Atak Psychikinetyczny</text:span></text:p>
      <text:p text:style-name="Text_20_body">Poziom 6: <text:span text:style-name="T138">Ulepszona Aportacja lub</text:span> <text:span text:style-name="T138">Przebudowa</text:span></text:p>
      <text:p text:style-name="Text_20_body"><text:span text:style-name="T138">Wtrącenia MG</text:span>: <text:span text:style-name="T138">Jeden mentalny błąd, a poruszanie obiekty upadają, a kruche obiekty niszczeją. Czasami zły przedmiot się porusza, upada lub niszczeje.</text:span></text:p>
      <text:p text:style-name="P15"><text:soft-page-break/>Szuka Kłopotów</text:p>
      <text:p text:style-name="P116">Jesteś niebezpieczny i lubisz dobrą walkę.</text:p>
      <text:p text:style-name="Text_20_body">Poziom 1: <text:span text:style-name="T139">Pięści Furii</text:span></text:p>
      <text:p text:style-name="Text_20_body">Poziom 1: <text:span text:style-name="T139">Opatrywanie Ran</text:span></text:p>
      <text:p text:style-name="Text_20_body">Poziom 2: <text:span text:style-name="T139">Obrońca</text:span></text:p>
      <text:p text:style-name="Text_20_body">Poziom 2: <text:span text:style-name="T139">Bezpośredni</text:span></text:p>
      <text:p text:style-name="Text_20_body">Poziom 3: <text:span text:style-name="T139">Umiejętny Atak lub</text:span> <text:span text:style-name="T139">Większy Ulepsozny Potencjał</text:span></text:p>
      <text:p text:style-name="Text_20_body">Poziom 4: <text:span text:style-name="T139">Pozbawienie Przytomności</text:span></text:p>
      <text:p text:style-name="Text_20_body">Poziom 5: <text:span text:style-name="T139">Mistrzostwo Ataków</text:span></text:p>
      <text:p text:style-name="Text_20_body">Poziom 6: <text:span text:style-name="T139">Większa Ulepszona Moc</text:span> <text:span text:style-name="T139">lub</text:span> <text:span text:style-name="T139">Śmiertelne Obrażenia</text:span></text:p>
      <text:p text:style-name="P115">Wtrącenia MG: Bronie psują się lub wypadają nawet z najsilniejszego uchwytu. Atakujący mogą się potknąć i upaść. Nawet pole bitwy może działać przeciwko Tobie, gdy przedmioty upadają.</text:p>
      <text:p text:style-name="P15">Szybko się Uczy</text:p>
      <text:p text:style-name="P116">Radzisz sobie z trudnymi sytuacjami w miarę, jak się pojawiają, ucząc się czegoś nowego za każdym razem.</text:p>
      <text:p text:style-name="Text_20_body">Poziom 1: <text:span text:style-name="T139">Ulepszony Intelekt</text:span></text:p>
      <text:p text:style-name="Text_20_body">Poziom 1: <text:span text:style-name="T139">Oto Twój Problem</text:span></text:p>
      <text:p text:style-name="Text_20_body">Poziom 2: <text:span text:style-name="T139">Szybka Nauka</text:span></text:p>
      <text:p text:style-name="Text_20_body">Poziom 3: <text:span text:style-name="T139">Ciężki do Rozproszenia</text:span></text:p>
      <text:p text:style-name="Text_20_body">Poziom 3: <text:span text:style-name="T139">Ulepszone Skupienie w Inteligencji</text:span> <text:span text:style-name="T139">lub</text:span> <text:span text:style-name="T139">Skupienie na Umiejętności</text:span></text:p>
      <text:p text:style-name="Text_20_body">Poziom 4: <text:span text:style-name="T139">Dzielenie się Wiedzą</text:span></text:p>
      <text:p text:style-name="Text_20_body">Poziom 5: <text:span text:style-name="T139">Ulepszony Intelekt</text:span></text:p>
      <text:p text:style-name="Text_20_body">Poziom 5: <text:span text:style-name="T139">Parę Sztuczek w Zanadrzu</text:span></text:p>
      <text:p text:style-name="Text_20_body">Poziom 6: <text:span text:style-name="T139">Dwie Sprawy na Raz</text:span> <text:span text:style-name="T139">lub</text:span> <text:span text:style-name="T139">Umiejętna Obrona</text:span></text:p>
      <text:p text:style-name="Text_20_body"><text:span text:style-name="T139">Wtrącenia MG</text:span>: <text:span text:style-name="T139">Wypadki i pomyłki są świetnymi nauczycielami.</text:span></text:p>
      <text:p text:style-name="P15">Tańczy z Czarną Materią</text:p>
      <text:p text:style-name="P117">Możesz manipulować ciemnością i "ciemną materią".</text:p>
      <text:p text:style-name="P113">Poziom 1: <text:s/><text:span text:style-name="T47">Wstęgi Mrocznej Materii</text:span></text:p>
      <text:p text:style-name="Text_20_body">Poziom 2: <text:span text:style-name="T140">Skrzydła Pustki</text:span></text:p>
      <text:p text:style-name="Text_20_body">Poziom 3: <text:span text:style-name="T140">Płaszcz Ciemnej Materii lub</text:span> <text:span text:style-name="T140">Cios Ciemnej Materii</text:span></text:p>
      <text:p text:style-name="Text_20_body">Poziom 4: <text:span text:style-name="T140">Powłoka Ciemnej Materii</text:span></text:p>
      <text:p text:style-name="Text_20_body">Poziom 5: <text:span text:style-name="T140">Podróżnik Niszczącego Wiatru</text:span></text:p>
      <text:p text:style-name="P113"><text:soft-page-break/>Poziom 6: <text:span text:style-name="T66">Budowla Ciemnej Materii</text:span> <text:span text:style-name="T140">lub</text:span> <text:span text:style-name="T140">W Objęciach Nocy</text:span></text:p>
      <text:p text:style-name="Text_20_body"><text:span text:style-name="T140">Wtrącenia MG</text:span>: <text:span text:style-name="T140">Czarna Materia wycofuje się, zupełnie, jakby miała swoją własną wolę. </text:span></text:p>
      <text:p text:style-name="P15">Tworzy Dziwną Naukę</text:p>
      <text:p text:style-name="P118">Twoja nadnaturalne wejrzenie w rzeczywistość czyni z Ciebie naukowca zdolnego do wielu rzeczy.</text:p>
      <text:p text:style-name="Text_20_body">Poziom 1: <text:span text:style-name="T141">Analiza Laboratoryjna</text:span></text:p>
      <text:p text:style-name="P114">Poziom 1: <text:span text:style-name="T49">Umiejętności Wiedzy</text:span></text:p>
      <text:p text:style-name="Text_20_body">Poziom 2: <text:span text:style-name="T141">Modyfikacja Urządzenia</text:span></text:p>
      <text:p text:style-name="P114">Poziom 3: <text:span text:style-name="T56">Lepsze Życie Dzięki Chemii</text:span> <text:span text:style-name="T141">lub</text:span> <text:span text:style-name="T141">Ulepszone Zdrowie</text:span></text:p>
      <text:p text:style-name="Text_20_body">Poziom 4: <text:span text:style-name="T141">Umiejętności Wiedzy</text:span></text:p>
      <text:p text:style-name="Text_20_body">Poziom 4: <text:span text:style-name="T141">Troszkę Szalony</text:span></text:p>
      <text:p text:style-name="P114">Poziom 5: <text:span text:style-name="T15">Przełom w Badaniach Dziwnej Nauki</text:span></text:p>
      <text:p text:style-name="P114">Poziom 6: <text:span text:style-name="T21">Niemożliwe Osiągnięcie Naukowe</text:span></text:p>
      <text:p text:style-name="Text_20_body">Poziom 6: <text:span text:style-name="T141">Wynalazca lub</text:span> <text:span text:style-name="T141">Pole Obronne</text:span></text:p>
      <text:p text:style-name="Text_20_body"><text:span text:style-name="T141">Wtrącenia MG</text:span>: <text:span text:style-name="T141">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15">Tworzy Iluzje</text:p>
      <text:p text:style-name="P120">Tworzysz obrazy ze światła tak perfekcyjne, że wydają się być realne. </text:p>
      <text:p text:style-name="Text_20_body">Poziom 1: <text:span text:style-name="T142">Mniejsza Iluzja</text:span></text:p>
      <text:p text:style-name="P119">Poziom 2: <text:s/><text:span text:style-name="T21">Iluzoryczne Przebranie</text:span></text:p>
      <text:p text:style-name="Text_20_body">Poziom 3: <text:span text:style-name="T142">Rzuć Iluzję lub</text:span> <text:span text:style-name="T142">Większa Iluzja</text:span></text:p>
      <text:p text:style-name="Text_20_body">Poziom 4: Il<text:span text:style-name="T142">uzyjne Ja</text:span></text:p>
      <text:p text:style-name="Text_20_body">Poziom 5: <text:span text:style-name="T142">Przerażający Obraz</text:span></text:p>
      <text:p text:style-name="Text_20_body">Poziom 6: <text:span text:style-name="T142">Wielka Iluzja</text:span> <text:span text:style-name="T142">lub</text:span> Perma<text:span text:style-name="T142">nentna Iluzja</text:span></text:p>
      <text:p text:style-name="P119"><text:span text:style-name="T142">Wtrącenia MG</text:span>: <text:span text:style-name="T142">Ciężko uwierzyć w iluzję. Iluzja zostaje przejrzana w najgorszym możliwym momencie.</text:span></text:p>
      <text:p text:style-name="P23">Tworzy Unikalne Obiekty</text:p>
      <text:p text:style-name="P120">Jesteś wynalazcą dziwnych i użytecznych przedmiotów. </text:p>
      <text:p text:style-name="P119">Poziom 1: <text:span text:style-name="T142">Rzemieślnik</text:span></text:p>
      <text:p text:style-name="P119">Poziom 1: M<text:span text:style-name="T142">istrz Identyfikacji</text:span></text:p>
      <text:p text:style-name="P119">Poziom 2: <text:span text:style-name="T142">Mechanik Artefaktów</text:span></text:p>
      <text:p text:style-name="P119">Poziom 2: <text:span text:style-name="T142">Szybka Robota</text:span></text:p>
      <text:p text:style-name="P119">Poziom 3: <text:span text:style-name="T142">Mistrzowski Rzemieślnik</text:span> <text:span text:style-name="T142">lub Wbudowane Bronie</text:span></text:p>
      <text:p text:style-name="P119"><text:soft-page-break/>Poziom 4: <text:span text:style-name="T142">Twórca Cypherów</text:span></text:p>
      <text:p text:style-name="P119">Poziom 5: Inno<text:span text:style-name="T142">wator</text:span></text:p>
      <text:p text:style-name="P119">Poziom 6: <text:span text:style-name="T142">Wynalazca lub</text:span> <text:span text:style-name="T142">Zbroja Fuzyjna</text:span></text:p>
      <text:p text:style-name="P120">Wtrącenia MG: Przedmiot zalicza awarię, niszczeje lub kończy swój byt w katastrofalny lub niespodziewany sposób.</text:p>
      <text:p text:style-name="P15">Ucieka Precz</text:p>
      <text:p text:style-name="P122">Twoim pierwszym instynktem jest ucieczka od niebezpieczeństwa, i jesteś w tym bardzo dobry. </text:p>
      <text:p text:style-name="Text_20_body">Poziom 1: <text:span text:style-name="T143">W Defensywie</text:span></text:p>
      <text:p text:style-name="Text_20_body">Poziom 2: <text:span text:style-name="T143">Ulepszona Szybkość</text:span></text:p>
      <text:p text:style-name="Text_20_body">Poziom 2: <text:span text:style-name="T143">Szybka Ucieczka</text:span></text:p>
      <text:p text:style-name="Text_20_body">Poziom 3: <text:span text:style-name="T143">Niemożliwa Szybkość lub</text:span> <text:span text:style-name="T143">Większa Ulepszona Szybkość</text:span></text:p>
      <text:p text:style-name="Text_20_body">Poziom 4: <text:span text:style-name="T143">Determinacja</text:span></text:p>
      <text:p text:style-name="Text_20_body">Poziom 4: <text:span text:style-name="T143">Szybki Umysł</text:span></text:p>
      <text:p text:style-name="Text_20_body">Poziom 5: <text:span text:style-name="T143">Ponowne Ukrycie się</text:span></text:p>
      <text:p text:style-name="Text_20_body">Poziom 6: <text:span text:style-name="T143">Ucieczka lub</text:span> <text:span text:style-name="T143">Umiejęna Obrona</text:span></text:p>
      <text:p text:style-name="P121"><text:span text:style-name="T143">Wtrącenia MG</text:span>: <text:span text:style-name="T143">Szybkie ruchy czasami sprawiają, że upuszczasz przedmioty, poślizgujesz się lub przypadkowo kierujesz się w złą stronę</text:span></text:p>
      <text:p text:style-name="P15">Ujeżd<text:span text:style-name="T143">ż</text:span>a Błyskawicę</text:p>
      <text:p text:style-name="P123">Generujesz i wyzwalasz energię elektryczną.</text:p>
      <text:p text:style-name="Text_20_body">Poziom 1: S<text:span text:style-name="T144">zok</text:span></text:p>
      <text:p text:style-name="Text_20_body">Poziom 1: <text:span text:style-name="T144">Naładowanie</text:span></text:p>
      <text:p text:style-name="Text_20_body">Poziom 2: <text:span text:style-name="T144">Jeździec Błyskawicy</text:span></text:p>
      <text:p text:style-name="Text_20_body">Poziom 3: El<text:span text:style-name="T144">ektryczny Pancerz</text:span> <text:span text:style-name="T144">lub</text:span> <text:span text:style-name="T144">Wyssanie Ładunku</text:span></text:p>
      <text:p text:style-name="Text_20_body">Poziom 4: <text:span text:style-name="T144">Promienie Mocy</text:span></text:p>
      <text:p text:style-name="Text_20_body">Poziom 5: E<text:span text:style-name="T144">lektryczny Lot</text:span></text:p>
      <text:p text:style-name="Text_20_body">Poziom 6: <text:span text:style-name="T144">Szybkość Błyskawicy</text:span> <text:span text:style-name="T144">lub</text:span> <text:span text:style-name="T144">Ściana Błyskawic</text:span></text:p>
      <text:p text:style-name="Text_20_body"><text:span text:style-name="T144">Wtrącenia MG</text:span>: <text:span text:style-name="T144">Przypadkowi ludzie zostają zaatakowani prądem. Obiekty eksplodują. </text:span></text:p>
      <text:p text:style-name="P15">Uzdrawia</text:p>
      <text:p text:style-name="P124">Możesz leczyć innych dotykiem, wpływać na czas, by pomagać innym, i ogólnie jesteś kochany przez wszystkich.</text:p>
      <text:p text:style-name="Text_20_body">Poziom 1: <text:span text:style-name="T144">Leczący Dotyk</text:span></text:p>
      <text:p text:style-name="Text_20_body">Poziom 2: <text:span text:style-name="T144">Uzdrowienie</text:span></text:p>
      <text:p text:style-name="Text_20_body">Poziom 3: <text:span text:style-name="T144">Uzdrawiająca Fontanna lub</text:span> <text:span text:style-name="T144">Cudowne Zdrowie</text:span></text:p>
      <text:p text:style-name="Text_20_body"><text:soft-page-break/>Poziom 4: <text:span text:style-name="T144">Zainspirowanie Akcji</text:span></text:p>
      <text:p text:style-name="Text_20_body">Poziom 5: <text:span text:style-name="T144">Cofnij</text:span></text:p>
      <text:p text:style-name="Text_20_body">Poziom 6: <text:span text:style-name="T144">Większy Leczący Dotyk</text:span> <text:span text:style-name="T144">lub</text:span> <text:span text:style-name="T144">Przywrócenie Życia</text:span></text:p>
      <text:p text:style-name="Text_20_body"><text:span text:style-name="T144">Wtrącenia MG</text:span>: <text:span text:style-name="T144">Próby uzdrowienia mogą zamiast tego spowodować krzywdę. Społeczność lub jednostka potrzebują uzdrowiciela tam bardzo, że przetrzymują go wbrew jego woli.</text:span></text:p>
      <text:p text:style-name="P15">Walczy Nieczysto</text:p>
      <text:p text:style-name="P124">Zrobisz wszystko, by wygrać walkę: będziesz gryzł, drapał, kopał, oszukiwał i czynił jeszcze gorsze rzeczy.</text:p>
      <text:p text:style-name="Text_20_body">Poziom 1: <text:span text:style-name="T144">Łowczy</text:span></text:p>
      <text:p text:style-name="Text_20_body">Poziom 1: Stalker</text:p>
      <text:p text:style-name="Text_20_body">Poziom 2: S<text:span text:style-name="T144">kradanie się</text:span></text:p>
      <text:p text:style-name="Text_20_body">Poziom 2: <text:span text:style-name="T144">Cel</text:span></text:p>
      <text:p text:style-name="Text_20_body">Poziom 3: <text:span text:style-name="T144">Zdrada</text:span> <text:span text:style-name="T144">lub</text:span> <text:span text:style-name="T144">Atak z Zaskoczenia</text:span></text:p>
      <text:p text:style-name="Text_20_body">Poziom 4: <text:span text:style-name="T144">Gierki Umysłowe</text:span></text:p>
      <text:p text:style-name="Text_20_body">Poziom 4: <text:span text:style-name="T144">Zręczny Wojownik</text:span></text:p>
      <text:p text:style-name="Text_20_body">Poziom 5: <text:span text:style-name="T144">Korzyści z Otoczenia</text:span></text:p>
      <text:p text:style-name="Text_20_body">Poziom 6: <text:span text:style-name="T144">Obrócenie Noża lub</text:span> M<text:span text:style-name="T144">orderca</text:span></text:p>
      <text:p text:style-name="Text_20_body"><text:span text:style-name="T144">Wtrącenia MG</text:span>: <text:span text:style-name="T144">Ludzie nie cenią tych, którzy oszukują lub walczą bez honoru. Czasami brudna sztuczka uderza w Ciebie z powrotem. </text:span></text:p>
      <text:p text:style-name="P15">Walczy z Robotami</text:p>
      <text:p text:style-name="P125">Łatwo przychodzi Ci walka z robotami, automatonami i maszynami.</text:p>
      <text:p text:style-name="Text_20_body">Poziom 1: <text:span text:style-name="T145">Słabe Punkty Maszyn</text:span></text:p>
      <text:p text:style-name="Text_20_body">Poziom 1: <text:span text:style-name="T145">Umiejętności Technologiczne</text:span></text:p>
      <text:p text:style-name="Text_20_body">Poziom 2: <text:span text:style-name="T145">Ochrona Przed Robotami</text:span></text:p>
      <text:p text:style-name="Text_20_body">Poziom 2: <text:span text:style-name="T145">Polowanie na Maszyny</text:span></text:p>
      <text:p text:style-name="Text_20_body">Poziom 3: <text:span text:style-name="T145">Rozbrojeni Urządzenia lub</text:span> <text:span text:style-name="T145">Atak z Zaskoczenia</text:span></text:p>
      <text:p text:style-name="Text_20_body">Poziom 4: <text:span text:style-name="T146">Walczący z Robotami</text:span></text:p>
      <text:p text:style-name="Text_20_body">Poziom 5: <text:span text:style-name="T146">Wyssanie Mocy</text:span></text:p>
      <text:p text:style-name="Text_20_body">Poziom 6: <text:span text:style-name="T146">Deaktywacja Mechanizmu</text:span> <text:span text:style-name="T146">lub</text:span> <text:span text:style-name="T146">Śmiertelne Obrażenia</text:span></text:p>
      <text:p text:style-name="Text_20_body"><text:span text:style-name="T146">Wtrącenia MG</text:span>: <text:span text:style-name="T146">Robot eksploduje po pokonaniu. Inne roboty szukajązemsty na postaci. </text:span></text:p>
      <text:p text:style-name="P15">Walcząc, Porywa Tłum</text:p>
      <text:p text:style-name="P126">Jesteś ryzykantem wywijającym mieczem, który posiada zachwycający styl walki, który przyjemnie jest oglądać. </text:p>
      <text:p text:style-name="Text_20_body"><text:soft-page-break/>Poziom 1: <text:span text:style-name="T146">Estetyczny Atak</text:span></text:p>
      <text:p text:style-name="Text_20_body">Poziom 2: <text:span text:style-name="T146">Szybki Blok</text:span></text:p>
      <text:p text:style-name="Text_20_body">Poziom 3: <text:span text:style-name="T146">Akrobatyczny Atak</text:span> <text:span text:style-name="T146">lub</text:span> <text:span text:style-name="T146">Czcze Przechwałki</text:span></text:p>
      <text:p text:style-name="Text_20_body">Poziom 4: <text:span text:style-name="T146">Chronienie Sprzymierzeńca</text:span></text:p>
      <text:p text:style-name="Text_20_body">Poziom 4: <text:span text:style-name="T146">Szybkie Zabójstwo</text:span></text:p>
      <text:p text:style-name="Text_20_body">Poziom 5: <text:span text:style-name="T146">Korzyśći z Otoczenia</text:span></text:p>
      <text:p text:style-name="Text_20_body">Poziom 6: <text:span text:style-name="T147">Szybki Umysł</text:span> <text:span text:style-name="T147">lub</text:span> <text:span text:style-name="T147">Kontratak</text:span></text:p>
      <text:p text:style-name="Text_20_body"><text:span text:style-name="T147">Wtrącenia MG</text:span>: <text:span text:style-name="T147">Pokaz okazuje się głupiutki, niezdarny lub nieatrakcyjny. </text:span></text:p>
      <text:p text:style-name="P15">Wolałby Czytać</text:p>
      <text:p text:style-name="P127">Książki to Twoi przyjaciele. Co jest ważniejszego od wiedzy? Nic. </text:p>
      <text:p text:style-name="Text_20_body">Poziom 1: <text:span text:style-name="T147">Wiedza to Potęga</text:span></text:p>
      <text:p text:style-name="Text_20_body">Poziom 2: <text:span text:style-name="T147">Większy Ulepszony Intelekt</text:span></text:p>
      <text:p text:style-name="Text_20_body">Poziom 3: <text:span text:style-name="T147">Stosowanie Swojej Wiedzy</text:span> <text:span text:style-name="T147">lub</text:span> <text:span text:style-name="T147">Skupienie na Umiejętności</text:span></text:p>
      <text:p text:style-name="Text_20_body">Poziom 4: <text:span text:style-name="T147">Wiedza to Potęga</text:span></text:p>
      <text:p text:style-name="Text_20_body">Poziom 4: <text:span text:style-name="T147">Wiedza o Nieznanym</text:span></text:p>
      <text:p text:style-name="Text_20_body">Poziom 5: <text:span text:style-name="T147">Większy Ulepszony Intelekt</text:span></text:p>
      <text:p text:style-name="Text_20_body">Poziom 6: <text:span text:style-name="T147">Wiedza to Potęga</text:span></text:p>
      <text:p text:style-name="Text_20_body">Poziom 6: <text:span text:style-name="T147">Wieża Intelektu</text:span> <text:span text:style-name="T147">lub</text:span> <text:span text:style-name="T147">Czytając Znaki</text:span></text:p>
      <text:p text:style-name="Text_20_body"><text:span text:style-name="T147">Wtrącenia MG</text:span>: <text:span text:style-name="T147">Książki się palą, moczą lub gubią. Komputery się psują lub tracą zasilanie. Okulary się tłuką.</text:span></text:p>
      <text:p text:style-name="P15">Wpada w Furię</text:p>
      <text:p text:style-name="P128">Kiedy wpadasz w furię, wszyscy wpadają w popłoch.</text:p>
      <text:p text:style-name="Text_20_body">Poziom 1: <text:span text:style-name="T148">Szał</text:span></text:p>
      <text:p text:style-name="Text_20_body">Poziom 2: <text:span text:style-name="T148">Większa Ulepszona Moc</text:span></text:p>
      <text:p text:style-name="Text_20_body">Poziom 2: <text:span text:style-name="T148">Umiejętności Ruchu</text:span></text:p>
      <text:p text:style-name="Text_20_body">Poziom 3: P<text:span text:style-name="T148">otężne Uderzenie lub Wojownik Bez Zbroi</text:span></text:p>
      <text:p text:style-name="Text_20_body">Poziom 4: <text:span text:style-name="T148">Większy Szał</text:span></text:p>
      <text:p text:style-name="Text_20_body">Poziom 5: <text:span text:style-name="T148">Atak i Ponowny Atak</text:span></text:p>
      <text:p text:style-name="Text_20_body">Poziom 6: <text:span text:style-name="T148">Większy Ulepszony Potencjał</text:span> <text:span text:style-name="T148">lub Śmiertelne Obrażenia</text:span></text:p>
      <text:p text:style-name="Text_20_body"><text:span text:style-name="T148">Wtrącenia MG</text:span>: <text:span text:style-name="T148">To łatwe dla berserka, by utracić kontrolę i zaatakować zarówno przyjaciół jak i wrogów.</text:span></text:p>
      <text:p text:style-name="P15">Wspiera Społeczność</text:p>
      <text:p text:style-name="P38"><text:soft-page-break/>Utrzymujesz miejsce gdzie żyjesz bezpieczne od wszelkich niebezpieczeństw.</text:p>
      <text:p text:style-name="P26">Poziom 1: <text:span text:style-name="T148">Wiedza o Społeczności</text:span></text:p>
      <text:p text:style-name="P26">Poziom 1: <text:span text:style-name="T148">Lokalny Aktywista</text:span></text:p>
      <text:p text:style-name="P26">Poziom 2: <text:span text:style-name="T148">Umiejętny Atak</text:span></text:p>
      <text:p text:style-name="P26">Poziom 3: <text:span text:style-name="T148">Furia Pasterza lub</text:span> <text:span text:style-name="T148">Umiejętna Obrona</text:span></text:p>
      <text:p text:style-name="P26">Poziom 4: <text:span text:style-name="T148">Większy Ulepszony Potencjał</text:span></text:p>
      <text:p text:style-name="P26">Poziom 5: <text:span text:style-name="T148">Unik</text:span></text:p>
      <text:p text:style-name="P26">Poziom 6: <text:span text:style-name="T148">Większa Umiejętno</text:span><text:span text:style-name="T149">ś</text:span><text:span text:style-name="T148">ć Ataku</text:span> <text:span text:style-name="T148">lub</text:span> <text:span text:style-name="T148">Mur Obronny</text:span></text:p>
      <text:p text:style-name="P26"><text:span text:style-name="T148">Wtrącenia MG</text:span>: <text:span text:style-name="T148">Ludzie w społeczności nie rozumieją motywów postaci. Rywele próbują pozby się postaci.</text:span></text:p>
      <text:p text:style-name="P15">Wyje do Księżyca</text:p>
      <text:p text:style-name="P131">Na krótki czas stajesz się przerażającą i potężną istotą, która ma problemy, żeby się kontrolować. </text:p>
      <text:p text:style-name="Text_20_body">Poziom 1: <text:span text:style-name="T149">Likantropia</text:span></text:p>
      <text:p text:style-name="Text_20_body">Poziom 2: <text:span text:style-name="T149">Kontrolowana Przemiana</text:span></text:p>
      <text:p text:style-name="Text_20_body">Poziom 3: <text:span text:style-name="T149">Większy Likantrop</text:span> <text:span text:style-name="T149">lub</text:span> <text:span text:style-name="T149">Większa Likantropia</text:span></text:p>
      <text:p text:style-name="Text_20_body">Poziom 4: <text:span text:style-name="T149">Większa Kontrolowana Zmiana</text:span></text:p>
      <text:p text:style-name="Text_20_body">Poziom 5: <text:span text:style-name="T149">Ulepszona Likantropia</text:span></text:p>
      <text:p text:style-name="Text_20_body">Poziom 6: <text:span text:style-name="T149">Śmiertelne Obrażenia</text:span> <text:span text:style-name="T149">lub</text:span> P<text:span text:style-name="T149">erfekcyjna Kontrola</text:span></text:p>
      <text:p text:style-name="Text_20_body"><text:span text:style-name="T149">Wtrącenia MG</text:span>: <text:span text:style-name="T149">Przemiana przebiega w sposób niekontrolowany. Ludzie boją się potworów. </text:span></text:p>
      <text:p text:style-name="P15">Wysysa Energię</text:p>
      <text:p text:style-name="P130">Wysysasz energię tak z maszyn, jak i z istot w celu wzmocnienia samego siebie.</text:p>
      <text:p text:style-name="P131">(Roboty i inne żywe maszyny powinny być traktowane jak istoty, a nie maszyny, dla celów wysysania z nich energii.)</text:p>
      <text:p text:style-name="Text_20_body">Poziom 1: <text:span text:style-name="T149">Wyssanie Maszyny</text:span></text:p>
      <text:p text:style-name="Text_20_body">Poziom 2: <text:span text:style-name="T149">Wyssanie Istoty</text:span></text:p>
      <text:p text:style-name="Text_20_body">Poziom 3: <text:span text:style-name="T149">Wyssanie na Zasięg lub</text:span> <text:span text:style-name="T149">Wysuszająca Konsupcja</text:span></text:p>
      <text:p text:style-name="Text_20_body">Poziom 4: <text:span text:style-name="T149">Przechowanie Energii</text:span></text:p>
      <text:p text:style-name="Text_20_body">Poziom 5: <text:span text:style-name="T149">Dzielona Moc</text:span></text:p>
      <text:p text:style-name="Text_20_body">Poziom 6: <text:span text:style-name="T149">Wybuchowe Rozładowanie lub</text:span> <text:span text:style-name="T149">Pula Słoneczna</text:span></text:p>
      <text:p text:style-name="Text_20_body"><text:span text:style-name="T149">Wtrącenia MG</text:span>: <text:span text:style-name="T149">Wyssana moc nosi z sobą coś niechcianego – przymusy, choroby lub obce myśli. Wyssana moc może przeciążyć postać, powodując kłopoty.</text:span></text:p>
      <text:p text:style-name="P15">Wyszedł z Obelisku</text:p>
      <text:p text:style-name="P132"><text:soft-page-break/>Twoje ciało, twarde jak kryształ, daje Ci unikalne zdolności, zyskane po wejściu w interakcję z lewitującym, kryształowym obeliskiem.</text:p>
      <text:p text:style-name="Text_20_body">Poziom 1: <text:span text:style-name="T150">Kryształowe Ciało</text:span></text:p>
      <text:p text:style-name="Text_20_body">Poziom 2: <text:span text:style-name="T150">Unoszenie się</text:span></text:p>
      <text:p text:style-name="Text_20_body">Poziom 3: <text:span text:style-name="T150">Zamieszkując Kryształ</text:span> <text:span text:style-name="T150">lub</text:span> <text:span text:style-name="T150">Nieruszony</text:span></text:p>
      <text:p text:style-name="Text_20_body">Poziom 4: <text:span text:style-name="T150">Kryształowe Soczewki</text:span></text:p>
      <text:p text:style-name="Text_20_body">Poziom 5: <text:span text:style-name="T150">Częstotliwość Rezonansowa</text:span></text:p>
      <text:p text:style-name="Text_20_body">Poziom 6: <text:span text:style-name="T150">Trzęsienie Rezonansowe</text:span> <text:span text:style-name="T150">lub</text:span> <text:span text:style-name="T150">Powrót do Obelisku</text:span></text:p>
      <text:p text:style-name="Text_20_body"><text:span text:style-name="T150">Wtrącenia MG</text:span>: <text:span text:style-name="T150">Cyphery i artefakty działają niespodziewanie w rękach postaci. </text:span></text:p>
      <text:p text:style-name="P15">Włada Dziką Magią</text:p>
      <text:p text:style-name="P132">Jesteś użytkownikiem magii, który uczy się różnorodnych zakleć zamiast skupiać na jednej szkole magii.</text:p>
      <text:p text:style-name="Text_20_body">Poziom 1: <text:span text:style-name="T150">Magiczne Zasoby</text:span></text:p>
      <text:p text:style-name="Text_20_body">Poziom 1: <text:span text:style-name="T150">Rzucanie Cypherów</text:span></text:p>
      <text:p text:style-name="P129">Poziom 2: <text:span text:style-name="T17">Zwiększenie Limitu Subtelnych Cypherów</text:span></text:p>
      <text:p text:style-name="Text_20_body">Poziom 3: <text:span text:style-name="T150">Przypływ Cyphera</text:span> <text:span text:style-name="T150">lub Szybsza Dzika Magia</text:span></text:p>
      <text:p text:style-name="P129">Poziom 4: <text:span text:style-name="T17">Zwiększenie Limitu Subtelnych Cypherów</text:span></text:p>
      <text:p text:style-name="Text_20_body">Poziom 5: <text:span text:style-name="T150">Wyuczone Zaklęcia</text:span></text:p>
      <text:p text:style-name="Text_20_body">Poziom 6: <text:span text:style-name="T150">Maksymalizacja Cyphera</text:span> <text:span text:style-name="T150">lub</text:span> <text:span text:style-name="T150">Dzikie Oświecenie</text:span></text:p>
      <text:p text:style-name="Text_20_body"><text:span text:style-name="T150">Wtrącenia MG: Zaklęcie działa losowo lub uderza w rzucającego. Coś przeszkadza w przygotowaniu zakl</text:span><text:span text:style-name="T151">ę</text:span><text:span text:style-name="T150">ć. Rzucanie zaklęć przyciąga uwagę potężnej istoty lub rywala. </text:span><text:s/><text:span text:style-name="T150">Zakl</text:span><text:span text:style-name="T151">ę</text:span><text:span text:style-name="T150">cie-cypher podczas rzucania zamienia się w przypadkowy cypher. </text:span></text:p>
      <text:p text:style-name="P15">Włada Grawitacją</text:p>
      <text:p text:style-name="P134">Możesz kontrolować działanie grawitacji.</text:p>
      <text:p text:style-name="Text_20_body"><text:span text:style-name="T152">Opcja do podmiany</text:span>: <text:span text:style-name="T152">Ciężki</text:span></text:p>
      <text:p text:style-name="Text_20_body">Poziom 1: <text:span text:style-name="T152">Unoszenie się</text:span></text:p>
      <text:p text:style-name="Text_20_body">Poziom 2: <text:span text:style-name="T152">Ulepszone Skupienie w Szybkości</text:span></text:p>
      <text:p text:style-name="Text_20_body">Poziom 3: D<text:span text:style-name="T152">efiniowanie Dołu</text:span> <text:span text:style-name="T152">lub</text:span> <text:span text:style-name="T152">Szarpnięcie Grawitacyjne</text:span></text:p>
      <text:p text:style-name="Text_20_body">Poziom 4: <text:span text:style-name="T152">Pole Grawitacyjne</text:span></text:p>
      <text:p text:style-name="Text_20_body">Poziom 5: <text:span text:style-name="T152">Lot</text:span></text:p>
      <text:p text:style-name="Text_20_body">Poziom 6: <text:span text:style-name="T152">Ulepszone Szarpnięcie Grawitacyjne</text:span> <text:span text:style-name="T152">lub</text:span> <text:span text:style-name="T152">Ciężar Świata</text:span></text:p>
      <text:p text:style-name="P133"><text:span text:style-name="T152">Wtrącenia MG</text:span>: <text:span text:style-name="T152">Postronni reagują wielkim strachem. Dziwna interackaj posyła obiekty lub sojusznika w niebiosa. </text:span></text:p>
      <text:p text:style-name="P24"><text:soft-page-break/>Włada Magnetyzmem</text:p>
      <text:p text:style-name="P134">Rozkazujesz metalom i mocom magnetycznym.</text:p>
      <text:p text:style-name="P133">Poziom 1: <text:span text:style-name="T152">Poruszanie Metalu</text:span></text:p>
      <text:p text:style-name="P133">Poziom 2: <text:span text:style-name="T152">Odparcie Metalu</text:span></text:p>
      <text:p text:style-name="P133">Poziom 3: <text:span text:style-name="T152">Niszczenie Metalu lub Nakierowywany Pocisk</text:span></text:p>
      <text:p text:style-name="P133">Poziom 4: <text:span text:style-name="T152">Pole Magnetyczne</text:span></text:p>
      <text:p text:style-name="P133">Poziom 5: <text:span text:style-name="T152">Kontrola Metalu</text:span></text:p>
      <text:p text:style-name="P133">Poziom 6: Diama<text:span text:style-name="T152">gnetyzm</text:span> <text:span text:style-name="T152">lub</text:span> <text:span text:style-name="T152">Stalowy Cios</text:span></text:p>
      <text:p text:style-name="P133"><text:span text:style-name="T152">Wtrącenia MG</text:span>: <text:span text:style-name="T152">Metal się obraca, zgina i produkuje odpryski. Problem z koncentracją może sprawić, że coś Ci upadnie o złym czasie. </text:span></text:p>
      <text:p text:style-name="P15">Włada Mocami Mentalnymi</text:p>
      <text:p text:style-name="P145">Wytrenowałeś swój umysł, by wykonywać zaskakujące psychiczne zadania. </text:p>
      <text:p text:style-name="Text_20_body">Poziom 1: <text:span text:style-name="T153">Telepatia</text:span></text:p>
      <text:p text:style-name="Text_20_body">Poziom 2: <text:span text:style-name="T153">Czytanie Myśli</text:span></text:p>
      <text:p text:style-name="Text_20_body">Poziom 3: P<text:span text:style-name="T153">sioniczna Erupcja</text:span> <text:span text:style-name="T153">lub</text:span> P<text:span text:style-name="T153">sioniczna Sugestia</text:span></text:p>
      <text:p text:style-name="Text_20_body">Poziom 4: <text:span text:style-name="T153">Podłączony do Cudzych Zmysłów</text:span></text:p>
      <text:p text:style-name="Text_20_body">Poziom 5: <text:span text:style-name="T153">Wizja Przyszłości</text:span></text:p>
      <text:p text:style-name="Text_20_body">Poziom 6: <text:span text:style-name="T153">Kontrola Umysłu</text:span> <text:span text:style-name="T153">lub</text:span> <text:span text:style-name="T153">Sieć Telepatyczna</text:span></text:p>
      <text:p text:style-name="Text_20_body"><text:span text:style-name="T153">Wtrącenia MG</text:span>: <text:span text:style-name="T153">Coś podejrzanego w umyśle celu jest przerażające. Cel może odczytać myśli postaci.</text:span></text:p>
      <text:p text:style-name="P15">Włada Niewidzialną Mocą</text:p>
      <text:p text:style-name="P148"><text:span text:style-name="T154">Naginasz światło i manipulujesz promieniami mocy dla ataku i obrony.</text:span></text:p>
      <text:p text:style-name="Text_20_body">Poziom 1: <text:span text:style-name="T154">Zniknięcie</text:span></text:p>
      <text:p text:style-name="Text_20_body">Poziom 2: <text:span text:style-name="T154">Macki Mocy</text:span></text:p>
      <text:p text:style-name="Text_20_body">Poziom 2: <text:span text:style-name="T154">Wyostrzone Zmysły</text:span></text:p>
      <text:p text:style-name="Text_20_body">Poziom 3: <text:span text:style-name="T154">Bariera Pola Siłowego</text:span> <text:span text:style-name="T154">lub</text:span> <text:span text:style-name="T154">Masowe Znikanie</text:span></text:p>
      <text:p text:style-name="Text_20_body">Poziom 4: <text:span text:style-name="T154">Niewidzialność</text:span></text:p>
      <text:p text:style-name="Text_20_body">Poziom 5: <text:span text:style-name="T154">Pole Obronne</text:span></text:p>
      <text:p text:style-name="Text_20_body">Poziom 6: <text:span text:style-name="T154">Wybuch</text:span> <text:span text:style-name="T154">lub Generacja Pola Siłowego</text:span></text:p>
      <text:p text:style-name="P148"><text:span text:style-name="T154">Wtrącenia MG: Niewidzialność częściowo zanika, ujawniając obecnośc postaci. Pole silowe jet przebite przez niecodzienny lub niespodziewany atak.</text:span></text:p>
      <text:p text:style-name="P15">Włada Rojem</text:p>
      <text:p text:style-name="P147"><text:soft-page-break/>Owady. Szczury. Nietoperze. Nawet ptaki. Władasz jednym rodzajem małych istot, które Tobie podlegają. </text:p>
      <text:p text:style-name="Text_20_body">Poziom 1: <text:span text:style-name="T154">Wpływ na Rój</text:span></text:p>
      <text:p text:style-name="Text_20_body">Poziom 2: <text:span text:style-name="T154">Kontrola Roju</text:span></text:p>
      <text:p text:style-name="Text_20_body">Poziom 3: <text:span text:style-name="T154">Żywa Zbroja lub</text:span> <text:span text:style-name="T154">Umiejętny Atak</text:span></text:p>
      <text:p text:style-name="Text_20_body">Poziom 4: <text:span text:style-name="T154">Wezwanie Roju</text:span></text:p>
      <text:p text:style-name="Text_20_body">Poziom 5: <text:span text:style-name="T154">Pozyskanie Nietypowego Kompana</text:span></text:p>
      <text:p text:style-name="Text_20_body">Poziom 6: <text:span text:style-name="T154">Śmiercionośny Rój lub</text:span> <text:span text:style-name="T154">Umiejętna Obrona</text:span></text:p>
      <text:p text:style-name="Text_20_body"><text:span text:style-name="T154">Wtrącenia MG</text:span>: <text:span text:style-name="T154">Polecenie jest omylnie zinterpretowane. Kontrola jest chwilowa lub utracona. Ugryzienia i użądlenia nie są nietypowe dla władających rojami.</text:span></text:p>
      <text:p text:style-name="P15">Włada Zaklęciam<text:span text:style-name="T155">i</text:span></text:p>
      <text:p text:style-name="P149"><text:span text:style-name="T155">Poprzez specjalizowanie się w zaklęciach i posiadanie księgi zaklęć, możesz szybko rzucać zaklęcie, takie jak błyskawicę, ogień, żywe cienie i przywoływanie. </text:span></text:p>
      <text:p text:style-name="Text_20_body">Poziom 1: <text:span text:style-name="T155">Magiczny Błysk</text:span></text:p>
      <text:p text:style-name="Text_20_body">Poziom 2: <text:span text:style-name="T155">Promień Konfuzji</text:span></text:p>
      <text:p text:style-name="Text_20_body">Poziom 3: <text:span text:style-name="T155">Kwiat Ognia</text:span> <text:span text:style-name="T155">lub</text:span> <text:span text:style-name="T155">Przywołanie Wielkiego Pająka</text:span></text:p>
      <text:p text:style-name="Text_20_body">Poziom 4: <text:span text:style-name="T155">Przesłuchanie Duszy</text:span></text:p>
      <text:p text:style-name="Text_20_body">Poziom 5: <text:span text:style-name="T155">Ściana z Granitu</text:span></text:p>
      <text:p text:style-name="Text_20_body">Poziom 6: <text:span text:style-name="T155">Przywołanie Demona</text:span> <text:span text:style-name="T155">lub</text:span> <text:span text:style-name="T155">Słowo Śmierci</text:span></text:p>
      <text:p text:style-name="P149"><text:span text:style-name="T155">Wtrącenia MG: Zaklęcie działa źle. Przywołana istota rzuca się na czarownika. Mag-przeciwnik jest przyciągany przez magię użytkownika. </text:span></text:p>
      <text:p text:style-name="P15">Zabawia</text:p>
      <text:p text:style-name="P150"><text:span text:style-name="T156">Występujesz, głównie dla innych ludzi.</text:span></text:p>
      <text:p text:style-name="Text_20_body">Poziom 1: <text:span text:style-name="T156">Beztroska</text:span></text:p>
      <text:p text:style-name="Text_20_body">Poziom 2: <text:span text:style-name="T156">Zainspirowanie Ułatwienia</text:span></text:p>
      <text:p text:style-name="Text_20_body">Poziom 3: <text:span text:style-name="T156">Umiejętności Wiedzy</text:span> <text:span text:style-name="T156">lub</text:span> <text:span text:style-name="T156">Większy Ulepszony Potencjał</text:span></text:p>
      <text:p text:style-name="Text_20_body">Poziom 4: <text:span text:style-name="T156">Uspokojenie</text:span></text:p>
      <text:p text:style-name="Text_20_body">Poziom 5: <text:span text:style-name="T156">Przydatna Pomoc</text:span></text:p>
      <text:p text:style-name="P150">Poziom 6: <text:span text:style-name="T156">Inspirujący Performer</text:span> <text:span text:style-name="T156">lub</text:span> <text:span text:style-name="T15">Okrutne Przedstawienie</text:span></text:p>
      <text:p text:style-name="P150"><text:span text:style-name="T156">Wtrącenia MG: Publiczność jest ziritowana lub obrażona. Muzyczne instrumenty się psują. Farby usychają w słoiczkach. Słowa wiersza lub piosenki wypadają Ci z pamięci.</text:span></text:p>
      <text:p text:style-name="Text_20_body">Zabija Potwory</text:p>
      <text:p text:style-name="P150"><text:span text:style-name="T156">Zabijasz potwory.</text:span></text:p>
      <text:p text:style-name="P150"><text:soft-page-break/><text:span text:style-name="T156">(Choć noszenie miecza w settingu, w którym ludzie zazwyczaj nie noszą takich broni jest ok, możesz zmienić moce powiązane z mieczem Zabija Potwory na inną broń, taką jak pistolet ze srebrnymi pociskami.)</text:span></text:p>
      <text:p text:style-name="P151">Poziom 1: <text:span text:style-name="T23">Wyszkolony w Mieczach</text:span></text:p>
      <text:p text:style-name="Text_20_body">Poziom 1: <text:span text:style-name="T157">Sposób na Potwory</text:span></text:p>
      <text:p text:style-name="Text_20_body">Poziom 1: <text:span text:style-name="T157">Wiedza o Potworach</text:span></text:p>
      <text:p text:style-name="Text_20_body">Poziom 2: <text:span text:style-name="T157">Legendarna Wola</text:span></text:p>
      <text:p text:style-name="Text_20_body">Poziom 3: <text:span text:style-name="T157">Wyszkolony Morderca</text:span></text:p>
      <text:p text:style-name="Text_20_body">Poziom 3: <text:span text:style-name="T157">Ulepszony Sposób na Potwory lub</text:span> <text:span text:style-name="T157">Przekierowanie Ataku</text:span></text:p>
      <text:p text:style-name="Text_20_body">Poziom 4: <text:span text:style-name="T157">Niezłomny</text:span></text:p>
      <text:p text:style-name="Text_20_body">Poziom 5: <text:span text:style-name="T157">Większa Umiejętnosć Ataku</text:span> (<text:span text:style-name="T157">miecze</text:span>)</text:p>
      <text:p text:style-name="Text_20_body">Poziom 6: <text:span text:style-name="T157">Morderca lub</text:span> <text:span text:style-name="T157">Heroiczny sposób na Potwory</text:span></text:p>
      <text:p text:style-name="P151"><text:span text:style-name="T157">Wtrącenia MG: Potwór stworzył pułapkę lub wziął Cię z zaskoczenia. Potwór ma zdolności, o których początkowo nie wiedziałeś. Matka potwora poprzysięga Ci zemstę. </text:span></text:p>
      <text:p text:style-name="P15">Zadaje się z Martwymi</text:p>
      <text:p text:style-name="P152"><text:span text:style-name="T158">Martwi odpowiadają na Twoje pytania, a ich reanimowane ciała służą Tobie.</text:span></text:p>
      <text:p text:style-name="Text_20_body">Poziom 1: <text:span text:style-name="T158">Mówiący ze Zmarłymi</text:span></text:p>
      <text:p text:style-name="Text_20_body">Poziom 2: Ne<text:span text:style-name="T158">kromancja</text:span></text:p>
      <text:p text:style-name="Text_20_body">Poziom 3: <text:span text:style-name="T158">Poznanie Lokacji</text:span> <text:span text:style-name="T158">lub Naprawa Ciała</text:span></text:p>
      <text:p text:style-name="Text_20_body">Poziom 4: <text:span text:style-name="T158">Większa Nekromancja</text:span></text:p>
      <text:p text:style-name="Text_20_body">Poziom 5: <text:span text:style-name="T158">Przerażające Spojrzenie</text:span></text:p>
      <text:p text:style-name="Text_20_body">Poziom 6: <text:span text:style-name="T158">Prawdziwa Nekromancja lub</text:span> <text:span text:style-name="T158">Słowo Śmierci</text:span></text:p>
      <text:p text:style-name="P152"><text:span text:style-name="T158">Wtrącenia MG: Reputacja postaci jako nekromanty ją wyprzedza. Zwłoki szukają zemsty za grzech zostania ożywionymi.</text:span></text:p>
      <text:p text:style-name="P15">Zaprowadza Sprawiedliwość</text:p>
      <text:p text:style-name="P152"><text:span text:style-name="T158">Naprawiasz krzywdy, bronisz niewinnych i karasz winnych.</text:span></text:p>
      <text:p text:style-name="Text_20_body">Poziom 1: <text:span text:style-name="T158">Dokonanie Osądu</text:span></text:p>
      <text:p text:style-name="Text_20_body">Poziom 1: <text:span text:style-name="T158">Osąd</text:span></text:p>
      <text:p text:style-name="Text_20_body">Poziom 2: <text:span text:style-name="T158">Obrona Niewinnego </text:span></text:p>
      <text:p text:style-name="Text_20_body">Poziom 2: <text:span text:style-name="T158">Ulepszony Osąd</text:span></text:p>
      <text:p text:style-name="Text_20_body">Poziom 3: <text:span text:style-name="T158">Chroń Wszystkich Niewinnych</text:span> <text:span text:style-name="T158">lub Ukaranie Winnego</text:span></text:p>
      <text:p text:style-name="Text_20_body">Poziom 4: <text:span text:style-name="T158">Odnalezienie Winnych</text:span></text:p>
      <text:p text:style-name="Text_20_body">Poziom 4: <text:span text:style-name="T158">Większy Osąd</text:span></text:p>
      <text:p text:style-name="Text_20_body"><text:soft-page-break/>Poziom 5:<text:span text:style-name="T158">Ukaranie Wszystkich Winnych </text:span></text:p>
      <text:p text:style-name="Text_20_body">Poziom 6: <text:span text:style-name="T158">Potępienie Winnych</text:span> <text:span text:style-name="T158">lub</text:span> <text:span text:style-name="T158">Zainspirowanie Niewinnych</text:span></text:p>
      <text:p text:style-name="P152"><text:span text:style-name="T158">Wtrącenia MG: Wina lub niewinność mogą być skomplikowane. Niektórzy ludzie gardzą samo-ustanowionymi sędziami. Dokonywanie osądów sprawia, iż zyskujemy sobie wrogów. </text:span></text:p>
      <text:p text:style-name="P15">Zmniejsza się</text:p>
      <text:p text:style-name="P154"><text:span text:style-name="T159">Możesz się zmniejszać do rozmiarów robaka, a z odpowiednią praktyką, być nawet mniejszym.</text:span></text:p>
      <text:p text:style-name="Text_20_body">Poziom 1: <text:span text:style-name="T159">Zmniejszenie się</text:span></text:p>
      <text:p text:style-name="Text_20_body">Poziom 1: <text:span text:style-name="T159">Niezauważalny</text:span></text:p>
      <text:p text:style-name="Text_20_body">Poziom 2: <text:span text:style-name="T159">Mniejszy</text:span></text:p>
      <text:p text:style-name="Text_20_body">Poziom 2: <text:span text:style-name="T159">Zalety Bycia Małym</text:span></text:p>
      <text:p text:style-name="Text_20_body">Poziom 3: <text:span text:style-name="T159">Wzrost</text:span> <text:span text:style-name="T159">lub</text:span> <text:span text:style-name="T159">Szybkie Skurczenie się</text:span></text:p>
      <text:p text:style-name="Text_20_body">Poziom 4: <text:span text:style-name="T159">Mały Lot</text:span></text:p>
      <text:p text:style-name="Text_20_body">Poziom 5: <text:span text:style-name="T159">Zmniejszenie Innych</text:span></text:p>
      <text:p text:style-name="Text_20_body">Poziom 6: <text:span text:style-name="T159">Większy</text:span> <text:span text:style-name="T159">lub</text:span> <text:span text:style-name="T159">Malutki</text:span></text:p>
      <text:p text:style-name="P153">Wtrącenia MG: Istota myśli, że bohater to potencjalne pożywienie. Mała postać zostaje uwięziona w małej przestrzeni lub pod spadającym obiektem.</text:p>
      <text:p text:style-name="P154"><text:span text:style-name="T159">Postać, która Zmniejsza się, która wybiera zdolności takie jak Wzrost, nigdy nie będzie tak duża jak ktoś, kto </text:span><text:span text:style-name="T160">Rośnie do Gigantycznych Rozmiarów, ale może cię cieszyć zaletami bycia dużym lub małym, w zależności od potrzeb.</text:span></text:p>
      <text:p text:style-name="P15">Został Przepowiedziany</text:p>
      <text:p text:style-name="P155"><text:span text:style-name="T160">Jesteś "Wybrańcem" i przepowiednie, prognozy lub inne metody mówią, że dokonasz w pewnym momencie wielkich rzeczy.</text:span></text:p>
      <text:p text:style-name="Text_20_body">Poziom 1: <text:span text:style-name="T160">Umiejętności Międzyludzkie</text:span></text:p>
      <text:p text:style-name="Text_20_body">Poziom 1: <text:span text:style-name="T160">Wiedza</text:span></text:p>
      <text:p text:style-name="Text_20_body">Poziom 2: <text:span text:style-name="T160">Przeznaczenie Wielkości</text:span></text:p>
      <text:p text:style-name="P155">Poziom 3: <text:s/><text:span text:style-name="T67">Przezwyciężając Wszystkie Przeciwności </text:span><text:span text:style-name="T68">lub </text:span><text:span text:style-name="T6">Ciężko Zapracowana Odporność</text:span></text:p>
      <text:p text:style-name="Text_20_body">Poziom 4: Cen<text:span text:style-name="T160">trum Uwagi</text:span></text:p>
      <text:p text:style-name="P155">Poziom 5: <text:span text:style-name="T13">Wskaż Im Drogę</text:span></text:p>
      <text:p text:style-name="P155">Poziom 6: <text:span text:style-name="T69">Jak Przepowiedziano</text:span> or <text:span text:style-name="T160">Większy Ulepszony Potencjał</text:span></text:p>
      <text:p text:style-name="P155"><text:span text:style-name="T160">Wtrącenia MG: Przeciwnik przepowiedziany w przepowiedni się pojawia. Niewierni grożą, że zrujnują plany postaci. Postać ma reputację w pewnych kręgach jako udawaniec. </text:span></text:p>
      <text:p text:style-name="P15">Żyje w Dziczy</text:p>
      <text:p text:style-name="P155"><text:span text:style-name="T160">Możesz przetrwać w dziczy, w której inni nie potrafią.</text:span></text:p>
      <text:p text:style-name="P155">Poziom 1: <text:s/><text:span text:style-name="T64">Życie w Dziczy</text:span></text:p>
      <text:p text:style-name="Text_20_body"><text:soft-page-break/>Poziom 1: <text:span text:style-name="T160">Ulepszona Moc</text:span></text:p>
      <text:p text:style-name="Text_20_body">Poziom 2: <text:span text:style-name="T161">Przetrwanie w Dziczy</text:span></text:p>
      <text:p text:style-name="Text_20_body">Poziom 2: <text:span text:style-name="T161">Badacz Dziczy</text:span></text:p>
      <text:p text:style-name="Text_20_body">Poziom 3: <text:span text:style-name="T161">Zwierzęce Zmysły lub</text:span> <text:span text:style-name="T161">Dzika Zachęta</text:span></text:p>
      <text:p text:style-name="Text_20_body">Poziom 4: <text:span text:style-name="T161">Dzika Świadomość</text:span></text:p>
      <text:p text:style-name="P156">Poziom 5: <text:s/><text:span text:style-name="T64">Przyroda po Twojej Str</text:span><text:span text:style-name="T70">o</text:span><text:span text:style-name="T64">nie</text:span></text:p>
      <text:p text:style-name="P156">Poziom 6: <text:span text:style-name="T33">Jedność z Dziczą</text:span> <text:span text:style-name="T161">lub Dziki Kamuflaż </text:span></text:p>
      <text:p text:style-name="Text_20_body"><text:span text:style-name="T161">Wtrącenia MG: Ludzie w miastach i miasteczkach czasami są niechętni tym, którzy wyglądają (i pachną) jakby żyli w dziczy, uważając ich za ignorantów lub barbarzyńców.</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09T00:28:08.022000000</dc:date>
    <meta:editing-duration>PT11H13M5S</meta:editing-duration>
    <meta:editing-cycles>75</meta:editing-cycles>
    <meta:generator>LibreOffice/7.1.4.2$Windows_X86_64 LibreOffice_project/a529a4fab45b75fefc5b6226684193eb000654f6</meta:generator>
    <meta:document-statistic meta:table-count="0" meta:image-count="0" meta:object-count="0" meta:page-count="44" meta:paragraph-count="1177" meta:word-count="9879" meta:character-count="67052" meta:non-whitespace-character-count="58272"/>
  </office:meta>
</office:document-meta>
</file>